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29pt"/>
    </style:style>
    <style:style style:name="co2" style:family="table-column">
      <style:table-column-properties fo:break-before="auto" style:column-width="68.66pt"/>
    </style:style>
    <style:style style:name="co3" style:family="table-column">
      <style:table-column-properties fo:break-before="auto" style:column-width="69.31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56.6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6pt"/>
    </style:style>
    <style:style style:name="co8" style:family="table-column">
      <style:table-column-properties fo:break-before="auto" style:column-width="71.29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67.95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9.31pt"/>
    </style:style>
    <style:style style:name="co13" style:family="table-column">
      <style:table-column-properties fo:break-before="auto" style:column-width="65.96pt"/>
    </style:style>
    <style:style style:name="co14" style:family="table-column">
      <style:table-column-properties fo:break-before="auto" style:column-width="70.61pt"/>
    </style:style>
    <style:style style:name="co15" style:family="table-column">
      <style:table-column-properties fo:break-before="auto" style:column-width="75.29pt"/>
    </style:style>
    <style:style style:name="co16" style:family="table-column">
      <style:table-column-properties fo:break-before="auto" style:column-width="32.66pt"/>
    </style:style>
    <style:style style:name="co17" style:family="table-column">
      <style:table-column-properties fo:break-before="auto" style:column-width="81.24pt"/>
    </style:style>
    <style:style style:name="co18" style:family="table-column">
      <style:table-column-properties fo:break-before="auto" style:column-width="83.96pt"/>
    </style:style>
    <style:style style:name="co19" style:family="table-column">
      <style:table-column-properties fo:break-before="auto" style:column-width="9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mostragem_20_com_20_repos._20_N_3d_4_2c__20_n_3d_2">
      <style:table-properties table:display="true" style:writing-mode="lr-tb"/>
    </style:style>
    <style:style style:name="ta2" style:family="table" style:master-page-name="PageStyle_5f_Amostragem_20_com_20_repos._20_N_3d_5_2c__20_n_3d_3">
      <style:table-properties table:display="true" style:writing-mode="lr-tb"/>
    </style:style>
    <style:style style:name="ta3" style:family="table" style:master-page-name="PageStyle_5f_Amostragem_20_sem_20_repos._20_N_3d_4_2c__20_n_3d_2">
      <style:table-properties table:display="true" style:writing-mode="lr-tb"/>
    </style:style>
    <style:style style:name="ta4" style:family="table" style:master-page-name="PageStyle_5f_Amostragem_20_sem_20_repos._20_N_3d_5_2c__20_n_3d_3">
      <style:table-properties table:display="true" style:writing-mode="lr-tb"/>
    </style:style>
    <style:style style:name="ta5" style:family="table" style:master-page-name="PageStyle_5f_Amostragem_20_sem_20_repos._20_N_3d_10_2c__20_n_3d_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8db3e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8db3e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8db3e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9389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ackground-color="#dbe5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b8c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3895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b8c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b8c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f2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none" fo:background-color="#d995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ackground-color="#f2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2.01pt" svg:stroke-color="#000000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solid" svg:stroke-width="2.01pt" svg:stroke-color="#000000" draw:marker-end="msArrowStealthEnd_20_5" draw:marker-end-width="6.04pt" draw:marker-end-center="false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solid" draw:fill-color="#ff0000" draw:textarea-vertical-align="middle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gr4" style:family="graphic">
      <style:graphic-properties draw:stroke="none" svg:stroke-width="0pt" draw:fill="solid" draw:fill-color="#92d050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gr5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3.6pt" fo:padding-bottom="3.6pt" fo:padding-left="7.2pt" fo:padding-right="7.2pt" fo:wrap-option="wrap"/>
    </style:style>
    <style:style style:name="gr6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7" style:family="graphic">
      <style:graphic-properties draw:stroke="solid" svg:stroke-width="2.01pt" svg:stroke-color="#000000" draw:marker-start="msArrowStealthEnd_20_5" draw:marker-start-width="6.04pt" draw:marker-start-center="false" draw:marker-end="msArrowStealthEnd_20_5" draw:marker-end-width="6.04pt" draw:marker-end-center="false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0000"/>
      <style:paragraph-properties fo:text-align="start"/>
      <style:text-properties fo:font-size="18pt"/>
    </style:style>
    <style:style style:name="P3" style:family="paragraph">
      <loext:graphic-properties draw:fill="solid" draw:fill-color="#92d050"/>
      <style:paragraph-properties fo:text-align="start"/>
      <style:text-properties fo:font-size="18pt"/>
    </style:style>
    <style:style style:name="T1" style:family="text">
      <style:text-properties style:text-underline-style="none" style:text-underline-color="font-color" style:font-weight-complex="bold" style:text-line-through-type="none" fo:font-style="normal" style:text-outline="false" fo:text-shadow="none" style:text-position="0% 100%" style:font-style-complex="normal" style:font-style-asian="normal" fo:font-size="18pt" style:font-name="Arial" fo:color="#000000" style:font-name-complex="Arial" style:font-size-asian="18pt" style:font-size-complex="18pt" style:font-weight-asian="bold" fo:font-weight="bold"/>
    </style:style>
    <style:style style:name="T2" style:family="text">
      <style:text-properties style:font-weight-complex="bold" style:text-line-through-type="none" style:text-outline="false" fo:text-shadow="none" style:text-position="0% 100%" fo:font-size="18pt" style:font-name="Arial" fo:color="#000000" style:font-name-complex="Arial" style:font-size-asian="18pt" style:font-size-complex="18pt" style:font-weight-asian="bold" fo:font-weight="bold" style:font-style-complex="italic" fo:font-style="italic" style:text-underline-style="solid" style:text-underline-width="auto" style:text-underline-color="font-color" style:font-style-asian="italic"/>
    </style:style>
    <style:style style:name="T3" style:family="text">
      <style:text-properties style:font-weight-complex="bold" style:text-line-through-type="none" style:text-outline="false" fo:text-shadow="none" style:text-position="0% 100%" fo:font-size="18pt" style:font-name="Arial" fo:color="#000000" style:font-name-complex="Arial" style:font-size-asian="18pt" style:font-size-complex="18pt" style:font-weight-asian="bold" fo:font-weight="bold" style:text-underline-style="none" style:text-underline-color="font-color" fo:font-style="normal" style:font-style-asian="normal" style:font-style-complex="normal"/>
    </style:style>
    <style:style style:name="T4" style:family="text">
      <style:text-properties style:font-weight-complex="bold" style:text-line-through-type="none" style:text-outline="false" fo:text-shadow="none" style:text-position="0% 100%" fo:font-size="18pt" style:font-name="Arial" fo:color="#000000" style:font-name-complex="Arial" style:font-size-asian="18pt" style:font-size-complex="18pt" style:font-weight-asian="bold" fo:font-weight="bold" style:text-underline-style="solid" style:text-underline-width="auto" style:text-underline-color="font-color" fo:font-style="italic" style:font-style-asian="italic" style:font-style-complex="italic"/>
    </style:style>
    <style:style style:name="T5" style:family="text">
      <style:text-properties style:font-weight-complex="bold" style:text-line-through-type="none" style:text-outline="false" fo:text-shadow="none" style:text-position="0% 100%" fo:font-size="18pt" style:font-name="Arial" style:font-name-complex="Arial" style:font-size-asian="18pt" style:font-size-complex="18pt" style:font-weight-asian="bold" fo:font-weight="bold" style:text-underline-style="solid" style:text-underline-width="auto" style:text-underline-color="font-color" fo:font-style="italic" style:font-style-asian="italic" style:font-style-complex="italic" fo:color="#ff0000"/>
    </style:style>
    <style:style style:name="T6" style:family="text">
      <style:text-properties style:font-weight-complex="bold" style:text-line-through-type="none" style:text-outline="false" fo:text-shadow="none" style:text-position="0% 100%" fo:font-size="18pt" style:font-name="Arial" style:font-name-complex="Arial" style:font-size-asian="18pt" style:font-size-complex="18pt" style:font-weight-asian="bold" fo:font-weight="bold" style:text-underline-style="solid" style:text-underline-width="auto" style:text-underline-color="font-color" fo:font-style="italic" style:font-style-asian="italic" style:font-style-complex="italic" fo:color="#000000"/>
    </style:style>
    <style:style style:name="T7" style:family="text">
      <style:text-properties style:font-name="Arial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Arial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Arial" style:text-position="0% 100%" fo:font-size="12pt" fo:font-weight="bold" style:text-line-through-type="none" fo:font-style="normal" style:text-outline="false" fo:text-shadow="none" fo:color="#000000" style:font-name-complex="Arial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9" style:family="text">
      <style:text-properties style:font-name="Arial" style:text-position="0% 100%" fo:font-size="12pt" fo:font-weight="bold" style:text-line-through-type="none" fo:font-style="normal" style:text-outline="false" fo:text-shadow="none" fo:color="#000000" style:font-name-complex="Arial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  <style:style style:name="T10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11" style:family="text">
      <style:text-properties fo:text-shadow="none" style:font-style-complex="normal" fo:font-size="12pt" fo:font-weight="bold" style:text-line-through-type="none" fo:font-style="normal" style:text-outline="false" style:text-position="0% 100%" style:font-name-complex="Arial" style:font-size-asian="12pt" style:font-size-complex="12pt" style:font-weight-asian="bold" style:font-weight-complex="bold" style:font-style-asian="normal" style:font-name="Arial" fo:color="#ff0000" style:text-underline-style="solid" style:text-underline-width="auto" style:text-underline-color="font-color"/>
    </style:style>
    <style:style style:name="T12" style:family="text">
      <style:text-properties fo:text-shadow="none" style:font-style-complex="normal" fo:font-size="12pt" fo:font-weight="bold" style:text-line-through-type="none" fo:font-style="normal" style:text-outline="false" style:text-position="0% 100%" style:font-name-complex="Arial" style:font-size-asian="12pt" style:font-size-complex="12pt" style:font-weight-asian="bold" style:font-weight-complex="bold" style:font-style-asian="normal" style:font-name="Arial" fo:color="#0000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ostragem com repos. N=4, n=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pan text:style-name="T1">Comparação entre </text:span><text:span text:style-name="T2">POPULAÇÃO</text:span><text:span text:style-name="T3"> e </text:span><text:span text:style-name="T4">Amostragem </text:span><text:span text:style-name="T5">com</text:span><text:span text:style-name="T6"> Repetição</text:span>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OPULAÇÃO N=4</text:p>
          </table:table-cell>
          <table:covered-table-cell table:number-columns-repeated="2" table:style-name="ce8"/>
          <table:covered-table-cell table:style-name="ce16"/>
          <table:table-cell table:number-columns-repeated="1020"/>
        </table:table-row>
        <table:table-row table:style-name="ro1">
          <table:table-cell table:style-name="ce2" office:value-type="string" calcext:value-type="string">
            <text:p>Elemento_1</text:p>
          </table:table-cell>
          <table:table-cell table:style-name="ce2" office:value-type="string" calcext:value-type="string">
            <text:p>Elemento_2</text:p>
          </table:table-cell>
          <table:table-cell table:style-name="ce2" office:value-type="string" calcext:value-type="string">
            <text:p>Elemento_3</text:p>
          </table:table-cell>
          <table:table-cell table:style-name="ce2" office:value-type="string" calcext:value-type="string">
            <text:p>Elemento_4</text:p>
          </table:table-cell>
          <table:table-cell table:number-columns-repeated="102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" calcext:value-type="float">
            <text:p>41</text:p>
          </table:table-cell>
          <table:table-cell table:style-name="ce18" office:value-type="string" calcext:value-type="string" table:number-columns-spanned="5" table:number-rows-spanned="1">
            <text:p>Insira nas células A6:D6 os valores referentes a população</text:p>
          </table:table-cell>
          <table:covered-table-cell table:number-columns-repeated="4" table:style-name="ce1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3">
            <text:p>Amostragem com reposição, n=2 <text:s text:c="3"/>16 amostragens possíveis</text:p>
          </table:table-cell>
          <table:covered-table-cell table:style-name="ce9"/>
          <table:table-cell table:style-name="ce12" table:number-columns-repeated="2"/>
          <table:table-cell/>
          <table:table-cell table:style-name="ce20" office:value-type="string" calcext:value-type="string" table:number-columns-spanned="2" table:number-rows-spanned="2">
            <text:p>Média populacional <text:s/>µ</text:p>
          </table:table-cell>
          <table:covered-table-cell table:style-name="ce9"/>
          <table:table-cell table:style-name="ce25" table:formula="of:=AVERAGE([.A6:.D6])" office:value-type="float" office:value="44.5" calcext:value-type="float" table:number-columns-spanned="1" table:number-rows-spanned="2">
            <text:p>44.5</text:p>
          </table:table-cell>
          <table:table-cell table:style-name="ce26" office:value-type="string" calcext:value-type="string" table:number-columns-spanned="4" table:number-rows-spanned="2">
            <text:p>Essa é a média dos quatro elementos que compõe a população</text:p>
          </table:table-cell>
          <table:covered-table-cell table:number-columns-repeated="2" table:style-name="ce29"/>
          <table:covered-table-cell table:style-name="ce9"/>
          <table:table-cell table:number-columns-repeated="1012"/>
        </table:table-row>
        <table:table-row table:style-name="ro1">
          <table:covered-table-cell table:style-name="ce5"/>
          <table:covered-table-cell table:style-name="ce10"/>
          <table:table-cell table:style-name="ce13" office:value-type="string" calcext:value-type="string" table:number-columns-spanned="1" table:number-rows-spanned="2">
            <text:p>Médias amostrais</text:p>
          </table:table-cell>
          <table:table-cell table:style-name="ce17" office:value-type="string" calcext:value-type="string" table:number-columns-spanned="1" table:number-rows-spanned="2">
            <text:p>Desvio padrão amostral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6"/>
          <table:covered-table-cell table:number-columns-repeated="2" table:style-name="ce30"/>
          <table:covered-table-cell table:style-name="ce11"/>
          <table:table-cell table:number-columns-repeated="1012"/>
        </table:table-row>
        <table:table-row table:style-name="ro1">
          <table:covered-table-cell table:style-name="ce6"/>
          <table:covered-table-cell table:style-name="ce11"/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7" table:formula="of:=[.A6]" office:value-type="float" office:value="47" calcext:value-type="float">
            <text:p>47</text:p>
          </table:table-cell>
          <table:table-cell table:style-name="ce7" table:formula="of:=[.A$6]" office:value-type="float" office:value="47" calcext:value-type="float">
            <text:p>47</text:p>
          </table:table-cell>
          <table:table-cell table:style-name="ce2" table:formula="of:=AVERAGE([.A11:.B11])" office:value-type="float" office:value="47" calcext:value-type="float">
            <text:p>47</text:p>
          </table:table-cell>
          <table:table-cell table:style-name="ce2" table:formula="of:=COM.MICROSOFT.STDEV.S([.A11:.B11])" office:value-type="float" office:value="0" calcext:value-type="float">
            <text:p>0</text:p>
          </table:table-cell>
          <table:table-cell/>
          <table:table-cell table:style-name="ce20" office:value-type="string" calcext:value-type="string" table:number-columns-spanned="2" table:number-rows-spanned="2">
            <text:p>Desvio padrão pop. <text:s text:c="2"/></text:p>
          </table:table-cell>
          <table:covered-table-cell table:style-name="ce9"/>
          <table:table-cell table:style-name="ce20" table:formula="of:=COM.MICROSOFT.STDEV.P([.A6:.D6])" office:value-type="float" office:value="2.291287847" calcext:value-type="float" table:number-columns-spanned="1" table:number-rows-spanned="2">
            <text:p>2.291287847</text:p>
          </table:table-cell>
          <table:table-cell table:style-name="ce27"/>
          <table:table-cell table:style-name="ce31" office:value-type="string" calcext:value-type="string" table:number-columns-spanned="2" table:number-rows-spanned="2">
            <text:p>Variância da pop.</text:p>
          </table:table-cell>
          <table:covered-table-cell table:style-name="ce9"/>
          <table:table-cell table:style-name="ce31" table:formula="of:=COM.MICROSOFT.VAR.P([.A6:.D6])" office:value-type="float" office:value="5.25" calcext:value-type="float" table:number-columns-spanned="1" table:number-rows-spanned="2">
            <text:p>5.25</text:p>
          </table:table-cell>
          <table:table-cell>
            <draw:g table:end-cell-address="'Amostragem com repos. N=4, n=2'.O12" table:end-x="14.91pt" table:end-y="1.5pt" draw:z-index="3" draw:name="Shape 2">
              <draw:custom-shape draw:name="Shape 5" draw:style-name="gr1" draw:text-style-name="P1" svg:width="127.47pt" svg:height="2.98pt" draw:transform="rotate (-3.14159265358979) translate (128.182677165354pt 16.4976377952756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11"/>
        </table:table-row>
        <table:table-row table:style-name="ro1">
          <table:table-cell table:style-name="ce7" table:formula="of:=[.A11]" office:value-type="float" office:value="47" calcext:value-type="float">
            <text:p>47</text:p>
          </table:table-cell>
          <table:table-cell table:style-name="ce7" table:formula="of:=[.B$6]" office:value-type="float" office:value="46" calcext:value-type="float">
            <text:p>46</text:p>
          </table:table-cell>
          <table:table-cell table:style-name="ce2" table:formula="of:=AVERAGE([.A12:.B12])" office:value-type="float" office:value="46.5" calcext:value-type="float">
            <text:p>46.5</text:p>
          </table:table-cell>
          <table:table-cell table:style-name="ce2" table:formula="of:=COM.MICROSOFT.STDEV.S([.A12:.B12])" office:value-type="float" office:value="0.707106781186548" calcext:value-type="float">
            <text:p>0.707106781186548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 table:style-name="ce27"/>
          <table:covered-table-cell table:style-name="ce6"/>
          <table:covered-table-cell table:style-name="ce11"/>
          <table:covered-table-cell table:style-name="ce14"/>
          <table:table-cell/>
          <table:table-cell>
            <draw:g table:end-cell-address="'Amostragem com repos. N=4, n=2'.O25" table:end-x="1.47pt" table:end-y="5.22pt" draw:z-index="4" draw:name="Shape 2">
              <draw:custom-shape draw:name="Shape 6" draw:style-name="gr2" draw:text-style-name="P1" svg:width="2.21pt" svg:height="203.22pt" svg:x="55.9pt" svg:y="0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0"/>
        </table:table-row>
        <table:table-row table:style-name="ro1">
          <table:table-cell table:style-name="ce7" table:formula="of:=[.A12]" office:value-type="float" office:value="47" calcext:value-type="float">
            <text:p>47</text:p>
          </table:table-cell>
          <table:table-cell table:style-name="ce7" table:formula="of:=[.C$6]" office:value-type="float" office:value="44" calcext:value-type="float">
            <text:p>44</text:p>
          </table:table-cell>
          <table:table-cell table:style-name="ce2" table:formula="of:=AVERAGE([.A13:.B13])" office:value-type="float" office:value="45.5" calcext:value-type="float">
            <text:p>45.5</text:p>
          </table:table-cell>
          <table:table-cell table:style-name="ce2" table:formula="of:=COM.MICROSOFT.STDEV.S([.A13:.B13])" office:value-type="float" office:value="2.12132034355964" calcext:value-type="float">
            <text:p>2.12132034355964</text:p>
          </table:table-cell>
          <table:table-cell table:number-columns-repeated="1020"/>
        </table:table-row>
        <table:table-row table:style-name="ro1">
          <table:table-cell table:style-name="ce7" table:formula="of:=[.A13]" office:value-type="float" office:value="47" calcext:value-type="float">
            <text:p>47</text:p>
          </table:table-cell>
          <table:table-cell table:style-name="ce7" table:formula="of:=[.D$6]" office:value-type="float" office:value="41" calcext:value-type="float">
            <text:p>41</text:p>
          </table:table-cell>
          <table:table-cell table:style-name="ce2" table:formula="of:=AVERAGE([.A14:.B14])" office:value-type="float" office:value="44" calcext:value-type="float">
            <text:p>44</text:p>
          </table:table-cell>
          <table:table-cell table:style-name="ce2" table:formula="of:=COM.MICROSOFT.STDEV.S([.A14:.B14])" office:value-type="float" office:value="4.24264068711929" calcext:value-type="float">
            <text:p>4.24264068711929</text:p>
          </table:table-cell>
          <table:table-cell table:number-columns-repeated="1020"/>
        </table:table-row>
        <table:table-row table:style-name="ro1">
          <table:table-cell table:style-name="ce7" table:formula="of:=[.B$6]" office:value-type="float" office:value="46" calcext:value-type="float">
            <text:p>46</text:p>
          </table:table-cell>
          <table:table-cell table:style-name="ce7" table:formula="of:=[.A$6]" office:value-type="float" office:value="47" calcext:value-type="float">
            <text:p>47</text:p>
          </table:table-cell>
          <table:table-cell table:style-name="ce2" table:formula="of:=AVERAGE([.A15:.B15])" office:value-type="float" office:value="46.5" calcext:value-type="float">
            <text:p>46.5</text:p>
          </table:table-cell>
          <table:table-cell table:style-name="ce2" table:formula="of:=COM.MICROSOFT.STDEV.S([.A15:.B15])" office:value-type="float" office:value="0.707106781186548" calcext:value-type="float">
            <text:p>0.707106781186548</text:p>
          </table:table-cell>
          <table:table-cell/>
          <table:table-cell table:style-name="ce21" office:value-type="string" calcext:value-type="string" table:number-columns-spanned="2" table:number-rows-spanned="2">
            <text:p>Méia das médias amostrais</text:p>
          </table:table-cell>
          <table:covered-table-cell table:style-name="ce9"/>
          <table:table-cell table:style-name="ce25" table:formula="of:=AVERAGE([.C11:.C26])" office:value-type="float" office:value="44.5" calcext:value-type="float" table:number-columns-spanned="1" table:number-rows-spanned="2">
            <text:p>44.5</text:p>
          </table:table-cell>
          <table:table-cell table:style-name="ce28" office:value-type="string" calcext:value-type="string" table:number-columns-spanned="4" table:number-rows-spanned="2">
            <text:p>Essa é a média das médias das 16 amostras</text:p>
          </table:table-cell>
          <table:covered-table-cell table:number-columns-repeated="3" table:style-name="ce19"/>
          <table:table-cell table:number-columns-repeated="1012"/>
        </table:table-row>
        <table:table-row table:style-name="ro1">
          <table:table-cell table:style-name="ce7" table:formula="of:=[.B$6]" office:value-type="float" office:value="46" calcext:value-type="float">
            <text:p>46</text:p>
          </table:table-cell>
          <table:table-cell table:style-name="ce7" table:formula="of:=[.B$6]" office:value-type="float" office:value="46" calcext:value-type="float">
            <text:p>46</text:p>
          </table:table-cell>
          <table:table-cell table:style-name="ce2" table:formula="of:=AVERAGE([.A16:.B16])" office:value-type="float" office:value="46" calcext:value-type="float">
            <text:p>46</text:p>
          </table:table-cell>
          <table:table-cell table:style-name="ce2" table:formula="of:=COM.MICROSOFT.STDEV.S([.A16:.B16])" office:value-type="float" office:value="0" calcext:value-type="float">
            <text:p>0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5"/>
          <table:covered-table-cell table:number-columns-repeated="3" table:style-name="ce19"/>
          <table:table-cell table:number-columns-repeated="1012"/>
        </table:table-row>
        <table:table-row table:style-name="ro1">
          <table:table-cell table:style-name="ce7" table:formula="of:=[.B$6]" office:value-type="float" office:value="46" calcext:value-type="float">
            <text:p>46</text:p>
          </table:table-cell>
          <table:table-cell table:style-name="ce7" table:formula="of:=[.C$6]" office:value-type="float" office:value="44" calcext:value-type="float">
            <text:p>44</text:p>
          </table:table-cell>
          <table:table-cell table:style-name="ce2" table:formula="of:=AVERAGE([.A17:.B17])" office:value-type="float" office:value="45" calcext:value-type="float">
            <text:p>45</text:p>
          </table:table-cell>
          <table:table-cell table:style-name="ce2" table:formula="of:=COM.MICROSOFT.STDEV.S([.A17:.B17])" office:value-type="float" office:value="1.4142135623731" calcext:value-type="float">
            <text:p>1.4142135623731</text:p>
          </table:table-cell>
          <table:table-cell table:number-columns-repeated="1020"/>
        </table:table-row>
        <table:table-row table:style-name="ro1">
          <table:table-cell table:style-name="ce7" table:formula="of:=[.B$6]" office:value-type="float" office:value="46" calcext:value-type="float">
            <text:p>46</text:p>
          </table:table-cell>
          <table:table-cell table:style-name="ce7" table:formula="of:=[.D$6]" office:value-type="float" office:value="41" calcext:value-type="float">
            <text:p>41</text:p>
          </table:table-cell>
          <table:table-cell table:style-name="ce2" table:formula="of:=AVERAGE([.A18:.B18])" office:value-type="float" office:value="43.5" calcext:value-type="float">
            <text:p>43.5</text:p>
          </table:table-cell>
          <table:table-cell table:style-name="ce2" table:formula="of:=COM.MICROSOFT.STDEV.S([.A18:.B18])" office:value-type="float" office:value="3.53553390593274" calcext:value-type="float">
            <text:p>3.53553390593274</text:p>
          </table:table-cell>
          <table:table-cell/>
          <table:table-cell table:style-name="ce22" office:value-type="string" calcext:value-type="string" table:number-columns-spanned="2" table:number-rows-spanned="2">
            <text:p>Desvio padrão do conjunto de todas as amostras</text:p>
          </table:table-cell>
          <table:covered-table-cell table:style-name="ce9"/>
          <table:table-cell table:style-name="ce20" table:formula="of:=COM.MICROSOFT.STDEV.P([.C11:.C26])" office:value-type="float" office:value="1.620185175" calcext:value-type="float" table:number-columns-spanned="1" table:number-rows-spanned="2">
            <text:p>1.620185175</text:p>
          </table:table-cell>
          <table:table-cell/>
          <table:table-cell table:style-name="ce32" office:value-type="string" calcext:value-type="string" table:number-columns-spanned="2" table:number-rows-spanned="2">
            <text:p>Variância entre todas as médias amostrais</text:p>
          </table:table-cell>
          <table:covered-table-cell table:style-name="ce19"/>
          <table:table-cell table:style-name="ce33" table:formula="of:=COM.MICROSOFT.VAR.P([.C11:.C26])" office:value-type="float" office:value="2.625" calcext:value-type="float" table:number-columns-spanned="1" table:number-rows-spanned="2">
            <text:p>2.625</text:p>
          </table:table-cell>
          <table:table-cell>
            <draw:g table:end-cell-address="'Amostragem com repos. N=4, n=2'.N19" table:end-x="43.09pt" table:end-y="1.5pt" draw:z-index="6" draw:name="Shape 2">
              <draw:custom-shape draw:name="Shape 8" draw:style-name="gr2" draw:text-style-name="P1" svg:width="98.99pt" svg:height="2.98pt" draw:transform="rotate (-3.14159265358979) translate (99.7511811023622pt 16.5259842519685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1"/>
        </table:table-row>
        <table:table-row table:style-name="ro1">
          <table:table-cell table:style-name="ce7" table:formula="of:=[.C$6]" office:value-type="float" office:value="44" calcext:value-type="float">
            <text:p>44</text:p>
          </table:table-cell>
          <table:table-cell table:style-name="ce7" table:formula="of:=[.A$6]" office:value-type="float" office:value="47" calcext:value-type="float">
            <text:p>47</text:p>
          </table:table-cell>
          <table:table-cell table:style-name="ce2" table:formula="of:=AVERAGE([.A19:.B19])" office:value-type="float" office:value="45.5" calcext:value-type="float">
            <text:p>45.5</text:p>
          </table:table-cell>
          <table:table-cell table:style-name="ce2" table:formula="of:=COM.MICROSOFT.STDEV.S([.A19:.B19])" office:value-type="float" office:value="2.12132034355964" calcext:value-type="float">
            <text:p>2.12132034355964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/>
          <table:covered-table-cell table:number-columns-repeated="3" table:style-name="ce19"/>
          <table:table-cell/>
          <table:table-cell>
            <draw:g table:end-cell-address="'Amostragem com repos. N=4, n=2'.N24" table:end-x="36.74pt" table:end-y="13.49pt" draw:z-index="5" draw:name="Shape 2">
              <draw:custom-shape draw:name="Shape 7" draw:style-name="gr1" draw:text-style-name="P1" svg:width="2.21pt" svg:height="90.71pt" draw:transform="rotate (-3.14159265358979) translate (36.7370078740157pt 90.7370078740157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0"/>
        </table:table-row>
        <table:table-row table:style-name="ro1">
          <table:table-cell table:style-name="ce7" table:formula="of:=[.C$6]" office:value-type="float" office:value="44" calcext:value-type="float">
            <text:p>44</text:p>
          </table:table-cell>
          <table:table-cell table:style-name="ce7" table:formula="of:=[.B$6]" office:value-type="float" office:value="46" calcext:value-type="float">
            <text:p>46</text:p>
          </table:table-cell>
          <table:table-cell table:style-name="ce2" table:formula="of:=AVERAGE([.A20:.B20])" office:value-type="float" office:value="45" calcext:value-type="float">
            <text:p>45</text:p>
          </table:table-cell>
          <table:table-cell table:style-name="ce2" table:formula="of:=COM.MICROSOFT.STDEV.S([.A20:.B20])" office:value-type="float" office:value="1.4142135623731" calcext:value-type="float">
            <text:p>1.4142135623731</text:p>
          </table:table-cell>
          <table:table-cell table:number-columns-repeated="1020"/>
        </table:table-row>
        <table:table-row table:style-name="ro3">
          <table:table-cell table:style-name="ce7" table:formula="of:=[.C$6]" office:value-type="float" office:value="44" calcext:value-type="float">
            <text:p>44</text:p>
          </table:table-cell>
          <table:table-cell table:style-name="ce7" table:formula="of:=[.C$6]" office:value-type="float" office:value="44" calcext:value-type="float">
            <text:p>44</text:p>
          </table:table-cell>
          <table:table-cell table:style-name="ce2" table:formula="of:=AVERAGE([.A21:.B21])" office:value-type="float" office:value="44" calcext:value-type="float">
            <text:p>44</text:p>
          </table:table-cell>
          <table:table-cell table:style-name="ce2" table:formula="of:=COM.MICROSOFT.STDEV.S([.A21:.B21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" table:formula="of:=[.C$6]" office:value-type="float" office:value="44" calcext:value-type="float">
            <text:p>44</text:p>
          </table:table-cell>
          <table:table-cell table:style-name="ce7" table:formula="of:=[.D$6]" office:value-type="float" office:value="41" calcext:value-type="float">
            <text:p>41</text:p>
          </table:table-cell>
          <table:table-cell table:style-name="ce2" table:formula="of:=AVERAGE([.A22:.B22])" office:value-type="float" office:value="42.5" calcext:value-type="float">
            <text:p>42.5</text:p>
          </table:table-cell>
          <table:table-cell table:style-name="ce2" table:formula="of:=COM.MICROSOFT.STDEV.S([.A22:.B22])" office:value-type="float" office:value="2.12132034355964" calcext:value-type="float">
            <text:p>2.12132034355964</text:p>
          </table:table-cell>
          <table:table-cell/>
          <table:table-cell table:style-name="ce23" office:value-type="string" calcext:value-type="string" table:number-columns-spanned="7" table:number-rows-spanned="2">
            <text:p>A MÉDIA da população é IGUAL <text:s/>a MÉDIA das médias AMOSTRAIS </text:p>
          </table:table-cell>
          <table:covered-table-cell table:number-columns-repeated="6" table:style-name="ce19"/>
          <table:table-cell table:style-name="ce34" table:number-columns-spanned="2" table:number-rows-spanned="2">
            <draw:custom-shape table:end-cell-address="'Amostragem com repos. N=4, n=2'.N23" table:end-x="28.8pt" table:end-y="14.2pt" draw:z-index="1" draw:name="Shape 3" draw:style-name="gr3" draw:text-style-name="P2" svg:width="80.22pt" svg:height="29.96pt" svg:x="5.24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number-columns-repeated="1010"/>
        </table:table-row>
        <table:table-row table:style-name="ro3">
          <table:table-cell table:style-name="ce7" table:formula="of:=[.D$6]" office:value-type="float" office:value="41" calcext:value-type="float">
            <text:p>41</text:p>
          </table:table-cell>
          <table:table-cell table:style-name="ce7" table:formula="of:=[.A$6]" office:value-type="float" office:value="47" calcext:value-type="float">
            <text:p>47</text:p>
          </table:table-cell>
          <table:table-cell table:style-name="ce2" table:formula="of:=AVERAGE([.A23:.B23])" office:value-type="float" office:value="44" calcext:value-type="float">
            <text:p>44</text:p>
          </table:table-cell>
          <table:table-cell table:style-name="ce2" table:formula="of:=COM.MICROSOFT.STDEV.S([.A23:.B23])" office:value-type="float" office:value="4.24264068711929" calcext:value-type="float">
            <text:p>4.24264068711929</text:p>
          </table:table-cell>
          <table:table-cell/>
          <table:covered-table-cell table:number-columns-repeated="7" table:style-name="ce19"/>
          <table:covered-table-cell table:number-columns-repeated="2"/>
          <table:table-cell table:number-columns-repeated="1010"/>
        </table:table-row>
        <table:table-row table:style-name="ro3">
          <table:table-cell table:style-name="ce7" table:formula="of:=[.D$6]" office:value-type="float" office:value="41" calcext:value-type="float">
            <text:p>41</text:p>
          </table:table-cell>
          <table:table-cell table:style-name="ce7" table:formula="of:=[.B$6]" office:value-type="float" office:value="46" calcext:value-type="float">
            <text:p>46</text:p>
          </table:table-cell>
          <table:table-cell table:style-name="ce2" table:formula="of:=AVERAGE([.A24:.B24])" office:value-type="float" office:value="43.5" calcext:value-type="float">
            <text:p>43.5</text:p>
          </table:table-cell>
          <table:table-cell table:style-name="ce2" table:formula="of:=COM.MICROSOFT.STDEV.S([.A24:.B24])" office:value-type="float" office:value="3.53553390593274" calcext:value-type="float">
            <text:p>3.53553390593274</text:p>
          </table:table-cell>
          <table:table-cell table:number-columns-repeated="8"/>
          <table:table-cell>
            <draw:custom-shape table:end-cell-address="'Amostragem com repos. N=4, n=2'.O27" table:end-x="12.67pt" table:end-y="12.73pt" draw:z-index="2" draw:name="Shape 4" draw:style-name="gr4" draw:text-style-name="P3" svg:width="109.47pt" svg:height="48.73pt" svg:x="16.5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table:style-name="ce7" table:formula="of:=[.D$6]" office:value-type="float" office:value="41" calcext:value-type="float">
            <text:p>41</text:p>
          </table:table-cell>
          <table:table-cell table:style-name="ce7" table:formula="of:=[.C$6]" office:value-type="float" office:value="44" calcext:value-type="float">
            <text:p>44</text:p>
          </table:table-cell>
          <table:table-cell table:style-name="ce2" table:formula="of:=AVERAGE([.A25:.B25])" office:value-type="float" office:value="42.5" calcext:value-type="float">
            <text:p>42.5</text:p>
          </table:table-cell>
          <table:table-cell table:style-name="ce2" table:formula="of:=COM.MICROSOFT.STDEV.S([.A25:.B25])" office:value-type="float" office:value="2.12132034355964" calcext:value-type="float">
            <text:p>2.12132034355964</text:p>
          </table:table-cell>
          <table:table-cell/>
          <table:table-cell table:style-name="ce24" office:value-type="string" calcext:value-type="string" table:number-columns-spanned="7" table:number-rows-spanned="2">
            <text:p><text:span text:style-name="T7">A VARIÂNCIA POPULACIONAL corresponde a "n" vezes a variância entre </text:span><text:span text:style-name="T8">todas</text:span><text:span text:style-name="T9"> as médias amostrais</text:span></text:p>
          </table:table-cell>
          <table:covered-table-cell table:number-columns-repeated="6" table:style-name="ce19"/>
          <table:table-cell table:style-name="ce34" table:number-columns-spanned="2" table:number-rows-spanned="2"/>
          <table:covered-table-cell/>
          <table:table-cell table:number-columns-repeated="1010"/>
        </table:table-row>
        <table:table-row table:style-name="ro3">
          <table:table-cell table:style-name="ce7" table:formula="of:=[.D$6]" office:value-type="float" office:value="41" calcext:value-type="float">
            <text:p>41</text:p>
          </table:table-cell>
          <table:table-cell table:style-name="ce7" table:formula="of:=[.D$6]" office:value-type="float" office:value="41" calcext:value-type="float">
            <text:p>41</text:p>
          </table:table-cell>
          <table:table-cell table:style-name="ce2" table:formula="of:=AVERAGE([.A26:.B26])" office:value-type="float" office:value="41" calcext:value-type="float">
            <text:p>41</text:p>
          </table:table-cell>
          <table:table-cell table:style-name="ce2" table:formula="of:=COM.MICROSOFT.STDEV.S([.A26:.B26])" office:value-type="float" office:value="0" calcext:value-type="float">
            <text:p>0</text:p>
          </table:table-cell>
          <table:table-cell/>
          <table:covered-table-cell table:number-columns-repeated="7" table:style-name="ce19"/>
          <table:covered-table-cell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15" table:formula="of:=AVERAGE([.C11:.C26])" office:value-type="float" office:value="44.5" calcext:value-type="float">
            <text:p>44.5</text:p>
          </table:table-cell>
          <table:table-cell table:number-columns-repeated="1021"/>
        </table:table-row>
        <table:table-row table:style-name="ro3">
          <table:table-cell table:number-columns-repeated="10"/>
          <table:table-cell>
            <draw:custom-shape table:end-cell-address="'Amostragem com repos. N=4, n=2'.M30" table:end-x="4.22pt" table:end-y="12.73pt" draw:z-index="7" draw:name="Shape 9" draw:style-name="gr5" draw:text-style-name="P1" svg:width="72.71pt" svg:height="32.97pt" svg:x="60.75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g table:end-cell-address="'Amostragem com repos. N=4, n=2'.M29" table:end-x="45.72pt" table:end-y="8.96pt" draw:z-index="8" draw:name="Shape 2">
              <draw:custom-shape draw:name="Shape 10" draw:style-name="gr2" draw:text-style-name="P1" svg:width="37.47pt" svg:height="24.72pt" svg:x="8.25pt" svg:y="0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'Amostragem com repos. N=4, n=2'.N46" table:end-x="24.46pt" table:end-y="3.74pt" draw:z-index="0" draw:name="Chart 1" draw:style-name="gr6" draw:text-style-name="P1" svg:width="383.22pt" svg:height="227.23pt" svg:x="9.75pt" svg:y="12.76pt">
              <draw:object draw:notify-on-update-of-ranges="'Amostragem com repos. N=4, n=2'.F33:'Amostragem com repos. N=4, n=2'.F39 'Amostragem com repos. N=4, n=2'.G33:'Amostragem com repos. N=4, n=2'.G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" office:value-type="string" calcext:value-type="string">
            <text:p>médias am.</text:p>
          </table:table-cell>
          <table:table-cell table:style-name="ce15" office:value-type="string" calcext:value-type="string">
            <text:p>Frequênci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-3*[.H$11]" office:value-type="float" office:value="37.62613646" calcext:value-type="float">
            <text:p>37.62613646</text:p>
          </table:table-cell>
          <table:table-cell table:style-name="ce15" table:number-matrix-columns-spanned="1" table:number-matrix-rows-spanned="7" table:formula="of:=FREQUENCY([.C11:.C26];[.F33:.F3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-2*[.H$11]" office:value-type="float" office:value="39.91742431" calcext:value-type="float">
            <text:p>39.9174243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-1*[.H$11]" office:value-type="float" office:value="42.20871215" calcext:value-type="float">
            <text:p>42.2087121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" office:value-type="float" office:value="44.5" calcext:value-type="float">
            <text:p>44.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+1*[.H$11]" office:value-type="float" office:value="46.79128785" calcext:value-type="float">
            <text:p>46.7912878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+2*[.H$11]" office:value-type="float" office:value="49.08257569" calcext:value-type="float">
            <text:p>49.0825756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" table:formula="of:=[.H$8]+3*[.H$11]" office:value-type="float" office:value="51.37386354" calcext:value-type="float">
            <text:p>51.3738635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9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ostragem com repos. N=5, n=3" table:style-name="ta2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<text:span text:style-name="T1">Comparação entre </text:span><text:span text:style-name="T2">POPULAÇÃO</text:span><text:span text:style-name="T3"> e </text:span><text:span text:style-name="T4">Amostragem </text:span><text:span text:style-name="T5">com</text:span><text:span text:style-name="T6"> Repetição</text:span>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POPULAÇÃO N=5</text:p>
          </table:table-cell>
          <table:covered-table-cell table:number-columns-repeated="3" table:style-name="ce8"/>
          <table:covered-table-cell table:style-name="ce16"/>
          <table:table-cell table:number-columns-repeated="1019"/>
        </table:table-row>
        <table:table-row table:style-name="ro2">
          <table:table-cell table:style-name="ce2" office:value-type="string" calcext:value-type="string">
            <text:p>Elemento_1</text:p>
          </table:table-cell>
          <table:table-cell table:style-name="ce2" office:value-type="string" calcext:value-type="string">
            <text:p>Elemento_2</text:p>
          </table:table-cell>
          <table:table-cell table:style-name="ce2" office:value-type="string" calcext:value-type="string">
            <text:p>Elemento_3</text:p>
          </table:table-cell>
          <table:table-cell table:style-name="ce2" office:value-type="string" calcext:value-type="string">
            <text:p>Elemento_4</text:p>
          </table:table-cell>
          <table:table-cell table:style-name="ce2" office:value-type="string" calcext:value-type="string">
            <text:p>Elemento_5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18" office:value-type="string" calcext:value-type="string" table:number-columns-spanned="5" table:number-rows-spanned="1">
            <text:p>Insira nas células A6:E6 os valores referentes a população</text:p>
          </table:table-cell>
          <table:covered-table-cell table:number-columns-repeated="4" table:style-name="ce1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 table:number-columns-spanned="3" table:number-rows-spanned="3">
            <text:p>Amostragem com reposição, n=3 <text:s text:c="3"/>125 amostragens possíveis</text:p>
          </table:table-cell>
          <table:covered-table-cell table:number-columns-repeated="2" table:style-name="ce19"/>
          <table:table-cell table:style-name="ce12" table:number-columns-repeated="2"/>
          <table:table-cell/>
          <table:table-cell table:style-name="ce20" office:value-type="string" calcext:value-type="string" table:number-columns-spanned="2" table:number-rows-spanned="2">
            <text:p>Média populacional <text:s/>µ</text:p>
          </table:table-cell>
          <table:covered-table-cell table:style-name="ce9"/>
          <table:table-cell table:style-name="ce25" table:formula="of:=AVERAGE([.A6:.E6])" office:value-type="float" office:value="16" calcext:value-type="float" table:number-columns-spanned="1" table:number-rows-spanned="2">
            <text:p>16</text:p>
          </table:table-cell>
          <table:table-cell table:style-name="ce26" office:value-type="string" calcext:value-type="string" table:number-columns-spanned="4" table:number-rows-spanned="2">
            <text:p>Essa é a média dos quatro elementos que compõe a população</text:p>
          </table:table-cell>
          <table:covered-table-cell table:number-columns-repeated="2" table:style-name="ce29"/>
          <table:covered-table-cell table:style-name="ce9"/>
          <table:table-cell table:number-columns-repeated="1011"/>
        </table:table-row>
        <table:table-row table:style-name="ro2">
          <table:covered-table-cell table:style-name="ce5"/>
          <table:covered-table-cell/>
          <table:covered-table-cell table:style-name="ce19"/>
          <table:table-cell table:style-name="ce13" office:value-type="string" calcext:value-type="string" table:number-columns-spanned="1" table:number-rows-spanned="2">
            <text:p>Médias amostrais</text:p>
          </table:table-cell>
          <table:table-cell table:style-name="ce17" office:value-type="string" calcext:value-type="string" table:number-columns-spanned="1" table:number-rows-spanned="2">
            <text:p>Desvio padrão amostral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6"/>
          <table:covered-table-cell table:number-columns-repeated="2" table:style-name="ce30"/>
          <table:covered-table-cell table:style-name="ce11"/>
          <table:table-cell table:number-columns-repeated="1011"/>
        </table:table-row>
        <table:table-row table:style-name="ro1">
          <table:covered-table-cell table:style-name="ce6"/>
          <table:covered-table-cell table:number-columns-repeated="2" table:style-name="ce30"/>
          <table:covered-table-cell table:number-columns-repeated="2" table:style-name="ce14"/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1:.C11])" office:value-type="float" office:value="12" calcext:value-type="float">
            <text:p>12</text:p>
          </table:table-cell>
          <table:table-cell table:style-name="ce2" table:formula="of:=COM.MICROSOFT.STDEV.S([.A11:.C11])" office:value-type="float" office:value="0" calcext:value-type="float">
            <text:p>0</text:p>
          </table:table-cell>
          <table:table-cell/>
          <table:table-cell table:style-name="ce20" office:value-type="string" calcext:value-type="string" table:number-columns-spanned="2" table:number-rows-spanned="2">
            <text:p>Desvio padrão pop. <text:s text:c="2"/></text:p>
          </table:table-cell>
          <table:covered-table-cell table:style-name="ce9"/>
          <table:table-cell table:style-name="ce20" table:formula="of:=COM.MICROSOFT.STDEV.P([.A6:.E6])" office:value-type="float" office:value="7.127411872" calcext:value-type="float" table:number-columns-spanned="1" table:number-rows-spanned="2">
            <text:p>7.127411872</text:p>
          </table:table-cell>
          <table:table-cell table:style-name="ce27"/>
          <table:table-cell table:style-name="ce31" office:value-type="string" calcext:value-type="string" table:number-columns-spanned="2" table:number-rows-spanned="2">
            <text:p>Variância da pop.</text:p>
          </table:table-cell>
          <table:covered-table-cell table:style-name="ce9"/>
          <table:table-cell table:style-name="ce31" table:formula="of:=COM.MICROSOFT.VAR.P([.A6:.E6])" office:value-type="float" office:value="50.8" calcext:value-type="float" table:number-columns-spanned="1" table:number-rows-spanned="2">
            <text:p>50.8</text:p>
          </table:table-cell>
          <table:table-cell>
            <draw:g table:end-cell-address="'Amostragem com repos. N=5, n=3'.P12" table:end-x="14.14pt" table:end-y="1.47pt" draw:z-index="4" draw:name="Shape 2">
              <draw:custom-shape draw:name="Shape 11" draw:style-name="gr1" draw:text-style-name="P1" svg:width="126.71pt" svg:height="2.98pt" svg:x="0.74pt" svg:y="13.49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0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2:.C12])" office:value-type="float" office:value="17" calcext:value-type="float">
            <text:p>17</text:p>
          </table:table-cell>
          <table:table-cell table:style-name="ce2" table:formula="of:=COM.MICROSOFT.STDEV.S([.A12:.C12])" office:value-type="float" office:value="8.66025403784439" calcext:value-type="float">
            <text:p>8.66025403784439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 table:style-name="ce27"/>
          <table:covered-table-cell table:style-name="ce6"/>
          <table:covered-table-cell table:style-name="ce11"/>
          <table:covered-table-cell table:style-name="ce14"/>
          <table:table-cell/>
          <table:table-cell>
            <draw:g table:end-cell-address="'Amostragem com repos. N=5, n=3'.P24" table:end-x="1.47pt" table:end-y="15.7pt" draw:z-index="5" draw:name="Shape 2">
              <draw:custom-shape draw:name="Shape 12" draw:style-name="gr2" draw:text-style-name="P1" svg:width="2.21pt" svg:height="193.46pt" svg:x="55.9pt" svg:y="3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3:.C13])" office:value-type="float" office:value="10" calcext:value-type="float">
            <text:p>10</text:p>
          </table:table-cell>
          <table:table-cell table:style-name="ce2" table:formula="of:=COM.MICROSOFT.STDEV.S([.A13:.C13])" office:value-type="float" office:value="3.46410161513775" calcext:value-type="float">
            <text:p>3.46410161513775</text:p>
          </table:table-cell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4:.C14])" office:value-type="float" office:value="13" calcext:value-type="float">
            <text:p>13</text:p>
          </table:table-cell>
          <table:table-cell table:style-name="ce2" table:formula="of:=COM.MICROSOFT.STDEV.S([.A14:.C14])" office:value-type="float" office:value="1.73205080756888" calcext:value-type="float">
            <text:p>1.73205080756888</text:p>
          </table:table-cell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5:.C15])" office:value-type="float" office:value="14.6666666666667" calcext:value-type="float">
            <text:p>14.6666666666667</text:p>
          </table:table-cell>
          <table:table-cell table:style-name="ce2" table:formula="of:=COM.MICROSOFT.STDEV.S([.A15:.C15])" office:value-type="float" office:value="4.61880215351701" calcext:value-type="float">
            <text:p>4.61880215351701</text:p>
          </table:table-cell>
          <table:table-cell/>
          <table:table-cell table:style-name="ce21" office:value-type="string" calcext:value-type="string" table:number-columns-spanned="2" table:number-rows-spanned="2">
            <text:p>Méia das médias amostrais</text:p>
          </table:table-cell>
          <table:covered-table-cell table:style-name="ce9"/>
          <table:table-cell table:style-name="ce25" table:formula="of:=AVERAGE([.D11:.D135])" office:value-type="float" office:value="16" calcext:value-type="float" table:number-columns-spanned="1" table:number-rows-spanned="2">
            <text:p>16</text:p>
          </table:table-cell>
          <table:table-cell table:style-name="ce28" office:value-type="string" calcext:value-type="string" table:number-columns-spanned="4" table:number-rows-spanned="2">
            <text:p>Essa é a média das médias das 16 amostras</text:p>
          </table:table-cell>
          <table:covered-table-cell table:number-columns-repeated="3" table:style-name="ce19"/>
          <table:table-cell table:number-columns-repeated="1011"/>
        </table:table-row>
        <table:table-row table:style-name="ro1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6:.C16])" office:value-type="float" office:value="17" calcext:value-type="float">
            <text:p>17</text:p>
          </table:table-cell>
          <table:table-cell table:style-name="ce2" table:formula="of:=COM.MICROSOFT.STDEV.S([.A16:.C16])" office:value-type="float" office:value="8.66025403784439" calcext:value-type="float">
            <text:p>8.66025403784439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5"/>
          <table:covered-table-cell table:number-columns-repeated="3" table:style-name="ce19"/>
          <table:table-cell table:number-columns-repeated="1011"/>
        </table:table-row>
        <table:table-row table:style-name="ro1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7:.C17])" office:value-type="float" office:value="22" calcext:value-type="float">
            <text:p>22</text:p>
          </table:table-cell>
          <table:table-cell table:style-name="ce2" table:formula="of:=COM.MICROSOFT.STDEV.S([.A17:.C17])" office:value-type="float" office:value="8.66025403784439" calcext:value-type="float">
            <text:p>8.66025403784439</text:p>
          </table:table-cell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8:.C18])" office:value-type="float" office:value="15" calcext:value-type="float">
            <text:p>15</text:p>
          </table:table-cell>
          <table:table-cell table:style-name="ce2" table:formula="of:=COM.MICROSOFT.STDEV.S([.A18:.C18])" office:value-type="float" office:value="10.816653826392" calcext:value-type="float">
            <text:p>10.816653826392</text:p>
          </table:table-cell>
          <table:table-cell/>
          <table:table-cell table:style-name="ce22" office:value-type="string" calcext:value-type="string" table:number-columns-spanned="2" table:number-rows-spanned="2">
            <text:p>Desvio padrão do conjunto de todas as amostras</text:p>
          </table:table-cell>
          <table:covered-table-cell table:style-name="ce9"/>
          <table:table-cell table:style-name="ce20" table:formula="of:=COM.MICROSOFT.STDEV.P([.D11:.D135])" office:value-type="float" office:value="4.115013163" calcext:value-type="float" table:number-columns-spanned="1" table:number-rows-spanned="2">
            <text:p>4.115013163</text:p>
          </table:table-cell>
          <table:table-cell/>
          <table:table-cell table:style-name="ce32" office:value-type="string" calcext:value-type="string" table:number-columns-spanned="2" table:number-rows-spanned="2">
            <text:p>Variância entre todas as médias amostrais</text:p>
          </table:table-cell>
          <table:covered-table-cell table:style-name="ce19"/>
          <table:table-cell table:style-name="ce33" table:formula="of:=COM.MICROSOFT.VAR.P([.D11:.D135])" office:value-type="float" office:value="16.93333333" calcext:value-type="float" table:number-columns-spanned="1" table:number-rows-spanned="2">
            <text:p>16.93333333</text:p>
          </table:table-cell>
          <table:table-cell>
            <draw:g table:end-cell-address="'Amostragem com repos. N=5, n=3'.O19" table:end-x="39.34pt" table:end-y="1.47pt" draw:z-index="7" draw:name="Shape 2">
              <draw:custom-shape draw:name="Shape 14" draw:style-name="gr2" draw:text-style-name="P1" svg:width="94.48pt" svg:height="2.98pt" draw:transform="rotate (-3.14159265358979) translate (96.0094488188976pt 16.4976377952756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0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9:.C19])" office:value-type="float" office:value="18" calcext:value-type="float">
            <text:p>18</text:p>
          </table:table-cell>
          <table:table-cell table:style-name="ce2" table:formula="of:=COM.MICROSOFT.STDEV.S([.A19:.C19])" office:value-type="float" office:value="7.93725393319377" calcext:value-type="float">
            <text:p>7.93725393319377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/>
          <table:covered-table-cell table:number-columns-repeated="3" table:style-name="ce19"/>
          <table:table-cell/>
          <table:table-cell>
            <draw:g table:end-cell-address="'Amostragem com repos. N=5, n=3'.O24" table:end-x="33.76pt" table:end-y="12.76pt" draw:z-index="6" draw:name="Shape 2">
              <draw:custom-shape draw:name="Shape 13" draw:style-name="gr1" draw:text-style-name="P1" svg:width="2.98pt" svg:height="87.73pt" draw:transform="rotate (-3.14159265358979) translate (33.7606299212598pt 88.4976377952756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20:.C20])" office:value-type="float" office:value="19.6666666666667" calcext:value-type="float">
            <text:p>19.6666666666667</text:p>
          </table:table-cell>
          <table:table-cell table:style-name="ce2" table:formula="of:=COM.MICROSOFT.STDEV.S([.A20:.C20])" office:value-type="float" office:value="7.50555349946514" calcext:value-type="float">
            <text:p>7.50555349946514</text:p>
          </table:table-cell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21:.C21])" office:value-type="float" office:value="10" calcext:value-type="float">
            <text:p>10</text:p>
          </table:table-cell>
          <table:table-cell table:style-name="ce2" table:formula="of:=COM.MICROSOFT.STDEV.S([.A21:.C21])" office:value-type="float" office:value="3.46410161513775" calcext:value-type="float">
            <text:p>3.46410161513775</text:p>
          </table:table-cell>
          <table:table-cell table:number-columns-repeated="1019"/>
        </table:table-row>
        <table:table-row table:style-name="ro2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22:.C22])" office:value-type="float" office:value="15" calcext:value-type="float">
            <text:p>15</text:p>
          </table:table-cell>
          <table:table-cell table:style-name="ce2" table:formula="of:=COM.MICROSOFT.STDEV.S([.A22:.C22])" office:value-type="float" office:value="10.816653826392" calcext:value-type="float">
            <text:p>10.816653826392</text:p>
          </table:table-cell>
          <table:table-cell/>
          <table:table-cell table:style-name="ce23" office:value-type="string" calcext:value-type="string" table:number-columns-spanned="7" table:number-rows-spanned="2">
            <text:p>A MÉDIA da população é IGUAL <text:s/>a MÉDIA das médias AMOSTRAIS </text:p>
          </table:table-cell>
          <table:covered-table-cell table:number-columns-repeated="6" table:style-name="ce19"/>
          <table:table-cell table:style-name="ce34" table:number-columns-spanned="2" table:number-rows-spanned="2">
            <draw:custom-shape table:end-cell-address="'Amostragem com repos. N=5, n=3'.O23" table:end-x="27.3pt" table:end-y="14.97pt" draw:z-index="2" draw:name="Shape 3" draw:style-name="gr3" draw:text-style-name="P2" svg:width="80.22pt" svg:height="29.96pt" svg:x="3.74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number-columns-repeated="100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23:.C23])" office:value-type="float" office:value="8" calcext:value-type="float">
            <text:p>8</text:p>
          </table:table-cell>
          <table:table-cell table:style-name="ce2" table:formula="of:=COM.MICROSOFT.STDEV.S([.A23:.C23])" office:value-type="float" office:value="3.46410161513775" calcext:value-type="float">
            <text:p>3.46410161513775</text:p>
          </table:table-cell>
          <table:table-cell/>
          <table:covered-table-cell table:number-columns-repeated="7" table:style-name="ce19"/>
          <table:covered-table-cell table:number-columns-repeated="2"/>
          <table:table-cell table:number-columns-repeated="100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24:.C24])" office:value-type="float" office:value="11" calcext:value-type="float">
            <text:p>11</text:p>
          </table:table-cell>
          <table:table-cell table:style-name="ce2" table:formula="of:=COM.MICROSOFT.STDEV.S([.A24:.C24])" office:value-type="float" office:value="4.58257569495584" calcext:value-type="float">
            <text:p>4.58257569495584</text:p>
          </table:table-cell>
          <table:table-cell table:number-columns-repeated="8"/>
          <table:table-cell>
            <draw:custom-shape table:end-cell-address="'Amostragem com repos. N=5, n=3'.P27" table:end-x="12.67pt" table:end-y="12.73pt" draw:z-index="3" draw:name="Shape 4" draw:style-name="gr4" draw:text-style-name="P3" svg:width="109.47pt" svg:height="48.73pt" svg:x="16.5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0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25:.C25])" office:value-type="float" office:value="12.6666666666667" calcext:value-type="float">
            <text:p>12.6666666666667</text:p>
          </table:table-cell>
          <table:table-cell table:style-name="ce2" table:formula="of:=COM.MICROSOFT.STDEV.S([.A25:.C25])" office:value-type="float" office:value="7.02376916856849" calcext:value-type="float">
            <text:p>7.02376916856849</text:p>
          </table:table-cell>
          <table:table-cell/>
          <table:table-cell table:style-name="ce24" office:value-type="string" calcext:value-type="string" table:number-columns-spanned="7" table:number-rows-spanned="2">
            <text:p><text:span text:style-name="T7">A VARIÂNCIA POPULACIONAL corresponde a"n" vezes a variância entre </text:span><text:span text:style-name="T8">todas</text:span><text:span text:style-name="T9"> as médias amostrais</text:span></text:p>
          </table:table-cell>
          <table:covered-table-cell table:number-columns-repeated="6" table:style-name="ce19"/>
          <table:table-cell table:style-name="ce34" table:number-columns-spanned="2" table:number-rows-spanned="2"/>
          <table:covered-table-cell/>
          <table:table-cell table:number-columns-repeated="100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26:.C26])" office:value-type="float" office:value="13" calcext:value-type="float">
            <text:p>13</text:p>
          </table:table-cell>
          <table:table-cell table:style-name="ce2" table:formula="of:=COM.MICROSOFT.STDEV.S([.A26:.C26])" office:value-type="float" office:value="1.73205080756888" calcext:value-type="float">
            <text:p>1.73205080756888</text:p>
          </table:table-cell>
          <table:table-cell/>
          <table:covered-table-cell table:number-columns-repeated="7" table:style-name="ce19"/>
          <table:covered-table-cell table:number-columns-repeated="2"/>
          <table:table-cell table:number-columns-repeated="100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27:.C27])" office:value-type="float" office:value="18" calcext:value-type="float">
            <text:p>18</text:p>
          </table:table-cell>
          <table:table-cell table:style-name="ce2" table:formula="of:=COM.MICROSOFT.STDEV.S([.A27:.C27])" office:value-type="float" office:value="7.93725393319377" calcext:value-type="float">
            <text:p>7.93725393319377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28:.C28])" office:value-type="float" office:value="11" calcext:value-type="float">
            <text:p>11</text:p>
          </table:table-cell>
          <table:table-cell table:style-name="ce2" table:formula="of:=COM.MICROSOFT.STDEV.S([.A28:.C28])" office:value-type="float" office:value="4.58257569495584" calcext:value-type="float">
            <text:p>4.58257569495584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29:.C29])" office:value-type="float" office:value="14" calcext:value-type="float">
            <text:p>14</text:p>
          </table:table-cell>
          <table:table-cell table:style-name="ce2" table:formula="of:=COM.MICROSOFT.STDEV.S([.A29:.C29])" office:value-type="float" office:value="1.73205080756888" calcext:value-type="float">
            <text:p>1.73205080756888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30:.C30])" office:value-type="float" office:value="15.6666666666667" calcext:value-type="float">
            <text:p>15.6666666666667</text:p>
          </table:table-cell>
          <table:table-cell table:style-name="ce2" table:formula="of:=COM.MICROSOFT.STDEV.S([.A30:.C30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31:.C31])" office:value-type="float" office:value="14.6666666666667" calcext:value-type="float">
            <text:p>14.6666666666667</text:p>
          </table:table-cell>
          <table:table-cell table:style-name="ce2" table:formula="of:=COM.MICROSOFT.STDEV.S([.A31:.C31])" office:value-type="float" office:value="4.61880215351701" calcext:value-type="float">
            <text:p>4.61880215351701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32:.C32])" office:value-type="float" office:value="19.6666666666667" calcext:value-type="float">
            <text:p>19.6666666666667</text:p>
          </table:table-cell>
          <table:table-cell table:style-name="ce2" table:formula="of:=COM.MICROSOFT.STDEV.S([.A32:.C32])" office:value-type="float" office:value="7.50555349946514" calcext:value-type="float">
            <text:p>7.50555349946514</text:p>
          </table:table-cell>
          <table:table-cell table:number-columns-repeated="1019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33:.C33])" office:value-type="float" office:value="12.6666666666667" calcext:value-type="float">
            <text:p>12.6666666666667</text:p>
          </table:table-cell>
          <table:table-cell table:style-name="ce2" table:formula="of:=COM.MICROSOFT.STDEV.S([.A33:.C33])" office:value-type="float" office:value="7.02376916856849" calcext:value-type="float">
            <text:p>7.02376916856849</text:p>
          </table:table-cell>
          <table:table-cell/>
          <table:table-cell table:style-name="ce36" office:value-type="string" calcext:value-type="string" table:number-columns-spanned="2" table:number-rows-spanned="1">
            <text:p>Menor média amostral</text:p>
          </table:table-cell>
          <table:covered-table-cell table:style-name="ce16"/>
          <table:table-cell table:style-name="ce36" table:formula="of:=MIN([.D11:.D135])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34:.C34])" office:value-type="float" office:value="15.6666666666667" calcext:value-type="float">
            <text:p>15.6666666666667</text:p>
          </table:table-cell>
          <table:table-cell table:style-name="ce2" table:formula="of:=COM.MICROSOFT.STDEV.S([.A34:.C34])" office:value-type="float" office:value="4.04145188432738" calcext:value-type="float">
            <text:p>4.04145188432738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3">
          <table:table-cell table:style-name="ce7" table:formula="of:=[.A$6]" office:value-type="float" office:value="12" calcext:value-type="float">
            <text:p>12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35:.C35])" office:value-type="float" office:value="17.3333333333333" calcext:value-type="float">
            <text:p>17.3333333333333</text:p>
          </table:table-cell>
          <table:table-cell table:style-name="ce2" table:formula="of:=COM.MICROSOFT.STDEV.S([.A35:.C35])" office:value-type="float" office:value="4.61880215351701" calcext:value-type="float">
            <text:p>4.61880215351701</text:p>
          </table:table-cell>
          <table:table-cell/>
          <table:table-cell table:style-name="ce37" office:value-type="string" calcext:value-type="string" table:number-columns-spanned="2" table:number-rows-spanned="1">
            <text:p>Maior média amostral</text:p>
          </table:table-cell>
          <table:covered-table-cell table:style-name="ce16"/>
          <table:table-cell table:style-name="ce37" table:formula="of:=MAX([.D11:.D135])" office:value-type="float" office:value="27" calcext:value-type="float">
            <text:p>27</text:p>
          </table:table-cell>
          <table:table-cell table:number-columns-repeated="1015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36:.C36])" office:value-type="float" office:value="17" calcext:value-type="float">
            <text:p>17</text:p>
          </table:table-cell>
          <table:table-cell table:style-name="ce2" table:formula="of:=COM.MICROSOFT.STDEV.S([.A36:.C36])" office:value-type="float" office:value="8.66025403784439" calcext:value-type="float">
            <text:p>8.66025403784439</text:p>
          </table:table-cell>
          <table:table-cell table:number-columns-repeated="1019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37:.C37])" office:value-type="float" office:value="22" calcext:value-type="float">
            <text:p>22</text:p>
          </table:table-cell>
          <table:table-cell table:style-name="ce2" table:formula="of:=COM.MICROSOFT.STDEV.S([.A37:.C37])" office:value-type="float" office:value="8.66025403784439" calcext:value-type="float">
            <text:p>8.66025403784439</text:p>
          </table:table-cell>
          <table:table-cell/>
          <table:table-cell table:style-name="ce38" table:number-columns-repeated="2"/>
          <table:table-cell table:number-columns-repeated="1016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38:.C38])" office:value-type="float" office:value="15" calcext:value-type="float">
            <text:p>15</text:p>
          </table:table-cell>
          <table:table-cell table:style-name="ce2" table:formula="of:=COM.MICROSOFT.STDEV.S([.A38:.C38])" office:value-type="float" office:value="10.816653826392" calcext:value-type="float">
            <text:p>10.816653826392</text:p>
          </table:table-cell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39:.C39])" office:value-type="float" office:value="18" calcext:value-type="float">
            <text:p>18</text:p>
          </table:table-cell>
          <table:table-cell table:style-name="ce2" table:formula="of:=COM.MICROSOFT.STDEV.S([.A39:.C39])" office:value-type="float" office:value="7.93725393319377" calcext:value-type="float">
            <text:p>7.93725393319377</text:p>
          </table:table-cell>
          <table:table-cell/>
          <table:table-cell table:style-name="ce12" table:number-columns-repeated="3"/>
          <table:table-cell table:number-columns-repeated="2"/>
          <table:table-cell>
            <draw:frame table:end-cell-address="'Amostragem com repos. N=5, n=3'.S48" table:end-x="1.67pt" table:end-y="15.7pt" draw:z-index="0" draw:name="Chart 2" draw:style-name="gr6" draw:text-style-name="P1" svg:width="382.48pt" svg:height="156.73pt" svg:x="15.76pt" svg:y="0.74pt">
              <draw:object draw:notify-on-update-of-ranges="'Amostragem com repos. N=5, n=3'.J42:'Amostragem com repos. N=5, n=3'.J50 'Amostragem com repos. N=5, n=3'.K42:'Amostragem com repos. N=5, n=3'.K5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40:.C40])" office:value-type="float" office:value="19.6666666666667" calcext:value-type="float">
            <text:p>19.6666666666667</text:p>
          </table:table-cell>
          <table:table-cell table:style-name="ce2" table:formula="of:=COM.MICROSOFT.STDEV.S([.A40:.C40])" office:value-type="float" office:value="7.50555349946514" calcext:value-type="float">
            <text:p>7.50555349946514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41:.C41])" office:value-type="float" office:value="22" calcext:value-type="float">
            <text:p>22</text:p>
          </table:table-cell>
          <table:table-cell table:style-name="ce2" table:formula="of:=COM.MICROSOFT.STDEV.S([.A41:.C41])" office:value-type="float" office:value="8.66025403784439" calcext:value-type="float">
            <text:p>8.66025403784439</text:p>
          </table:table-cell>
          <table:table-cell/>
          <table:table-cell table:style-name="ce12"/>
          <table:table-cell table:style-name="ce12" office:value-type="string" calcext:value-type="string">
            <text:p>Lim. Inferior</text:p>
          </table:table-cell>
          <table:table-cell table:style-name="ce12"/>
          <table:table-cell table:style-name="ce41" office:value-type="string" calcext:value-type="string">
            <text:p>Bloco</text:p>
          </table:table-cell>
          <table:table-cell table:style-name="ce41" office:value-type="string" calcext:value-type="string">
            <text:p>Freqüência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42:.C42])" office:value-type="float" office:value="27" calcext:value-type="float">
            <text:p>27</text:p>
          </table:table-cell>
          <table:table-cell table:style-name="ce2" table:formula="of:=COM.MICROSOFT.STDEV.S([.A42:.C42])" office:value-type="float" office:value="0" calcext:value-type="float">
            <text:p>0</text:p>
          </table:table-cell>
          <table:table-cell/>
          <table:table-cell table:style-name="ce12"/>
          <table:table-cell table:style-name="ce12" office:value-type="float" office:value="1.2" calcext:value-type="float">
            <text:p>1.2</text:p>
          </table:table-cell>
          <table:table-cell table:style-name="ce12"/>
          <table:table-cell table:style-name="ce40" office:value-type="float" office:value="1.2" calcext:value-type="float">
            <text:p>1.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43:.C43])" office:value-type="float" office:value="20" calcext:value-type="float">
            <text:p>20</text:p>
          </table:table-cell>
          <table:table-cell table:style-name="ce2" table:formula="of:=COM.MICROSOFT.STDEV.S([.A43:.C43])" office:value-type="float" office:value="12.1243556529821" calcext:value-type="float">
            <text:p>12.1243556529821</text:p>
          </table:table-cell>
          <table:table-cell/>
          <table:table-cell table:style-name="ce12"/>
          <table:table-cell table:style-name="ce12" office:value-type="float" office:value="1.8" calcext:value-type="float">
            <text:p>1.8</text:p>
          </table:table-cell>
          <table:table-cell table:style-name="ce12"/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44:.C44])" office:value-type="float" office:value="23" calcext:value-type="float">
            <text:p>23</text:p>
          </table:table-cell>
          <table:table-cell table:style-name="ce2" table:formula="of:=COM.MICROSOFT.STDEV.S([.A44:.C44])" office:value-type="float" office:value="6.92820323027551" calcext:value-type="float">
            <text:p>6.92820323027551</text:p>
          </table:table-cell>
          <table:table-cell/>
          <table:table-cell table:style-name="ce12"/>
          <table:table-cell table:style-name="ce12" office:value-type="float" office:value="2.4" calcext:value-type="float">
            <text:p>2.4</text:p>
            <draw:frame table:end-cell-address="'Amostragem com repos. N=5, n=3'.R66" table:end-x="27.81pt" table:end-y="11.96pt" draw:z-index="1" draw:name="Chart 3" draw:style-name="gr6" draw:text-style-name="P1" svg:width="539.97pt" svg:height="351.72pt" svg:x="69pt" svg:y="6.75pt">
              <draw:object draw:notify-on-update-of-ranges="'Amostragem com repos. N=5, n=3'.I56:'Amostragem com repos. N=5, n=3'.I68 'Amostragem com repos. N=5, n=3'.J56:'Amostragem com repos. N=5, n=3'.J6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2"/>
          <table:table-cell table:style-name="ce40" office:value-type="float" office:value="2.4" calcext:value-type="float">
            <text:p>2.4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45:.C45])" office:value-type="float" office:value="24.6666666666667" calcext:value-type="float">
            <text:p>24.6666666666667</text:p>
          </table:table-cell>
          <table:table-cell table:style-name="ce2" table:formula="of:=COM.MICROSOFT.STDEV.S([.A45:.C45])" office:value-type="float" office:value="4.04145188432738" calcext:value-type="float">
            <text:p>4.04145188432738</text:p>
          </table:table-cell>
          <table:table-cell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46:.C46])" office:value-type="float" office:value="15" calcext:value-type="float">
            <text:p>15</text:p>
          </table:table-cell>
          <table:table-cell table:style-name="ce2" table:formula="of:=COM.MICROSOFT.STDEV.S([.A46:.C46])" office:value-type="float" office:value="10.816653826392" calcext:value-type="float">
            <text:p>10.816653826392</text:p>
          </table:table-cell>
          <table:table-cell/>
          <table:table-cell table:style-name="ce12"/>
          <table:table-cell table:style-name="ce12" office:value-type="float" office:value="3.6" calcext:value-type="float">
            <text:p>3.6</text:p>
          </table:table-cell>
          <table:table-cell table:style-name="ce12"/>
          <table:table-cell table:style-name="ce40" office:value-type="float" office:value="3.6" calcext:value-type="float">
            <text:p>3.6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47:.C47])" office:value-type="float" office:value="20" calcext:value-type="float">
            <text:p>20</text:p>
          </table:table-cell>
          <table:table-cell table:style-name="ce2" table:formula="of:=COM.MICROSOFT.STDEV.S([.A47:.C47])" office:value-type="float" office:value="12.1243556529821" calcext:value-type="float">
            <text:p>12.1243556529821</text:p>
          </table:table-cell>
          <table:table-cell/>
          <table:table-cell table:style-name="ce12"/>
          <table:table-cell table:style-name="ce12" office:value-type="float" office:value="4.2" calcext:value-type="float">
            <text:p>4.2</text:p>
          </table:table-cell>
          <table:table-cell table:style-name="ce12"/>
          <table:table-cell table:style-name="ce40" office:value-type="float" office:value="4.2" calcext:value-type="float">
            <text:p>4.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48:.C48])" office:value-type="float" office:value="13" calcext:value-type="float">
            <text:p>13</text:p>
          </table:table-cell>
          <table:table-cell table:style-name="ce2" table:formula="of:=COM.MICROSOFT.STDEV.S([.A48:.C48])" office:value-type="float" office:value="12.1243556529821" calcext:value-type="float">
            <text:p>12.1243556529821</text:p>
          </table:table-cell>
          <table:table-cell/>
          <table:table-cell table:style-name="ce12"/>
          <table:table-cell table:style-name="ce12" office:value-type="float" office:value="4.8" calcext:value-type="float">
            <text:p>4.8</text:p>
          </table:table-cell>
          <table:table-cell table:style-name="ce12"/>
          <table:table-cell table:style-name="ce40" office:value-type="float" office:value="4.8" calcext:value-type="float">
            <text:p>4.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49:.C49])" office:value-type="float" office:value="16" calcext:value-type="float">
            <text:p>16</text:p>
          </table:table-cell>
          <table:table-cell table:style-name="ce2" table:formula="of:=COM.MICROSOFT.STDEV.S([.A49:.C49])" office:value-type="float" office:value="10.5356537528527" calcext:value-type="float">
            <text:p>10.5356537528527</text:p>
          </table:table-cell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50:.C50])" office:value-type="float" office:value="17.6666666666667" calcext:value-type="float">
            <text:p>17.6666666666667</text:p>
          </table:table-cell>
          <table:table-cell table:style-name="ce2" table:formula="of:=COM.MICROSOFT.STDEV.S([.A50:.C50])" office:value-type="float" office:value="10.6926766215636" calcext:value-type="float">
            <text:p>10.6926766215636</text:p>
          </table:table-cell>
          <table:table-cell/>
          <table:table-cell table:style-name="ce12" table:number-columns-repeated="3"/>
          <table:table-cell table:style-name="ce42" office:value-type="string" calcext:value-type="string">
            <text:p>Mais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51:.C51])" office:value-type="float" office:value="18" calcext:value-type="float">
            <text:p>18</text:p>
          </table:table-cell>
          <table:table-cell table:style-name="ce2" table:formula="of:=COM.MICROSOFT.STDEV.S([.A51:.C51])" office:value-type="float" office:value="7.93725393319377" calcext:value-type="float">
            <text:p>7.93725393319377</text:p>
          </table:table-cell>
          <table:table-cell/>
          <table:table-cell table:style-name="ce12" table:number-columns-repeated="2"/>
          <table:table-cell table:style-name="ce40" table:number-columns-repeated="2"/>
          <table:table-cell table:style-name="ce40" table:formula="of:=SUM([.K42:.K50])" office:value-type="float" office:value="125" calcext:value-type="float">
            <text:p>125</text:p>
          </table:table-cell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52:.C52])" office:value-type="float" office:value="23" calcext:value-type="float">
            <text:p>23</text:p>
          </table:table-cell>
          <table:table-cell table:style-name="ce2" table:formula="of:=COM.MICROSOFT.STDEV.S([.A52:.C52])" office:value-type="float" office:value="6.92820323027551" calcext:value-type="float">
            <text:p>6.92820323027551</text:p>
          </table:table-cell>
          <table:table-cell/>
          <table:table-cell table:style-name="ce39"/>
          <table:table-cell table:style-name="ce12"/>
          <table:table-cell table:style-name="ce40" table:number-columns-repeated="3"/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53:.C53])" office:value-type="float" office:value="16" calcext:value-type="float">
            <text:p>16</text:p>
          </table:table-cell>
          <table:table-cell table:style-name="ce2" table:formula="of:=COM.MICROSOFT.STDEV.S([.A53:.C53])" office:value-type="float" office:value="10.5356537528527" calcext:value-type="float">
            <text:p>10.5356537528527</text:p>
          </table:table-cell>
          <table:table-cell table:number-columns-repeated="2"/>
          <table:table-cell table:style-name="ce12"/>
          <table:table-cell/>
          <table:table-cell table:style-name="ce40" table:number-columns-repeated="2"/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54:.C54])" office:value-type="float" office:value="19" calcext:value-type="float">
            <text:p>19</text:p>
          </table:table-cell>
          <table:table-cell table:style-name="ce2" table:formula="of:=COM.MICROSOFT.STDEV.S([.A54:.C54])" office:value-type="float" office:value="6.92820323027551" calcext:value-type="float">
            <text:p>6.92820323027551</text:p>
          </table:table-cell>
          <table:table-cell table:number-columns-repeated="2"/>
          <table:table-cell table:style-name="ce12"/>
          <table:table-cell/>
          <table:table-cell table:style-name="ce40" table:number-columns-repeated="2"/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55:.C55])" office:value-type="float" office:value="20.6666666666667" calcext:value-type="float">
            <text:p>20.6666666666667</text:p>
          </table:table-cell>
          <table:table-cell table:style-name="ce2" table:formula="of:=COM.MICROSOFT.STDEV.S([.A55:.C55])" office:value-type="float" office:value="6.02771377334171" calcext:value-type="float">
            <text:p>6.0277137733417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41" office:value-type="string" calcext:value-type="string">
            <text:p>Bloco</text:p>
          </table:table-cell>
          <table:table-cell table:style-name="ce41" office:value-type="string" calcext:value-type="string">
            <text:p>Freqüência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56:.C56])" office:value-type="float" office:value="19.6666666666667" calcext:value-type="float">
            <text:p>19.6666666666667</text:p>
          </table:table-cell>
          <table:table-cell table:style-name="ce2" table:formula="of:=COM.MICROSOFT.STDEV.S([.A56:.C56])" office:value-type="float" office:value="7.50555349946514" calcext:value-type="float">
            <text:p>7.50555349946514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57:.C57])" office:value-type="float" office:value="24.6666666666667" calcext:value-type="float">
            <text:p>24.6666666666667</text:p>
          </table:table-cell>
          <table:table-cell table:style-name="ce2" table:formula="of:=COM.MICROSOFT.STDEV.S([.A57:.C57])" office:value-type="float" office:value="4.04145188432738" calcext:value-type="float">
            <text:p>4.04145188432738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58:.C58])" office:value-type="float" office:value="17.6666666666667" calcext:value-type="float">
            <text:p>17.6666666666667</text:p>
          </table:table-cell>
          <table:table-cell table:style-name="ce2" table:formula="of:=COM.MICROSOFT.STDEV.S([.A58:.C58])" office:value-type="float" office:value="10.6926766215636" calcext:value-type="float">
            <text:p>10.6926766215636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59:.C59])" office:value-type="float" office:value="20.6666666666667" calcext:value-type="float">
            <text:p>20.6666666666667</text:p>
          </table:table-cell>
          <table:table-cell table:style-name="ce2" table:formula="of:=COM.MICROSOFT.STDEV.S([.A59:.C59])" office:value-type="float" office:value="6.02771377334171" calcext:value-type="float">
            <text:p>6.0277137733417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 table:style-name="ce7" table:formula="of:=[.B$6]" office:value-type="float" office:value="27" calcext:value-type="float">
            <text:p>27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60:.C60])" office:value-type="float" office:value="22.3333333333333" calcext:value-type="float">
            <text:p>22.3333333333333</text:p>
          </table:table-cell>
          <table:table-cell table:style-name="ce2" table:formula="of:=COM.MICROSOFT.STDEV.S([.A60:.C60])" office:value-type="float" office:value="4.04145188432738" calcext:value-type="float">
            <text:p>4.04145188432738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61:.C61])" office:value-type="float" office:value="10" calcext:value-type="float">
            <text:p>10</text:p>
          </table:table-cell>
          <table:table-cell table:style-name="ce2" table:formula="of:=COM.MICROSOFT.STDEV.S([.A61:.C61])" office:value-type="float" office:value="3.46410161513775" calcext:value-type="float">
            <text:p>3.46410161513775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62:.C62])" office:value-type="float" office:value="15" calcext:value-type="float">
            <text:p>15</text:p>
          </table:table-cell>
          <table:table-cell table:style-name="ce2" table:formula="of:=COM.MICROSOFT.STDEV.S([.A62:.C62])" office:value-type="float" office:value="10.816653826392" calcext:value-type="float">
            <text:p>10.816653826392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63:.C63])" office:value-type="float" office:value="8" calcext:value-type="float">
            <text:p>8</text:p>
          </table:table-cell>
          <table:table-cell table:style-name="ce2" table:formula="of:=COM.MICROSOFT.STDEV.S([.A63:.C63])" office:value-type="float" office:value="3.46410161513775" calcext:value-type="float">
            <text:p>3.46410161513775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64:.C64])" office:value-type="float" office:value="11" calcext:value-type="float">
            <text:p>11</text:p>
          </table:table-cell>
          <table:table-cell table:style-name="ce2" table:formula="of:=COM.MICROSOFT.STDEV.S([.A64:.C64])" office:value-type="float" office:value="4.58257569495584" calcext:value-type="float">
            <text:p>4.58257569495584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65:.C65])" office:value-type="float" office:value="12.6666666666667" calcext:value-type="float">
            <text:p>12.6666666666667</text:p>
          </table:table-cell>
          <table:table-cell table:style-name="ce2" table:formula="of:=COM.MICROSOFT.STDEV.S([.A65:.C65])" office:value-type="float" office:value="7.02376916856849" calcext:value-type="float">
            <text:p>7.02376916856849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66:.C66])" office:value-type="float" office:value="15" calcext:value-type="float">
            <text:p>15</text:p>
          </table:table-cell>
          <table:table-cell table:style-name="ce2" table:formula="of:=COM.MICROSOFT.STDEV.S([.A66:.C66])" office:value-type="float" office:value="10.816653826392" calcext:value-type="float">
            <text:p>10.816653826392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67:.C67])" office:value-type="float" office:value="20" calcext:value-type="float">
            <text:p>20</text:p>
          </table:table-cell>
          <table:table-cell table:style-name="ce2" table:formula="of:=COM.MICROSOFT.STDEV.S([.A67:.C67])" office:value-type="float" office:value="12.1243556529821" calcext:value-type="float">
            <text:p>12.1243556529821</text:p>
          </table:table-cell>
          <table:table-cell table:number-columns-repeated="3"/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68:.C68])" office:value-type="float" office:value="13" calcext:value-type="float">
            <text:p>13</text:p>
          </table:table-cell>
          <table:table-cell table:style-name="ce2" table:formula="of:=COM.MICROSOFT.STDEV.S([.A68:.C68])" office:value-type="float" office:value="12.1243556529821" calcext:value-type="float">
            <text:p>12.1243556529821</text:p>
          </table:table-cell>
          <table:table-cell table:number-columns-repeated="3"/>
          <table:table-cell table:style-name="ce42" office:value-type="string" calcext:value-type="string">
            <text:p>Mais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69:.C69])" office:value-type="float" office:value="16" calcext:value-type="float">
            <text:p>16</text:p>
          </table:table-cell>
          <table:table-cell table:style-name="ce2" table:formula="of:=COM.MICROSOFT.STDEV.S([.A69:.C69])" office:value-type="float" office:value="10.5356537528527" calcext:value-type="float">
            <text:p>10.5356537528527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70:.C70])" office:value-type="float" office:value="17.6666666666667" calcext:value-type="float">
            <text:p>17.6666666666667</text:p>
          </table:table-cell>
          <table:table-cell table:style-name="ce2" table:formula="of:=COM.MICROSOFT.STDEV.S([.A70:.C70])" office:value-type="float" office:value="10.6926766215636" calcext:value-type="float">
            <text:p>10.6926766215636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71:.C71])" office:value-type="float" office:value="8" calcext:value-type="float">
            <text:p>8</text:p>
          </table:table-cell>
          <table:table-cell table:style-name="ce2" table:formula="of:=COM.MICROSOFT.STDEV.S([.A71:.C71])" office:value-type="float" office:value="3.46410161513775" calcext:value-type="float">
            <text:p>3.46410161513775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72:.C72])" office:value-type="float" office:value="13" calcext:value-type="float">
            <text:p>13</text:p>
          </table:table-cell>
          <table:table-cell table:style-name="ce2" table:formula="of:=COM.MICROSOFT.STDEV.S([.A72:.C72])" office:value-type="float" office:value="12.1243556529821" calcext:value-type="float">
            <text:p>12.1243556529821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73:.C73])" office:value-type="float" office:value="6" calcext:value-type="float">
            <text:p>6</text:p>
          </table:table-cell>
          <table:table-cell table:style-name="ce2" table:formula="of:=COM.MICROSOFT.STDEV.S([.A73:.C7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74:.C74])" office:value-type="float" office:value="9" calcext:value-type="float">
            <text:p>9</text:p>
          </table:table-cell>
          <table:table-cell table:style-name="ce2" table:formula="of:=COM.MICROSOFT.STDEV.S([.A74:.C74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75:.C75])" office:value-type="float" office:value="10.6666666666667" calcext:value-type="float">
            <text:p>10.6666666666667</text:p>
          </table:table-cell>
          <table:table-cell table:style-name="ce2" table:formula="of:=COM.MICROSOFT.STDEV.S([.A75:.C75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76:.C76])" office:value-type="float" office:value="11" calcext:value-type="float">
            <text:p>11</text:p>
          </table:table-cell>
          <table:table-cell table:style-name="ce2" table:formula="of:=COM.MICROSOFT.STDEV.S([.A76:.C76])" office:value-type="float" office:value="4.58257569495584" calcext:value-type="float">
            <text:p>4.58257569495584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77:.C77])" office:value-type="float" office:value="16" calcext:value-type="float">
            <text:p>16</text:p>
          </table:table-cell>
          <table:table-cell table:style-name="ce2" table:formula="of:=COM.MICROSOFT.STDEV.S([.A77:.C77])" office:value-type="float" office:value="10.5356537528527" calcext:value-type="float">
            <text:p>10.5356537528527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78:.C78])" office:value-type="float" office:value="9" calcext:value-type="float">
            <text:p>9</text:p>
          </table:table-cell>
          <table:table-cell table:style-name="ce2" table:formula="of:=COM.MICROSOFT.STDEV.S([.A78:.C78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79:.C79])" office:value-type="float" office:value="12" calcext:value-type="float">
            <text:p>12</text:p>
          </table:table-cell>
          <table:table-cell table:style-name="ce2" table:formula="of:=COM.MICROSOFT.STDEV.S([.A79:.C79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80:.C80])" office:value-type="float" office:value="13.6666666666667" calcext:value-type="float">
            <text:p>13.6666666666667</text:p>
          </table:table-cell>
          <table:table-cell table:style-name="ce2" table:formula="of:=COM.MICROSOFT.STDEV.S([.A80:.C80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81:.C81])" office:value-type="float" office:value="12.6666666666667" calcext:value-type="float">
            <text:p>12.6666666666667</text:p>
          </table:table-cell>
          <table:table-cell table:style-name="ce2" table:formula="of:=COM.MICROSOFT.STDEV.S([.A81:.C81])" office:value-type="float" office:value="7.02376916856849" calcext:value-type="float">
            <text:p>7.02376916856849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82:.C82])" office:value-type="float" office:value="17.6666666666667" calcext:value-type="float">
            <text:p>17.6666666666667</text:p>
          </table:table-cell>
          <table:table-cell table:style-name="ce2" table:formula="of:=COM.MICROSOFT.STDEV.S([.A82:.C82])" office:value-type="float" office:value="10.6926766215636" calcext:value-type="float">
            <text:p>10.6926766215636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83:.C83])" office:value-type="float" office:value="10.6666666666667" calcext:value-type="float">
            <text:p>10.6666666666667</text:p>
          </table:table-cell>
          <table:table-cell table:style-name="ce2" table:formula="of:=COM.MICROSOFT.STDEV.S([.A83:.C83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84:.C84])" office:value-type="float" office:value="13.6666666666667" calcext:value-type="float">
            <text:p>13.6666666666667</text:p>
          </table:table-cell>
          <table:table-cell table:style-name="ce2" table:formula="of:=COM.MICROSOFT.STDEV.S([.A84:.C84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C$6]" office:value-type="float" office:value="6" calcext:value-type="float">
            <text:p>6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85:.C85])" office:value-type="float" office:value="15.3333333333333" calcext:value-type="float">
            <text:p>15.3333333333333</text:p>
          </table:table-cell>
          <table:table-cell table:style-name="ce2" table:formula="of:=COM.MICROSOFT.STDEV.S([.A85:.C85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86:.C86])" office:value-type="float" office:value="13" calcext:value-type="float">
            <text:p>13</text:p>
          </table:table-cell>
          <table:table-cell table:style-name="ce2" table:formula="of:=COM.MICROSOFT.STDEV.S([.A86:.C86])" office:value-type="float" office:value="1.73205080756888" calcext:value-type="float">
            <text:p>1.73205080756888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87:.C87])" office:value-type="float" office:value="18" calcext:value-type="float">
            <text:p>18</text:p>
          </table:table-cell>
          <table:table-cell table:style-name="ce2" table:formula="of:=COM.MICROSOFT.STDEV.S([.A87:.C87])" office:value-type="float" office:value="7.93725393319377" calcext:value-type="float">
            <text:p>7.93725393319377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88:.C88])" office:value-type="float" office:value="11" calcext:value-type="float">
            <text:p>11</text:p>
          </table:table-cell>
          <table:table-cell table:style-name="ce2" table:formula="of:=COM.MICROSOFT.STDEV.S([.A88:.C88])" office:value-type="float" office:value="4.58257569495584" calcext:value-type="float">
            <text:p>4.58257569495584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89:.C89])" office:value-type="float" office:value="14" calcext:value-type="float">
            <text:p>14</text:p>
          </table:table-cell>
          <table:table-cell table:style-name="ce2" table:formula="of:=COM.MICROSOFT.STDEV.S([.A89:.C89])" office:value-type="float" office:value="1.73205080756888" calcext:value-type="float">
            <text:p>1.73205080756888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90:.C90])" office:value-type="float" office:value="15.6666666666667" calcext:value-type="float">
            <text:p>15.6666666666667</text:p>
          </table:table-cell>
          <table:table-cell table:style-name="ce2" table:formula="of:=COM.MICROSOFT.STDEV.S([.A90:.C90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91:.C91])" office:value-type="float" office:value="18" calcext:value-type="float">
            <text:p>18</text:p>
          </table:table-cell>
          <table:table-cell table:style-name="ce2" table:formula="of:=COM.MICROSOFT.STDEV.S([.A91:.C91])" office:value-type="float" office:value="7.93725393319377" calcext:value-type="float">
            <text:p>7.93725393319377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92:.C92])" office:value-type="float" office:value="23" calcext:value-type="float">
            <text:p>23</text:p>
          </table:table-cell>
          <table:table-cell table:style-name="ce2" table:formula="of:=COM.MICROSOFT.STDEV.S([.A92:.C92])" office:value-type="float" office:value="6.92820323027551" calcext:value-type="float">
            <text:p>6.92820323027551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93:.C93])" office:value-type="float" office:value="16" calcext:value-type="float">
            <text:p>16</text:p>
          </table:table-cell>
          <table:table-cell table:style-name="ce2" table:formula="of:=COM.MICROSOFT.STDEV.S([.A93:.C93])" office:value-type="float" office:value="10.5356537528527" calcext:value-type="float">
            <text:p>10.5356537528527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94:.C94])" office:value-type="float" office:value="19" calcext:value-type="float">
            <text:p>19</text:p>
          </table:table-cell>
          <table:table-cell table:style-name="ce2" table:formula="of:=COM.MICROSOFT.STDEV.S([.A94:.C94])" office:value-type="float" office:value="6.92820323027551" calcext:value-type="float">
            <text:p>6.92820323027551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95:.C95])" office:value-type="float" office:value="20.6666666666667" calcext:value-type="float">
            <text:p>20.6666666666667</text:p>
          </table:table-cell>
          <table:table-cell table:style-name="ce2" table:formula="of:=COM.MICROSOFT.STDEV.S([.A95:.C95])" office:value-type="float" office:value="6.02771377334171" calcext:value-type="float">
            <text:p>6.02771377334171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96:.C96])" office:value-type="float" office:value="11" calcext:value-type="float">
            <text:p>11</text:p>
          </table:table-cell>
          <table:table-cell table:style-name="ce2" table:formula="of:=COM.MICROSOFT.STDEV.S([.A96:.C96])" office:value-type="float" office:value="4.58257569495584" calcext:value-type="float">
            <text:p>4.58257569495584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97:.C97])" office:value-type="float" office:value="16" calcext:value-type="float">
            <text:p>16</text:p>
          </table:table-cell>
          <table:table-cell table:style-name="ce2" table:formula="of:=COM.MICROSOFT.STDEV.S([.A97:.C97])" office:value-type="float" office:value="10.5356537528527" calcext:value-type="float">
            <text:p>10.5356537528527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98:.C98])" office:value-type="float" office:value="9" calcext:value-type="float">
            <text:p>9</text:p>
          </table:table-cell>
          <table:table-cell table:style-name="ce2" table:formula="of:=COM.MICROSOFT.STDEV.S([.A98:.C98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99:.C99])" office:value-type="float" office:value="12" calcext:value-type="float">
            <text:p>12</text:p>
          </table:table-cell>
          <table:table-cell table:style-name="ce2" table:formula="of:=COM.MICROSOFT.STDEV.S([.A99:.C99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00:.C100])" office:value-type="float" office:value="13.6666666666667" calcext:value-type="float">
            <text:p>13.6666666666667</text:p>
          </table:table-cell>
          <table:table-cell table:style-name="ce2" table:formula="of:=COM.MICROSOFT.STDEV.S([.A100:.C100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01:.C101])" office:value-type="float" office:value="14" calcext:value-type="float">
            <text:p>14</text:p>
          </table:table-cell>
          <table:table-cell table:style-name="ce2" table:formula="of:=COM.MICROSOFT.STDEV.S([.A101:.C101])" office:value-type="float" office:value="1.73205080756888" calcext:value-type="float">
            <text:p>1.73205080756888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02:.C102])" office:value-type="float" office:value="19" calcext:value-type="float">
            <text:p>19</text:p>
          </table:table-cell>
          <table:table-cell table:style-name="ce2" table:formula="of:=COM.MICROSOFT.STDEV.S([.A102:.C102])" office:value-type="float" office:value="6.92820323027551" calcext:value-type="float">
            <text:p>6.92820323027551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03:.C103])" office:value-type="float" office:value="12" calcext:value-type="float">
            <text:p>12</text:p>
          </table:table-cell>
          <table:table-cell table:style-name="ce2" table:formula="of:=COM.MICROSOFT.STDEV.S([.A103:.C103])" office:value-type="float" office:value="5.19615242270663" calcext:value-type="float">
            <text:p>5.19615242270663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04:.C104])" office:value-type="float" office:value="15" calcext:value-type="float">
            <text:p>15</text:p>
          </table:table-cell>
          <table:table-cell table:style-name="ce2" table:formula="of:=COM.MICROSOFT.STDEV.S([.A104:.C10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05:.C105])" office:value-type="float" office:value="16.6666666666667" calcext:value-type="float">
            <text:p>16.6666666666667</text:p>
          </table:table-cell>
          <table:table-cell table:style-name="ce2" table:formula="of:=COM.MICROSOFT.STDEV.S([.A105:.C105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06:.C106])" office:value-type="float" office:value="15.6666666666667" calcext:value-type="float">
            <text:p>15.6666666666667</text:p>
          </table:table-cell>
          <table:table-cell table:style-name="ce2" table:formula="of:=COM.MICROSOFT.STDEV.S([.A106:.C106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07:.C107])" office:value-type="float" office:value="20.6666666666667" calcext:value-type="float">
            <text:p>20.6666666666667</text:p>
          </table:table-cell>
          <table:table-cell table:style-name="ce2" table:formula="of:=COM.MICROSOFT.STDEV.S([.A107:.C107])" office:value-type="float" office:value="6.02771377334171" calcext:value-type="float">
            <text:p>6.02771377334171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08:.C108])" office:value-type="float" office:value="13.6666666666667" calcext:value-type="float">
            <text:p>13.6666666666667</text:p>
          </table:table-cell>
          <table:table-cell table:style-name="ce2" table:formula="of:=COM.MICROSOFT.STDEV.S([.A108:.C108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09:.C109])" office:value-type="float" office:value="16.6666666666667" calcext:value-type="float">
            <text:p>16.6666666666667</text:p>
          </table:table-cell>
          <table:table-cell table:style-name="ce2" table:formula="of:=COM.MICROSOFT.STDEV.S([.A109:.C109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D$6]" office:value-type="float" office:value="15" calcext:value-type="float">
            <text:p>15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10:.C110])" office:value-type="float" office:value="18.3333333333333" calcext:value-type="float">
            <text:p>18.3333333333333</text:p>
          </table:table-cell>
          <table:table-cell table:style-name="ce2" table:formula="of:=COM.MICROSOFT.STDEV.S([.A110:.C110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11:.C111])" office:value-type="float" office:value="14.6666666666667" calcext:value-type="float">
            <text:p>14.6666666666667</text:p>
          </table:table-cell>
          <table:table-cell table:style-name="ce2" table:formula="of:=COM.MICROSOFT.STDEV.S([.A111:.C111])" office:value-type="float" office:value="4.61880215351701" calcext:value-type="float">
            <text:p>4.61880215351701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12:.C112])" office:value-type="float" office:value="19.6666666666667" calcext:value-type="float">
            <text:p>19.6666666666667</text:p>
          </table:table-cell>
          <table:table-cell table:style-name="ce2" table:formula="of:=COM.MICROSOFT.STDEV.S([.A112:.C112])" office:value-type="float" office:value="7.50555349946514" calcext:value-type="float">
            <text:p>7.50555349946514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13:.C113])" office:value-type="float" office:value="12.6666666666667" calcext:value-type="float">
            <text:p>12.6666666666667</text:p>
          </table:table-cell>
          <table:table-cell table:style-name="ce2" table:formula="of:=COM.MICROSOFT.STDEV.S([.A113:.C113])" office:value-type="float" office:value="7.02376916856849" calcext:value-type="float">
            <text:p>7.02376916856849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14:.C114])" office:value-type="float" office:value="15.6666666666667" calcext:value-type="float">
            <text:p>15.6666666666667</text:p>
          </table:table-cell>
          <table:table-cell table:style-name="ce2" table:formula="of:=COM.MICROSOFT.STDEV.S([.A114:.C114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A$6]" office:value-type="float" office:value="12" calcext:value-type="float">
            <text:p>12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15:.C115])" office:value-type="float" office:value="17.3333333333333" calcext:value-type="float">
            <text:p>17.3333333333333</text:p>
          </table:table-cell>
          <table:table-cell table:style-name="ce2" table:formula="of:=COM.MICROSOFT.STDEV.S([.A115:.C115])" office:value-type="float" office:value="4.61880215351701" calcext:value-type="float">
            <text:p>4.61880215351701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16:.C116])" office:value-type="float" office:value="19.6666666666667" calcext:value-type="float">
            <text:p>19.6666666666667</text:p>
          </table:table-cell>
          <table:table-cell table:style-name="ce2" table:formula="of:=COM.MICROSOFT.STDEV.S([.A116:.C116])" office:value-type="float" office:value="7.50555349946514" calcext:value-type="float">
            <text:p>7.50555349946514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17:.C117])" office:value-type="float" office:value="24.6666666666667" calcext:value-type="float">
            <text:p>24.6666666666667</text:p>
          </table:table-cell>
          <table:table-cell table:style-name="ce2" table:formula="of:=COM.MICROSOFT.STDEV.S([.A117:.C117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18:.C118])" office:value-type="float" office:value="17.6666666666667" calcext:value-type="float">
            <text:p>17.6666666666667</text:p>
          </table:table-cell>
          <table:table-cell table:style-name="ce2" table:formula="of:=COM.MICROSOFT.STDEV.S([.A118:.C118])" office:value-type="float" office:value="10.6926766215636" calcext:value-type="float">
            <text:p>10.6926766215636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19:.C119])" office:value-type="float" office:value="20.6666666666667" calcext:value-type="float">
            <text:p>20.6666666666667</text:p>
          </table:table-cell>
          <table:table-cell table:style-name="ce2" table:formula="of:=COM.MICROSOFT.STDEV.S([.A119:.C119])" office:value-type="float" office:value="6.02771377334171" calcext:value-type="float">
            <text:p>6.02771377334171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B$6]" office:value-type="float" office:value="27" calcext:value-type="float">
            <text:p>27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20:.C120])" office:value-type="float" office:value="22.3333333333333" calcext:value-type="float">
            <text:p>22.3333333333333</text:p>
          </table:table-cell>
          <table:table-cell table:style-name="ce2" table:formula="of:=COM.MICROSOFT.STDEV.S([.A120:.C120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21:.C121])" office:value-type="float" office:value="12.6666666666667" calcext:value-type="float">
            <text:p>12.6666666666667</text:p>
          </table:table-cell>
          <table:table-cell table:style-name="ce2" table:formula="of:=COM.MICROSOFT.STDEV.S([.A121:.C121])" office:value-type="float" office:value="7.02376916856849" calcext:value-type="float">
            <text:p>7.02376916856849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22:.C122])" office:value-type="float" office:value="17.6666666666667" calcext:value-type="float">
            <text:p>17.6666666666667</text:p>
          </table:table-cell>
          <table:table-cell table:style-name="ce2" table:formula="of:=COM.MICROSOFT.STDEV.S([.A122:.C122])" office:value-type="float" office:value="10.6926766215636" calcext:value-type="float">
            <text:p>10.6926766215636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23:.C123])" office:value-type="float" office:value="10.6666666666667" calcext:value-type="float">
            <text:p>10.6666666666667</text:p>
          </table:table-cell>
          <table:table-cell table:style-name="ce2" table:formula="of:=COM.MICROSOFT.STDEV.S([.A123:.C123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24:.C124])" office:value-type="float" office:value="13.6666666666667" calcext:value-type="float">
            <text:p>13.6666666666667</text:p>
          </table:table-cell>
          <table:table-cell table:style-name="ce2" table:formula="of:=COM.MICROSOFT.STDEV.S([.A124:.C124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C$6]" office:value-type="float" office:value="6" calcext:value-type="float">
            <text:p>6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25:.C125])" office:value-type="float" office:value="15.3333333333333" calcext:value-type="float">
            <text:p>15.3333333333333</text:p>
          </table:table-cell>
          <table:table-cell table:style-name="ce2" table:formula="of:=COM.MICROSOFT.STDEV.S([.A125:.C125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26:.C126])" office:value-type="float" office:value="15.6666666666667" calcext:value-type="float">
            <text:p>15.6666666666667</text:p>
          </table:table-cell>
          <table:table-cell table:style-name="ce2" table:formula="of:=COM.MICROSOFT.STDEV.S([.A126:.C126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27:.C127])" office:value-type="float" office:value="20.6666666666667" calcext:value-type="float">
            <text:p>20.6666666666667</text:p>
          </table:table-cell>
          <table:table-cell table:style-name="ce2" table:formula="of:=COM.MICROSOFT.STDEV.S([.A127:.C127])" office:value-type="float" office:value="6.02771377334171" calcext:value-type="float">
            <text:p>6.02771377334171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28:.C128])" office:value-type="float" office:value="13.6666666666667" calcext:value-type="float">
            <text:p>13.6666666666667</text:p>
          </table:table-cell>
          <table:table-cell table:style-name="ce2" table:formula="of:=COM.MICROSOFT.STDEV.S([.A128:.C128])" office:value-type="float" office:value="7.09459888459759" calcext:value-type="float">
            <text:p>7.09459888459759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29:.C129])" office:value-type="float" office:value="16.6666666666667" calcext:value-type="float">
            <text:p>16.6666666666667</text:p>
          </table:table-cell>
          <table:table-cell table:style-name="ce2" table:formula="of:=COM.MICROSOFT.STDEV.S([.A129:.C129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D$6]" office:value-type="float" office:value="15" calcext:value-type="float">
            <text:p>15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30:.C130])" office:value-type="float" office:value="18.3333333333333" calcext:value-type="float">
            <text:p>18.3333333333333</text:p>
          </table:table-cell>
          <table:table-cell table:style-name="ce2" table:formula="of:=COM.MICROSOFT.STDEV.S([.A130:.C130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A$6]" office:value-type="float" office:value="12" calcext:value-type="float">
            <text:p>12</text:p>
          </table:table-cell>
          <table:table-cell table:style-name="ce2" table:formula="of:=AVERAGE([.A131:.C131])" office:value-type="float" office:value="17.3333333333333" calcext:value-type="float">
            <text:p>17.3333333333333</text:p>
          </table:table-cell>
          <table:table-cell table:style-name="ce2" table:formula="of:=COM.MICROSOFT.STDEV.S([.A131:.C131])" office:value-type="float" office:value="4.61880215351701" calcext:value-type="float">
            <text:p>4.61880215351701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B$6]" office:value-type="float" office:value="27" calcext:value-type="float">
            <text:p>27</text:p>
          </table:table-cell>
          <table:table-cell table:style-name="ce2" table:formula="of:=AVERAGE([.A132:.C132])" office:value-type="float" office:value="22.3333333333333" calcext:value-type="float">
            <text:p>22.3333333333333</text:p>
          </table:table-cell>
          <table:table-cell table:style-name="ce2" table:formula="of:=COM.MICROSOFT.STDEV.S([.A132:.C132])" office:value-type="float" office:value="4.04145188432738" calcext:value-type="float">
            <text:p>4.04145188432738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C$6]" office:value-type="float" office:value="6" calcext:value-type="float">
            <text:p>6</text:p>
          </table:table-cell>
          <table:table-cell table:style-name="ce2" table:formula="of:=AVERAGE([.A133:.C133])" office:value-type="float" office:value="15.3333333333333" calcext:value-type="float">
            <text:p>15.3333333333333</text:p>
          </table:table-cell>
          <table:table-cell table:style-name="ce2" table:formula="of:=COM.MICROSOFT.STDEV.S([.A133:.C133])" office:value-type="float" office:value="8.08290376865476" calcext:value-type="float">
            <text:p>8.08290376865476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D$6]" office:value-type="float" office:value="15" calcext:value-type="float">
            <text:p>15</text:p>
          </table:table-cell>
          <table:table-cell table:style-name="ce2" table:formula="of:=AVERAGE([.A134:.C134])" office:value-type="float" office:value="18.3333333333333" calcext:value-type="float">
            <text:p>18.3333333333333</text:p>
          </table:table-cell>
          <table:table-cell table:style-name="ce2" table:formula="of:=COM.MICROSOFT.STDEV.S([.A134:.C134])" office:value-type="float" office:value="2.88675134594813" calcext:value-type="float">
            <text:p>2.88675134594813</text:p>
          </table:table-cell>
          <table:table-cell table:number-columns-repeated="1019"/>
        </table:table-row>
        <table:table-row table:style-name="ro3">
          <table:table-cell table:style-name="ce7" table:formula="of:=[.E$6]" office:value-type="float" office:value="20" calcext:value-type="float">
            <text:p>20</text:p>
          </table:table-cell>
          <table:table-cell table:style-name="ce7" table:formula="of:=[.E$6]" office:value-type="float" office:value="20" calcext:value-type="float">
            <text:p>20</text:p>
          </table:table-cell>
          <table:table-cell table:style-name="ce2" table:formula="of:=[.E$6]" office:value-type="float" office:value="20" calcext:value-type="float">
            <text:p>20</text:p>
          </table:table-cell>
          <table:table-cell table:style-name="ce2" table:formula="of:=AVERAGE([.A135:.C135])" office:value-type="float" office:value="20" calcext:value-type="float">
            <text:p>20</text:p>
          </table:table-cell>
          <table:table-cell table:style-name="ce2" table:formula="of:=COM.MICROSOFT.STDEV.S([.A135:.C13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8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ostragem sem repos. N=4, n=2" table:style-name="ta3"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pan text:style-name="T1">Comparação entre </text:span><text:span text:style-name="T2">POPULAÇÃO</text:span><text:span text:style-name="T3"> e </text:span><text:span text:style-name="T4">Amostragem </text:span><text:span text:style-name="T5">sem</text:span><text:span text:style-name="T6"> Repetição</text:span>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OPULAÇÃO N=4</text:p>
          </table:table-cell>
          <table:covered-table-cell table:number-columns-repeated="2" table:style-name="ce8"/>
          <table:covered-table-cell table:style-name="ce16"/>
          <table:table-cell table:number-columns-repeated="1020"/>
        </table:table-row>
        <table:table-row table:style-name="ro1">
          <table:table-cell table:style-name="ce2" office:value-type="string" calcext:value-type="string">
            <text:p>Elemento_1</text:p>
          </table:table-cell>
          <table:table-cell table:style-name="ce2" office:value-type="string" calcext:value-type="string">
            <text:p>Elemento_2</text:p>
          </table:table-cell>
          <table:table-cell table:style-name="ce2" office:value-type="string" calcext:value-type="string">
            <text:p>Elemento_3</text:p>
          </table:table-cell>
          <table:table-cell table:style-name="ce2" office:value-type="string" calcext:value-type="string">
            <text:p>Elemento_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 table:number-columns-spanned="5" table:number-rows-spanned="1">
            <text:p>Insira nas células A6:D6 os valores referentes a população</text:p>
          </table:table-cell>
          <table:covered-table-cell table:number-columns-repeated="4" table:style-name="ce1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2" table:number-rows-spanned="3">
            <text:p>Amostragem sem reposição, n=2 <text:s text:c="4"/>6 amostragens possíveis</text:p>
          </table:table-cell>
          <table:covered-table-cell table:style-name="ce9"/>
          <table:table-cell table:style-name="ce12" table:number-columns-repeated="2"/>
          <table:table-cell/>
          <table:table-cell table:style-name="ce20" office:value-type="string" calcext:value-type="string" table:number-columns-spanned="2" table:number-rows-spanned="2">
            <text:p>Média populacional <text:s/>µ</text:p>
          </table:table-cell>
          <table:covered-table-cell table:style-name="ce9"/>
          <table:table-cell table:style-name="ce25" table:formula="of:=AVERAGE([.A6:.D6])" office:value-type="float" office:value="2.5" calcext:value-type="float" table:number-columns-spanned="1" table:number-rows-spanned="2">
            <text:p>2.5</text:p>
          </table:table-cell>
          <table:table-cell table:style-name="ce26" office:value-type="string" calcext:value-type="string" table:number-columns-spanned="4" table:number-rows-spanned="2">
            <text:p>Essa é a média dos quatro elementos que compõe a população</text:p>
          </table:table-cell>
          <table:covered-table-cell table:number-columns-repeated="2" table:style-name="ce29"/>
          <table:covered-table-cell table:style-name="ce9"/>
          <table:table-cell table:number-columns-repeated="1012"/>
        </table:table-row>
        <table:table-row table:style-name="ro1">
          <table:covered-table-cell table:style-name="ce5"/>
          <table:covered-table-cell table:style-name="ce10"/>
          <table:table-cell table:style-name="ce13" office:value-type="string" calcext:value-type="string" table:number-columns-spanned="1" table:number-rows-spanned="2">
            <text:p>Médias amostrais</text:p>
          </table:table-cell>
          <table:table-cell table:style-name="ce17" office:value-type="string" calcext:value-type="string" table:number-columns-spanned="1" table:number-rows-spanned="2">
            <text:p>Desvio padrão amostral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6"/>
          <table:covered-table-cell table:number-columns-repeated="2" table:style-name="ce30"/>
          <table:covered-table-cell table:style-name="ce11"/>
          <table:table-cell table:number-columns-repeated="1012"/>
        </table:table-row>
        <table:table-row table:style-name="ro1">
          <table:covered-table-cell table:style-name="ce5"/>
          <table:covered-table-cell table:style-name="ce10"/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B$6]" office:value-type="float" office:value="2" calcext:value-type="float">
            <text:p>2</text:p>
          </table:table-cell>
          <table:table-cell table:style-name="ce2" table:formula="of:=AVERAGE([.A11:.B11])" office:value-type="float" office:value="1.5" calcext:value-type="float">
            <text:p>1.5</text:p>
          </table:table-cell>
          <table:table-cell table:style-name="ce2" table:formula="of:=COM.MICROSOFT.STDEV.S([.A11:.B11])" office:value-type="float" office:value="0.707106781186548" calcext:value-type="float">
            <text:p>0.707106781186548</text:p>
          </table:table-cell>
          <table:table-cell/>
          <table:table-cell table:style-name="ce20" office:value-type="string" calcext:value-type="string" table:number-columns-spanned="2" table:number-rows-spanned="2">
            <text:p>Desvio padrão pop. <text:s text:c="2"/></text:p>
          </table:table-cell>
          <table:covered-table-cell table:style-name="ce9"/>
          <table:table-cell table:style-name="ce20" table:formula="of:=COM.MICROSOFT.STDEV.P([.A6:.D6])" office:value-type="float" office:value="1.118033989" calcext:value-type="float" table:number-columns-spanned="1" table:number-rows-spanned="2">
            <text:p>1.118033989</text:p>
          </table:table-cell>
          <table:table-cell table:style-name="ce27"/>
          <table:table-cell table:style-name="ce31" office:value-type="string" calcext:value-type="string" table:number-columns-spanned="2" table:number-rows-spanned="2">
            <text:p>Variância da pop.</text:p>
          </table:table-cell>
          <table:covered-table-cell table:style-name="ce9"/>
          <table:table-cell table:style-name="ce31" table:formula="of:=COM.MICROSOFT.VAR.P([.A6:.D6])" office:value-type="float" office:value="1.25" calcext:value-type="float" table:number-columns-spanned="1" table:number-rows-spanned="2">
            <text:p>1.25</text:p>
          </table:table-cell>
          <table:table-cell>
            <draw:g table:end-cell-address="'Amostragem sem repos. N=4, n=2'.O12" table:end-x="54.68pt" table:end-y="0.74pt" draw:z-index="2" draw:name="Shape 2">
              <draw:custom-shape draw:name="Shape 16" draw:style-name="gr1" draw:text-style-name="P1" svg:width="167.98pt" svg:height="2.98pt" svg:x="0pt" svg:y="12.76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1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AVERAGE([.A12:.B12])" office:value-type="float" office:value="2" calcext:value-type="float">
            <text:p>2</text:p>
          </table:table-cell>
          <table:table-cell table:style-name="ce2" table:formula="of:=COM.MICROSOFT.STDEV.S([.A12:.B12])" office:value-type="float" office:value="1.4142135623731" calcext:value-type="float">
            <text:p>1.4142135623731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 table:style-name="ce27"/>
          <table:covered-table-cell table:style-name="ce6"/>
          <table:covered-table-cell table:style-name="ce11"/>
          <table:covered-table-cell table:style-name="ce14"/>
          <table:table-cell table:number-columns-repeated="2"/>
          <table:table-cell>
            <draw:g table:end-cell-address="'Amostragem sem repos. N=4, n=2'.O25" table:end-x="41.98pt" table:end-y="2.21pt" draw:z-index="3" draw:name="Shape 2">
              <draw:custom-shape draw:name="Shape 17" draw:style-name="gr2" draw:text-style-name="P1" svg:width="2.98pt" svg:height="200.21pt" svg:x="39pt" svg:y="0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AVERAGE([.A13:.B13])" office:value-type="float" office:value="2.5" calcext:value-type="float">
            <text:p>2.5</text:p>
          </table:table-cell>
          <table:table-cell table:style-name="ce2" table:formula="of:=COM.MICROSOFT.STDEV.S([.A13:.B13])" office:value-type="float" office:value="2.12132034355964" calcext:value-type="float">
            <text:p>2.12132034355964</text:p>
          </table:table-cell>
          <table:table-cell table:number-columns-repeated="1020"/>
        </table:table-row>
        <table:table-row table:style-name="ro1">
          <table:table-cell table:style-name="ce7" table:formula="of:=[.B$6]" office:value-type="float" office:value="2" calcext:value-type="float">
            <text:p>2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AVERAGE([.A14:.B14])" office:value-type="float" office:value="2.5" calcext:value-type="float">
            <text:p>2.5</text:p>
          </table:table-cell>
          <table:table-cell table:style-name="ce2" table:formula="of:=COM.MICROSOFT.STDEV.S([.A14:.B14])" office:value-type="float" office:value="0.707106781186548" calcext:value-type="float">
            <text:p>0.707106781186548</text:p>
          </table:table-cell>
          <table:table-cell table:number-columns-repeated="1020"/>
        </table:table-row>
        <table:table-row table:style-name="ro1">
          <table:table-cell table:style-name="ce7" table:formula="of:=[.B$6]" office:value-type="float" office:value="2" calcext:value-type="float">
            <text:p>2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AVERAGE([.A15:.B15])" office:value-type="float" office:value="3" calcext:value-type="float">
            <text:p>3</text:p>
          </table:table-cell>
          <table:table-cell table:style-name="ce2" table:formula="of:=COM.MICROSOFT.STDEV.S([.A15:.B15])" office:value-type="float" office:value="1.4142135623731" calcext:value-type="float">
            <text:p>1.4142135623731</text:p>
          </table:table-cell>
          <table:table-cell/>
          <table:table-cell table:style-name="ce21" office:value-type="string" calcext:value-type="string" table:number-columns-spanned="2" table:number-rows-spanned="2">
            <text:p>Méia das médias amostrais</text:p>
          </table:table-cell>
          <table:covered-table-cell table:style-name="ce9"/>
          <table:table-cell table:style-name="ce25" table:formula="of:=AVERAGE([.C11:.C16])" office:value-type="float" office:value="2.5" calcext:value-type="float" table:number-columns-spanned="1" table:number-rows-spanned="2">
            <text:p>2.5</text:p>
          </table:table-cell>
          <table:table-cell table:style-name="ce28" office:value-type="string" calcext:value-type="string" table:number-columns-spanned="4" table:number-rows-spanned="2">
            <text:p>Essa é a média das médias das 16 amostras</text:p>
          </table:table-cell>
          <table:covered-table-cell table:number-columns-repeated="3" table:style-name="ce19"/>
          <table:table-cell table:number-columns-repeated="1012"/>
        </table:table-row>
        <table:table-row table:style-name="ro1">
          <table:table-cell table:style-name="ce7" table:formula="of:=[.C$6]" office:value-type="float" office:value="3" calcext:value-type="float">
            <text:p>3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AVERAGE([.A16:.B16])" office:value-type="float" office:value="3.5" calcext:value-type="float">
            <text:p>3.5</text:p>
          </table:table-cell>
          <table:table-cell table:style-name="ce2" table:formula="of:=COM.MICROSOFT.STDEV.S([.A16:.B16])" office:value-type="float" office:value="0.707106781186548" calcext:value-type="float">
            <text:p>0.707106781186548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5"/>
          <table:covered-table-cell table:number-columns-repeated="3" table:style-name="ce19"/>
          <table:table-cell table:number-columns-repeated="1012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/>
          <table:table-cell table:style-name="ce22" office:value-type="string" calcext:value-type="string" table:number-columns-spanned="2" table:number-rows-spanned="2">
            <text:p>Desvio padrão do conjunto de todas as amostras</text:p>
          </table:table-cell>
          <table:covered-table-cell table:style-name="ce9"/>
          <table:table-cell table:style-name="ce20" table:formula="of:=COM.MICROSOFT.STDEV.P([.C11:.C16])" office:value-type="float" office:value="0.6454972244" calcext:value-type="float" table:number-columns-spanned="1" table:number-rows-spanned="2">
            <text:p>0.6454972244</text:p>
          </table:table-cell>
          <table:table-cell/>
          <table:table-cell table:style-name="ce32" office:value-type="string" calcext:value-type="string" table:number-columns-spanned="2" table:number-rows-spanned="2">
            <text:p>Variância entre todas as médias amostrais</text:p>
          </table:table-cell>
          <table:covered-table-cell table:style-name="ce19"/>
          <table:table-cell table:style-name="ce33" table:formula="of:=COM.MICROSOFT.VAR.P([.C11:.C16])" office:value-type="float" office:value="0.4166666667" calcext:value-type="float" table:number-columns-spanned="1" table:number-rows-spanned="2">
            <text:p>0.4166666667</text:p>
          </table:table-cell>
          <table:table-cell table:number-columns-repeated="1012"/>
        </table:table-row>
        <table:table-row table:style-name="ro1">
          <table:table-cell table:style-name="ce12" table:number-columns-repeated="4"/>
          <table:table-cell/>
          <table:covered-table-cell table:style-name="ce6"/>
          <table:covered-table-cell table:style-name="ce11"/>
          <table:covered-table-cell table:style-name="ce14"/>
          <table:table-cell/>
          <table:covered-table-cell table:number-columns-repeated="3" table:style-name="ce19"/>
          <table:table-cell>
            <draw:g table:end-cell-address="'Amostragem sem repos. N=4, n=2'.O19" table:end-x="8.96pt" table:end-y="3pt" draw:z-index="5" draw:name="Shape 2">
              <draw:custom-shape draw:name="Shape 19" draw:style-name="gr2" draw:text-style-name="P1" svg:width="121.46pt" svg:height="2.98pt" draw:transform="rotate (-3.14159265358979) translate (122.258267716535pt 3.00472440944882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/>
          <table:table-cell>
            <draw:g table:end-cell-address="'Amostragem sem repos. N=4, n=2'.O24" table:end-x="4.11pt" table:end-y="12.02pt" draw:z-index="4" draw:name="Shape 2">
              <draw:custom-shape draw:name="Shape 18" draw:style-name="gr1" draw:text-style-name="P1" svg:width="2.98pt" svg:height="88.47pt" draw:transform="rotate (-3.14159265358979) translate (4.11023622047244pt 89.2629921259843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3">
          <table:table-cell table:style-name="ce12" table:number-columns-repeated="4"/>
          <table:table-cell table:number-columns-repeated="1020"/>
        </table:table-row>
        <table:table-row table:style-name="ro3">
          <table:table-cell table:style-name="ce12" table:number-columns-repeated="4"/>
          <table:table-cell/>
          <table:table-cell table:style-name="ce23" office:value-type="string" calcext:value-type="string" table:number-columns-spanned="7" table:number-rows-spanned="2">
            <text:p>A MÉDIA da população é IGUAL <text:s/>a MÉDIA das médias AMOSTRAIS </text:p>
          </table:table-cell>
          <table:covered-table-cell table:number-columns-repeated="6" table:style-name="ce19"/>
          <table:table-cell table:style-name="ce34" table:number-columns-spanned="2" table:number-rows-spanned="2">
            <draw:custom-shape table:end-cell-address="'Amostragem sem repos. N=4, n=2'.N23" table:end-x="46.8pt" table:end-y="14.94pt" draw:z-index="0" draw:name="Shape 3" draw:style-name="gr3" draw:text-style-name="P2" svg:width="80.22pt" svg:height="29.96pt" svg:x="23.24pt" svg:y="0.7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number-columns-repeated="1010"/>
        </table:table-row>
        <table:table-row table:style-name="ro3">
          <table:table-cell table:style-name="ce12" table:number-columns-repeated="4"/>
          <table:table-cell/>
          <table:covered-table-cell table:number-columns-repeated="7" table:style-name="ce19"/>
          <table:covered-table-cell table:number-columns-repeated="2"/>
          <table:table-cell table:number-columns-repeated="1010"/>
        </table:table-row>
        <table:table-row table:style-name="ro3">
          <table:table-cell table:style-name="ce12" table:number-columns-repeated="4"/>
          <table:table-cell table:number-columns-repeated="8"/>
          <table:table-cell>
            <draw:custom-shape table:end-cell-address="'Amostragem sem repos. N=4, n=2'.P27" table:end-x="3.26pt" table:end-y="12.73pt" draw:z-index="1" draw:name="Shape 15" draw:style-name="gr4" draw:text-style-name="P3" svg:width="156.73pt" svg:height="48.73pt" svg:x="16.5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table:style-name="ce12" table:number-columns-repeated="4"/>
          <table:table-cell/>
          <table:table-cell table:style-name="ce24" office:value-type="string" calcext:value-type="string" table:number-columns-spanned="7" table:number-rows-spanned="2">
            <text:p>A VARIÂNCIA AMOSTRAL corresponde ao produto (da variância da população dividida por "n") pelo fator de correção</text:p>
          </table:table-cell>
          <table:covered-table-cell table:number-columns-repeated="6" table:style-name="ce19"/>
          <table:table-cell table:style-name="ce34" office:value-type="string" calcext:value-type="string" table:number-columns-spanned="2" table:number-rows-spanned="2">
            <text:p>amostral</text:p>
          </table:table-cell>
          <table:covered-table-cell/>
          <table:table-cell table:number-columns-repeated="1010"/>
        </table:table-row>
        <table:table-row table:style-name="ro3">
          <table:table-cell table:style-name="ce12" table:number-columns-repeated="4"/>
          <table:table-cell/>
          <table:covered-table-cell table:number-columns-repeated="7" table:style-name="ce19"/>
          <table:covered-table-cell table:number-columns-repeated="2"/>
          <table:table-cell table:number-columns-repeated="1010"/>
        </table:table-row>
        <table:table-row table:style-name="ro3" table:number-rows-repeated="16">
          <table:table-cell table:style-name="ce40" table:number-columns-repeated="2"/>
          <table:table-cell table:number-columns-repeated="1022"/>
        </table:table-row>
        <table:table-row table:style-name="ro3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ostragem sem repos. N=5, n=3" table:style-name="ta4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number-columns-repeated="18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<text:span text:style-name="T1">Comparação entre </text:span><text:span text:style-name="T2">POPULAÇÃO</text:span><text:span text:style-name="T3"> e </text:span><text:span text:style-name="T4">Amostragem </text:span><text:span text:style-name="T5">sem</text:span><text:span text:style-name="T6"> Repetição</text:span>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POPULAÇÃO N=5</text:p>
          </table:table-cell>
          <table:covered-table-cell table:number-columns-repeated="3" table:style-name="ce8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Elemento_1</text:p>
          </table:table-cell>
          <table:table-cell table:style-name="ce2" office:value-type="string" calcext:value-type="string">
            <text:p>Elemento_2</text:p>
          </table:table-cell>
          <table:table-cell table:style-name="ce2" office:value-type="string" calcext:value-type="string">
            <text:p>Elemento_3</text:p>
          </table:table-cell>
          <table:table-cell table:style-name="ce2" office:value-type="string" calcext:value-type="string">
            <text:p>Elemento_4</text:p>
          </table:table-cell>
          <table:table-cell table:style-name="ce2" office:value-type="string" calcext:value-type="string">
            <text:p>Elemento_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 table:number-columns-spanned="5" table:number-rows-spanned="1">
            <text:p>Insira nas células A6:E6 os valores referentes a população</text:p>
          </table:table-cell>
          <table:covered-table-cell table:number-columns-repeated="4" table:style-name="ce1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3">
            <text:p>Amostragem sem reposição, n=3 <text:s text:c="3"/>10 amostragens possíveis</text:p>
          </table:table-cell>
          <table:covered-table-cell table:number-columns-repeated="2" table:style-name="ce19"/>
          <table:table-cell table:style-name="ce12" table:number-columns-repeated="2"/>
          <table:table-cell/>
          <table:table-cell table:style-name="ce20" office:value-type="string" calcext:value-type="string" table:number-columns-spanned="2" table:number-rows-spanned="2">
            <text:p>Média populacional <text:s/>µ</text:p>
          </table:table-cell>
          <table:covered-table-cell table:style-name="ce9"/>
          <table:table-cell table:style-name="ce25" table:formula="of:=AVERAGE([.A6:.E6])" office:value-type="float" office:value="3" calcext:value-type="float" table:number-columns-spanned="1" table:number-rows-spanned="2">
            <text:p>3</text:p>
          </table:table-cell>
          <table:table-cell table:style-name="ce26" office:value-type="string" calcext:value-type="string" table:number-columns-spanned="4" table:number-rows-spanned="2">
            <text:p>Essa é a média dos quatro elementos que compõe a população</text:p>
          </table:table-cell>
          <table:covered-table-cell table:number-columns-repeated="2" table:style-name="ce29"/>
          <table:covered-table-cell table:style-name="ce9"/>
          <table:table-cell table:number-columns-repeated="1011"/>
        </table:table-row>
        <table:table-row table:style-name="ro1">
          <table:covered-table-cell table:style-name="ce5"/>
          <table:covered-table-cell/>
          <table:covered-table-cell table:style-name="ce19"/>
          <table:table-cell table:style-name="ce13" office:value-type="string" calcext:value-type="string" table:number-columns-spanned="1" table:number-rows-spanned="2">
            <text:p>Médias amostrais</text:p>
          </table:table-cell>
          <table:table-cell table:style-name="ce17" office:value-type="string" calcext:value-type="string" table:number-columns-spanned="1" table:number-rows-spanned="2">
            <text:p>Desvio padrão amostral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6"/>
          <table:covered-table-cell table:number-columns-repeated="2" table:style-name="ce30"/>
          <table:covered-table-cell table:style-name="ce11"/>
          <table:table-cell table:number-columns-repeated="1011"/>
        </table:table-row>
        <table:table-row table:style-name="ro1">
          <table:covered-table-cell table:style-name="ce6"/>
          <table:covered-table-cell table:number-columns-repeated="2" table:style-name="ce30"/>
          <table:covered-table-cell table:number-columns-repeated="2" table:style-name="ce14"/>
          <table:table-cell table:number-columns-repeated="1019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B$6]" office:value-type="float" office:value="2" calcext:value-type="float">
            <text:p>2</text:p>
          </table:table-cell>
          <table:table-cell table:style-name="ce2" table:formula="of:=[.C$6]" office:value-type="float" office:value="3" calcext:value-type="float">
            <text:p>3</text:p>
          </table:table-cell>
          <table:table-cell table:style-name="ce2" table:formula="of:=AVERAGE([.A11:.C11])" office:value-type="float" office:value="2" calcext:value-type="float">
            <text:p>2</text:p>
          </table:table-cell>
          <table:table-cell table:style-name="ce2" table:formula="of:=COM.MICROSOFT.STDEV.S([.A11:.C11])" office:value-type="float" office:value="1" calcext:value-type="float">
            <text:p>1</text:p>
          </table:table-cell>
          <table:table-cell/>
          <table:table-cell table:style-name="ce20" office:value-type="string" calcext:value-type="string" table:number-columns-spanned="2" table:number-rows-spanned="2">
            <text:p>Desvio padrão pop. <text:s text:c="2"/></text:p>
          </table:table-cell>
          <table:covered-table-cell table:style-name="ce9"/>
          <table:table-cell table:style-name="ce20" table:formula="of:=COM.MICROSOFT.STDEV.P([.A6:.E6])" office:value-type="float" office:value="1.414213562" calcext:value-type="float" table:number-columns-spanned="1" table:number-rows-spanned="2">
            <text:p>1.414213562</text:p>
          </table:table-cell>
          <table:table-cell table:style-name="ce27"/>
          <table:table-cell table:style-name="ce31" office:value-type="string" calcext:value-type="string" table:number-columns-spanned="2" table:number-rows-spanned="2">
            <text:p>Variância da pop.</text:p>
          </table:table-cell>
          <table:covered-table-cell table:style-name="ce9"/>
          <table:table-cell table:style-name="ce31" table:formula="of:=COM.MICROSOFT.VAR.P([.A6:.E6])" office:value-type="float" office:value="2" calcext:value-type="float" table:number-columns-spanned="1" table:number-rows-spanned="2">
            <text:p>2</text:p>
          </table:table-cell>
          <table:table-cell>
            <draw:g table:end-cell-address="'Amostragem sem repos. N=5, n=3'.P12" table:end-x="14.91pt" table:end-y="0.74pt" draw:z-index="3" draw:name="Shape 2">
              <draw:custom-shape draw:name="Shape 20" draw:style-name="gr1" draw:text-style-name="P1" svg:width="127.47pt" svg:height="2.98pt" svg:x="0.74pt" svg:y="12.76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0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B$6]" office:value-type="float" office:value="2" calcext:value-type="float">
            <text:p>2</text:p>
          </table:table-cell>
          <table:table-cell table:style-name="ce2" table:formula="of:=[.D$6]" office:value-type="float" office:value="4" calcext:value-type="float">
            <text:p>4</text:p>
          </table:table-cell>
          <table:table-cell table:style-name="ce2" table:formula="of:=AVERAGE([.A12:.C12])" office:value-type="float" office:value="2.33333333333333" calcext:value-type="float">
            <text:p>2.33333333333333</text:p>
          </table:table-cell>
          <table:table-cell table:style-name="ce2" table:formula="of:=COM.MICROSOFT.STDEV.S([.A12:.C12])" office:value-type="float" office:value="1.52752523165195" calcext:value-type="float">
            <text:p>1.52752523165195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 table:style-name="ce27"/>
          <table:covered-table-cell table:style-name="ce6"/>
          <table:covered-table-cell table:style-name="ce11"/>
          <table:covered-table-cell table:style-name="ce14"/>
          <table:table-cell/>
          <table:table-cell>
            <draw:g table:end-cell-address="'Amostragem sem repos. N=5, n=3'.P25" table:end-x="2.24pt" table:end-y="0.71pt" draw:z-index="4" draw:name="Shape 2">
              <draw:custom-shape draw:name="Shape 21" draw:style-name="gr2" draw:text-style-name="P1" svg:width="2.98pt" svg:height="198.71pt" svg:x="55.93pt" svg:y="0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B$6]" office:value-type="float" office:value="2" calcext:value-type="float">
            <text:p>2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13:.C13])" office:value-type="float" office:value="2.66666666666667" calcext:value-type="float">
            <text:p>2.66666666666667</text:p>
          </table:table-cell>
          <table:table-cell table:style-name="ce2" table:formula="of:=COM.MICROSOFT.STDEV.S([.A13:.C13])" office:value-type="float" office:value="2.08166599946613" calcext:value-type="float">
            <text:p>2.08166599946613</text:p>
          </table:table-cell>
          <table:table-cell table:number-columns-repeated="1019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[.D$6]" office:value-type="float" office:value="4" calcext:value-type="float">
            <text:p>4</text:p>
          </table:table-cell>
          <table:table-cell table:style-name="ce2" table:formula="of:=AVERAGE([.A14:.C14])" office:value-type="float" office:value="2.66666666666667" calcext:value-type="float">
            <text:p>2.66666666666667</text:p>
          </table:table-cell>
          <table:table-cell table:style-name="ce2" table:formula="of:=COM.MICROSOFT.STDEV.S([.A14:.C14])" office:value-type="float" office:value="1.52752523165195" calcext:value-type="float">
            <text:p>1.52752523165195</text:p>
          </table:table-cell>
          <table:table-cell table:number-columns-repeated="1019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15:.C15])" office:value-type="float" office:value="3" calcext:value-type="float">
            <text:p>3</text:p>
          </table:table-cell>
          <table:table-cell table:style-name="ce2" table:formula="of:=COM.MICROSOFT.STDEV.S([.A15:.C15])" office:value-type="float" office:value="2" calcext:value-type="float">
            <text:p>2</text:p>
          </table:table-cell>
          <table:table-cell/>
          <table:table-cell table:style-name="ce21" office:value-type="string" calcext:value-type="string" table:number-columns-spanned="2" table:number-rows-spanned="2">
            <text:p>Méia das médias amostrais</text:p>
          </table:table-cell>
          <table:covered-table-cell table:style-name="ce9"/>
          <table:table-cell table:style-name="ce25" table:formula="of:=AVERAGE([.D11:.D20])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 table:number-columns-spanned="4" table:number-rows-spanned="2">
            <text:p>Essa é a média das médias das 16 amostras</text:p>
          </table:table-cell>
          <table:covered-table-cell table:number-columns-repeated="3" table:style-name="ce19"/>
          <table:table-cell table:number-columns-repeated="1011"/>
        </table:table-row>
        <table:table-row table:style-name="ro1">
          <table:table-cell table:style-name="ce7" table:formula="of:=[.A$6]" office:value-type="float" office:value="1" calcext:value-type="float">
            <text:p>1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16:.C16])" office:value-type="float" office:value="3.33333333333333" calcext:value-type="float">
            <text:p>3.33333333333333</text:p>
          </table:table-cell>
          <table:table-cell table:style-name="ce2" table:formula="of:=COM.MICROSOFT.STDEV.S([.A16:.C16])" office:value-type="float" office:value="2.08166599946613" calcext:value-type="float">
            <text:p>2.08166599946613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5"/>
          <table:covered-table-cell table:number-columns-repeated="3" table:style-name="ce19"/>
          <table:table-cell table:number-columns-repeated="1011"/>
        </table:table-row>
        <table:table-row table:style-name="ro1">
          <table:table-cell table:style-name="ce7" table:formula="of:=[.B$6]" office:value-type="float" office:value="2" calcext:value-type="float">
            <text:p>2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[.D$6]" office:value-type="float" office:value="4" calcext:value-type="float">
            <text:p>4</text:p>
          </table:table-cell>
          <table:table-cell table:style-name="ce2" table:formula="of:=AVERAGE([.A17:.C17])" office:value-type="float" office:value="3" calcext:value-type="float">
            <text:p>3</text:p>
          </table:table-cell>
          <table:table-cell table:style-name="ce2" table:formula="of:=COM.MICROSOFT.STDEV.S([.A17:.C17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[.B$6]" office:value-type="float" office:value="2" calcext:value-type="float">
            <text:p>2</text:p>
          </table:table-cell>
          <table:table-cell table:style-name="ce7" table:formula="of:=[.C$6]" office:value-type="float" office:value="3" calcext:value-type="float">
            <text:p>3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18:.C18])" office:value-type="float" office:value="3.33333333333333" calcext:value-type="float">
            <text:p>3.33333333333333</text:p>
          </table:table-cell>
          <table:table-cell table:style-name="ce2" table:formula="of:=COM.MICROSOFT.STDEV.S([.A18:.C18])" office:value-type="float" office:value="1.52752523165195" calcext:value-type="float">
            <text:p>1.52752523165195</text:p>
          </table:table-cell>
          <table:table-cell/>
          <table:table-cell table:style-name="ce22" office:value-type="string" calcext:value-type="string" table:number-columns-spanned="2" table:number-rows-spanned="2">
            <text:p>Desvio padrão do conjunto de todas as amostras</text:p>
          </table:table-cell>
          <table:covered-table-cell table:style-name="ce9"/>
          <table:table-cell table:style-name="ce20" table:formula="of:=COM.MICROSOFT.STDEV.P([.D11:.D20])" office:value-type="float" office:value="0.5773502692" calcext:value-type="float" table:number-columns-spanned="1" table:number-rows-spanned="2">
            <text:p>0.5773502692</text:p>
          </table:table-cell>
          <table:table-cell/>
          <table:table-cell table:style-name="ce32" office:value-type="string" calcext:value-type="string" table:number-columns-spanned="2" table:number-rows-spanned="2">
            <text:p>Variância entre todas as médias amostrais</text:p>
          </table:table-cell>
          <table:covered-table-cell table:style-name="ce19"/>
          <table:table-cell table:style-name="ce33" table:formula="of:=COM.MICROSOFT.VAR.P([.D11:.D20])" office:value-type="float" office:value="0.3333333333" calcext:value-type="float" table:number-columns-spanned="1" table:number-rows-spanned="2">
            <text:p>0.3333333333</text:p>
          </table:table-cell>
          <table:table-cell table:number-columns-repeated="1011"/>
        </table:table-row>
        <table:table-row table:style-name="ro1">
          <table:table-cell table:style-name="ce7" table:formula="of:=[.B$6]" office:value-type="float" office:value="2" calcext:value-type="float">
            <text:p>2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19:.C19])" office:value-type="float" office:value="3.66666666666667" calcext:value-type="float">
            <text:p>3.66666666666667</text:p>
          </table:table-cell>
          <table:table-cell table:style-name="ce2" table:formula="of:=COM.MICROSOFT.STDEV.S([.A19:.C19])" office:value-type="float" office:value="1.52752523165195" calcext:value-type="float">
            <text:p>1.52752523165195</text:p>
          </table:table-cell>
          <table:table-cell/>
          <table:covered-table-cell table:style-name="ce6"/>
          <table:covered-table-cell table:style-name="ce11"/>
          <table:covered-table-cell table:style-name="ce14"/>
          <table:table-cell/>
          <table:covered-table-cell table:number-columns-repeated="3" table:style-name="ce19"/>
          <table:table-cell>
            <draw:g table:end-cell-address="'Amostragem sem repos. N=5, n=3'.P19" table:end-x="0.71pt" table:end-y="8.25pt" draw:z-index="6" draw:name="Shape 2">
              <draw:custom-shape draw:name="Shape 23" draw:style-name="gr2" draw:text-style-name="P1" svg:width="112.48pt" svg:height="2.98pt" draw:transform="rotate (-3.14159265358979) translate (114.009448818898pt 8.2488188976378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>
            <draw:g table:end-cell-address="'Amostragem sem repos. N=5, n=3'.O24" table:end-x="50.26pt" table:end-y="13.49pt" draw:z-index="5" draw:name="Shape 2">
              <draw:custom-shape draw:name="Shape 22" draw:style-name="gr1" draw:text-style-name="P1" svg:width="2.21pt" svg:height="83.96pt" draw:transform="rotate (-3.14159265358979) translate (50.2582677165354pt 90.7370078740157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09"/>
        </table:table-row>
        <table:table-row table:style-name="ro1">
          <table:table-cell table:style-name="ce7" table:formula="of:=[.C$6]" office:value-type="float" office:value="3" calcext:value-type="float">
            <text:p>3</text:p>
          </table:table-cell>
          <table:table-cell table:style-name="ce7" table:formula="of:=[.D$6]" office:value-type="float" office:value="4" calcext:value-type="float">
            <text:p>4</text:p>
          </table:table-cell>
          <table:table-cell table:style-name="ce2" table:formula="of:=[.E$6]" office:value-type="float" office:value="5" calcext:value-type="float">
            <text:p>5</text:p>
          </table:table-cell>
          <table:table-cell table:style-name="ce2" table:formula="of:=AVERAGE([.A20:.C20])" office:value-type="float" office:value="4" calcext:value-type="float">
            <text:p>4</text:p>
          </table:table-cell>
          <table:table-cell table:style-name="ce2" table:formula="of:=COM.MICROSOFT.STDEV.S([.A20:.C20])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12" table:number-columns-repeated="5"/>
          <table:table-cell table:number-columns-repeated="1019"/>
        </table:table-row>
        <table:table-row table:style-name="ro3">
          <table:table-cell table:style-name="ce12" table:number-columns-repeated="5"/>
          <table:table-cell/>
          <table:table-cell table:style-name="ce23" office:value-type="string" calcext:value-type="string" table:number-columns-spanned="7" table:number-rows-spanned="2">
            <text:p>A MÉDIA da população é IGUAL <text:s/>a MÉDIA das médias AMOSTRAIS </text:p>
          </table:table-cell>
          <table:covered-table-cell table:number-columns-repeated="6" table:style-name="ce19"/>
          <table:table-cell table:style-name="ce34" table:number-columns-spanned="2" table:number-rows-spanned="2">
            <draw:custom-shape table:end-cell-address="'Amostragem sem repos. N=5, n=3'.O23" table:end-x="46.83pt" table:end-y="14.94pt" draw:z-index="0" draw:name="Shape 3" draw:style-name="gr3" draw:text-style-name="P2" svg:width="80.22pt" svg:height="29.96pt" svg:x="23.24pt" svg:y="0.74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number-columns-repeated="1009"/>
        </table:table-row>
        <table:table-row table:style-name="ro3">
          <table:table-cell table:style-name="ce12" table:number-columns-repeated="5"/>
          <table:table-cell/>
          <table:covered-table-cell table:number-columns-repeated="7" table:style-name="ce19"/>
          <table:covered-table-cell table:number-columns-repeated="2"/>
          <table:table-cell table:number-columns-repeated="1009"/>
        </table:table-row>
        <table:table-row table:style-name="ro3">
          <table:table-cell table:style-name="ce12" table:number-columns-repeated="5"/>
          <table:table-cell table:number-columns-repeated="8"/>
          <table:table-cell>
            <draw:custom-shape table:end-cell-address="'Amostragem sem repos. N=5, n=3'.P27" table:end-x="12.67pt" table:end-y="14.23pt" draw:z-index="1" draw:name="Shape 4" draw:style-name="gr4" draw:text-style-name="P3" svg:width="109.47pt" svg:height="48.73pt" svg:x="16.5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Amostragem sem repos. N=5, n=3'.P27" table:end-x="49.44pt" table:end-y="14.23pt" draw:z-index="2" draw:name="Shape 15" draw:style-name="gr4" draw:text-style-name="P3" svg:width="156.73pt" svg:height="48.73pt" svg:x="6.01pt" svg:y="11.25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0"/>
        </table:table-row>
        <table:table-row table:style-name="ro2">
          <table:table-cell table:style-name="ce12" table:number-columns-repeated="5"/>
          <table:table-cell/>
          <table:table-cell table:style-name="ce24" office:value-type="string" calcext:value-type="string" table:number-columns-spanned="7" table:number-rows-spanned="2">
            <text:p>A VARIÂNCIA AMOSTRAL corresponde ao produto (da variância da população dividida por "n") pelo fator de correção</text:p>
          </table:table-cell>
          <table:covered-table-cell table:number-columns-repeated="6" table:style-name="ce19"/>
          <table:table-cell table:style-name="ce34" table:number-columns-spanned="2" table:number-rows-spanned="2"/>
          <table:covered-table-cell/>
          <table:table-cell table:number-columns-repeated="1009"/>
        </table:table-row>
        <table:table-row table:style-name="ro2">
          <table:table-cell table:style-name="ce12" table:number-columns-repeated="5"/>
          <table:table-cell/>
          <table:covered-table-cell table:number-columns-repeated="7" table:style-name="ce19"/>
          <table:covered-table-cell table:number-columns-repeated="2"/>
          <table:table-cell table:number-columns-repeated="1009"/>
        </table:table-row>
        <table:table-row table:style-name="ro3" table:number-rows-repeated="3">
          <table:table-cell table:style-name="ce12" table:number-columns-repeated="5"/>
          <table:table-cell table:number-columns-repeated="1019"/>
        </table:table-row>
        <table:table-row table:style-name="ro3" table:number-rows-repeated="55">
          <table:table-cell table:style-name="ce40" table:number-columns-repeated="5"/>
          <table:table-cell table:number-columns-repeated="1019"/>
        </table:table-row>
        <table:table-row table:style-name="ro3" table:number-rows-repeated="91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ostragem sem repos. N=10, n=5" table:style-name="ta5">
        <table:table-column table:style-name="co5" table:number-columns-repeated="11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19" table:default-cell-style-name="Default"/>
        <table:table-column table:style-name="co5" table:number-columns-repeated="11" table:default-cell-style-name="Default"/>
        <table:table-column table:style-name="co1" table:number-columns-repeated="998" table:default-cell-style-name="Default"/>
        <table:table-row table:style-name="ro1">
          <table:table-cell table:style-name="ce44" office:value-type="string" calcext:value-type="string" table:number-columns-spanned="10" table:number-rows-spanned="1">
            <text:p><text:span text:style-name="T10">POPULAÇÃO   x   Amostragem </text:span><text:span text:style-name="T11">sem</text:span><text:span text:style-name="T12"> Reposição</text:span></text:p>
          </table:table-cell>
          <table:covered-table-cell table:number-columns-repeated="8" table:style-name="ce8"/>
          <table:covered-table-cell table:style-name="ce16"/>
          <table:table-cell table:number-columns-repeated="1014"/>
        </table:table-row>
        <table:table-row table:style-name="ro1">
          <table:table-cell table:style-name="ce45" office:value-type="string" calcext:value-type="string">
            <text:p>x1</text:p>
          </table:table-cell>
          <table:table-cell table:style-name="ce45" office:value-type="string" calcext:value-type="string">
            <text:p>x2</text:p>
          </table:table-cell>
          <table:table-cell table:style-name="ce45" office:value-type="string" calcext:value-type="string">
            <text:p>x3</text:p>
          </table:table-cell>
          <table:table-cell table:style-name="ce45" office:value-type="string" calcext:value-type="string">
            <text:p>x4</text:p>
          </table:table-cell>
          <table:table-cell table:style-name="ce45" office:value-type="string" calcext:value-type="string">
            <text:p>x5</text:p>
          </table:table-cell>
          <table:table-cell table:style-name="ce45" office:value-type="string" calcext:value-type="string">
            <text:p>x6</text:p>
          </table:table-cell>
          <table:table-cell table:style-name="ce45" office:value-type="string" calcext:value-type="string">
            <text:p>x7</text:p>
          </table:table-cell>
          <table:table-cell table:style-name="ce45" office:value-type="string" calcext:value-type="string">
            <text:p>x8</text:p>
          </table:table-cell>
          <table:table-cell table:style-name="ce45" office:value-type="string" calcext:value-type="string">
            <text:p>x9</text:p>
          </table:table-cell>
          <table:table-cell table:style-name="ce45" office:value-type="string" calcext:value-type="string">
            <text:p>x10</text:p>
          </table:table-cell>
          <table:table-cell table:number-columns-repeated="1014"/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9" office:value-type="string" calcext:value-type="string" table:number-columns-spanned="4" table:number-rows-spanned="1">
            <text:p>Esses elementos você pode alterar conforme os dados de sua população</text:p>
          </table:table-cell>
          <table:covered-table-cell table:number-columns-repeated="3" table:style-name="ce19"/>
          <table:table-cell table:number-columns-repeated="1010"/>
        </table:table-row>
        <table:table-row table:style-name="ro1">
          <table:table-cell table:number-columns-repeated="6"/>
          <table:table-cell table:style-name="ce12"/>
          <table:table-cell table:style-name="ce51" office:value-type="string" calcext:value-type="string" table:number-columns-spanned="2" table:number-rows-spanned="1">
            <text:p>Média populacional</text:p>
          </table:table-cell>
          <table:covered-table-cell table:style-name="ce16"/>
          <table:table-cell table:style-name="ce53" table:formula="of:=AVERAGE([.A3:.J3])" office:value-type="float" office:value="12.4" calcext:value-type="float">
            <text:p>12.4000</text:p>
            <draw:g table:end-cell-address="'Amostragem sem repos. N=10, n=5'.L7" table:end-x="25.06pt" table:end-y="0.71pt" draw:z-index="0" draw:name="Shape 2">
              <draw:custom-shape draw:name="Shape 24" draw:style-name="gr7" draw:text-style-name="P1" svg:width="82.46pt" svg:height="36.71pt" svg:x="55.9pt" svg:y="9.0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3"/>
          <table:table-cell>
            <draw:custom-shape table:end-cell-address="'Amostragem sem repos. N=10, n=5'.P7" table:end-x="25.23pt" table:end-y="6.72pt" draw:z-index="1" draw:name="Shape 25" draw:style-name="gr4" draw:text-style-name="P3" svg:width="156.73pt" svg:height="48.73pt" svg:x="15.76pt" svg:y="3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0"/>
        </table:table-row>
        <table:table-row table:style-name="ro1">
          <table:table-cell table:style-name="ce47" office:value-type="string" calcext:value-type="string" table:number-columns-spanned="5" table:number-rows-spanned="1">
            <text:p>Amostras</text:p>
          </table:table-cell>
          <table:covered-table-cell table:number-columns-repeated="3" table:style-name="ce8"/>
          <table:covered-table-cell table:style-name="ce16"/>
          <table:table-cell/>
          <table:table-cell table:style-name="ce12"/>
          <table:table-cell table:style-name="ce51" office:value-type="string" calcext:value-type="string" table:number-columns-spanned="2" table:number-rows-spanned="1">
            <text:p>Desvio Pad. Pop.</text:p>
          </table:table-cell>
          <table:covered-table-cell table:style-name="ce16"/>
          <table:table-cell table:style-name="ce54" table:formula="of:=COM.MICROSOFT.STDEV.P([.A3:.J3])" office:value-type="float" office:value="7.722693831" calcext:value-type="float">
            <text:p>7.722693831</text:p>
          </table:table-cell>
          <table:table-cell/>
          <table:table-cell table:style-name="ce46" office:value-type="string" calcext:value-type="string">
            <text:p>Variância pop.</text:p>
          </table:table-cell>
          <table:table-cell table:style-name="ce46" table:formula="of:=COM.MICROSOFT.VAR.P([.A3:.J3])" office:value-type="float" office:value="59.64" calcext:value-type="float">
            <text:p>59.64</text:p>
            <draw:g table:end-cell-address="'Amostragem sem repos. N=10, n=5'.N5" table:end-x="17.23pt" table:end-y="12.73pt" draw:z-index="3" draw:name="Shape 2">
              <draw:custom-shape draw:name="Shape 27" draw:style-name="gr2" draw:text-style-name="P1" svg:width="17.97pt" svg:height="5.22pt" svg:x="55.93pt" svg:y="7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>
            <text:p>am1</text:p>
          </table:table-cell>
          <table:table-cell table:style-name="ce48" office:value-type="string" calcext:value-type="string">
            <text:p>am2</text:p>
          </table:table-cell>
          <table:table-cell table:style-name="ce48" office:value-type="string" calcext:value-type="string">
            <text:p>am3</text:p>
          </table:table-cell>
          <table:table-cell table:style-name="ce48" office:value-type="string" calcext:value-type="string">
            <text:p>am4</text:p>
          </table:table-cell>
          <table:table-cell table:style-name="ce48" office:value-type="string" calcext:value-type="string">
            <text:p>am5</text:p>
          </table:table-cell>
          <table:table-cell/>
          <table:table-cell table:style-name="ce48" office:value-type="string" calcext:value-type="string">
            <text:p>Média</text:p>
          </table:table-cell>
          <table:table-cell table:style-name="ce52" office:value-type="string" calcext:value-type="string">
            <text:p>Desvio Pad.</text:p>
          </table:table-cell>
          <table:table-cell table:number-columns-repeated="1016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3]" office:value-type="float" office:value="13" calcext:value-type="float">
            <text:p>13</text:p>
          </table:table-cell>
          <table:table-cell/>
          <table:table-cell table:style-name="ce50" table:formula="of:=AVERAGE([.A7:.E7])" office:value-type="float" office:value="19" calcext:value-type="float">
            <text:p>19.00</text:p>
          </table:table-cell>
          <table:table-cell table:style-name="ce12" table:formula="of:=COM.MICROSOFT.STDEV.S([.A7:.E7])" office:value-type="float" office:value="4.94974746830583" calcext:value-type="float">
            <text:p>4.94974746830583</text:p>
          </table:table-cell>
          <table:table-cell/>
          <table:table-cell table:style-name="ce55" office:value-type="string" calcext:value-type="string" table:number-columns-spanned="2" table:number-rows-spanned="1">
            <text:p>Média das médias amostrais</text:p>
          </table:table-cell>
          <table:covered-table-cell table:style-name="ce16"/>
          <table:table-cell table:style-name="ce61" table:formula="of:=AVERAGE([.G7:.G258])" office:value-type="float" office:value="12.4" calcext:value-type="float">
            <text:p>12.40</text:p>
          </table:table-cell>
          <table:table-cell table:number-columns-repeated="3"/>
          <table:table-cell>
            <draw:g table:end-cell-address="'Amostragem sem repos. N=10, n=5'.P8" table:end-x="32.97pt" table:end-y="13.46pt" draw:z-index="2" draw:name="Shape 2">
              <draw:custom-shape draw:name="Shape 26" draw:style-name="gr2" draw:text-style-name="P1" svg:width="30.73pt" svg:height="23.22pt" svg:x="2.24pt" svg:y="5.24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1008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3]" office:value-type="float" office:value="12" calcext:value-type="float">
            <text:p>12</text:p>
          </table:table-cell>
          <table:table-cell/>
          <table:table-cell table:style-name="ce50" table:formula="of:=AVERAGE([.A8:.E8])" office:value-type="float" office:value="18.8" calcext:value-type="float">
            <text:p>18.80</text:p>
          </table:table-cell>
          <table:table-cell table:style-name="ce12" table:formula="of:=COM.MICROSOFT.STDEV.S([.A8:.E8])" office:value-type="float" office:value="5.26307894677631" calcext:value-type="float">
            <text:p>5.26307894677631</text:p>
          </table:table-cell>
          <table:table-cell/>
          <table:table-cell table:style-name="ce56" office:value-type="string" calcext:value-type="string" table:number-columns-spanned="2" table:number-rows-spanned="2">
            <text:p>Desv. Pad. das <text:s/>Médias Amostrais</text:p>
          </table:table-cell>
          <table:covered-table-cell table:style-name="ce9"/>
          <table:table-cell table:style-name="ce62" table:formula="of:=COM.MICROSOFT.STDEV.P([.G7:.G258])" office:value-type="float" office:value="2.574231277" calcext:value-type="float" table:number-columns-spanned="1" table:number-rows-spanned="2">
            <text:p>2.574231277</text:p>
          </table:table-cell>
          <table:table-cell table:style-name="ce63" office:value-type="string" calcext:value-type="string" table:number-columns-spanned="2" table:number-rows-spanned="2">
            <text:p>Variância entre todas as médias amostrais</text:p>
          </table:table-cell>
          <table:covered-table-cell table:style-name="ce9"/>
          <table:table-cell table:style-name="ce65" table:formula="of:=COM.MICROSOFT.VAR.P([.G7:.G258])" office:value-type="float" office:value="6.626666667" calcext:value-type="float" table:number-columns-spanned="1" table:number-rows-spanned="2">
            <text:p>6.626666667</text:p>
          </table:table-cell>
          <table:table-cell table:number-columns-repeated="1009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9:.E9])" office:value-type="float" office:value="17.8" calcext:value-type="float">
            <text:p>17.80</text:p>
          </table:table-cell>
          <table:table-cell table:style-name="ce12" table:formula="of:=COM.MICROSOFT.STDEV.S([.A9:.E9])" office:value-type="float" office:value="7.04982269280583" calcext:value-type="float">
            <text:p>7.04982269280583</text:p>
          </table:table-cell>
          <table:table-cell/>
          <table:covered-table-cell table:style-name="ce6"/>
          <table:covered-table-cell table:style-name="ce11"/>
          <table:covered-table-cell table:style-name="ce14"/>
          <table:covered-table-cell table:style-name="ce6"/>
          <table:covered-table-cell table:style-name="ce11"/>
          <table:covered-table-cell table:style-name="ce14"/>
          <table:table-cell table:number-columns-repeated="1009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0:.E10])" office:value-type="float" office:value="17.4" calcext:value-type="float">
            <text:p>17.40</text:p>
          </table:table-cell>
          <table:table-cell table:style-name="ce12" table:formula="of:=COM.MICROSOFT.STDEV.S([.A10:.E10])" office:value-type="float" office:value="7.82943165242535" calcext:value-type="float">
            <text:p>7.82943165242535</text:p>
          </table:table-cell>
          <table:table-cell table:number-columns-repeated="1016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1:.E11])" office:value-type="float" office:value="16.8" calcext:value-type="float">
            <text:p>16.80</text:p>
          </table:table-cell>
          <table:table-cell table:style-name="ce12" table:formula="of:=COM.MICROSOFT.STDEV.S([.A11:.E11])" office:value-type="float" office:value="9.03880523078133" calcext:value-type="float">
            <text:p>9.03880523078133</text:p>
          </table:table-cell>
          <table:table-cell table:number-columns-repeated="1016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:.E12])" office:value-type="float" office:value="17" calcext:value-type="float">
            <text:p>17.00</text:p>
          </table:table-cell>
          <table:table-cell table:style-name="ce12" table:formula="of:=COM.MICROSOFT.STDEV.S([.A12:.E12])" office:value-type="float" office:value="8.63133825081603" calcext:value-type="float">
            <text:p>8.63133825081603</text:p>
          </table:table-cell>
          <table:table-cell/>
          <table:table-cell table:style-name="ce57" office:value-type="string" calcext:value-type="string">
            <text:p>Menor média</text:p>
          </table:table-cell>
          <table:table-cell table:style-name="ce60" table:formula="of:=MIN([.G7:.G258])" office:value-type="float" office:value="5.8" calcext:value-type="float">
            <text:p>5.80</text:p>
          </table:table-cell>
          <table:table-cell/>
          <table:table-cell table:style-name="ce15" table:formula="of:=59.64/5*(5/9)" office:value-type="float" office:value="6.626666667" calcext:value-type="float">
            <text:p>6.626666667</text:p>
          </table:table-cell>
          <table:table-cell table:number-columns-repeated="1011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3]" office:value-type="float" office:value="12" calcext:value-type="float">
            <text:p>12</text:p>
          </table:table-cell>
          <table:table-cell/>
          <table:table-cell table:style-name="ce50" table:formula="of:=AVERAGE([.A13:.E13])" office:value-type="float" office:value="18.2" calcext:value-type="float">
            <text:p>18.20</text:p>
          </table:table-cell>
          <table:table-cell table:style-name="ce12" table:formula="of:=COM.MICROSOFT.STDEV.S([.A13:.E13])" office:value-type="float" office:value="5.80517010948" calcext:value-type="float">
            <text:p>5.80517010948</text:p>
          </table:table-cell>
          <table:table-cell/>
          <table:table-cell table:style-name="ce57" office:value-type="string" calcext:value-type="string">
            <text:p>Maior média</text:p>
          </table:table-cell>
          <table:table-cell table:style-name="ce60" table:formula="of:=MAX([.G7:.G258])"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4:.E14])" office:value-type="float" office:value="17.2" calcext:value-type="float">
            <text:p>17.20</text:p>
          </table:table-cell>
          <table:table-cell table:style-name="ce12" table:formula="of:=COM.MICROSOFT.STDEV.S([.A14:.E14])" office:value-type="float" office:value="7.36206492772238" calcext:value-type="float">
            <text:p>7.36206492772238</text:p>
          </table:table-cell>
          <table:table-cell table:number-columns-repeated="1016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5:.E15])" office:value-type="float" office:value="16.8" calcext:value-type="float">
            <text:p>16.80</text:p>
          </table:table-cell>
          <table:table-cell table:style-name="ce12" table:formula="of:=COM.MICROSOFT.STDEV.S([.A15:.E15])" office:value-type="float" office:value="8.07465169527454" calcext:value-type="float">
            <text:p>8.07465169527454</text:p>
          </table:table-cell>
          <table:table-cell/>
          <table:table-cell table:style-name="ce58" office:value-type="string" calcext:value-type="string">
            <text:p>Amplitude de Intervalo</text:p>
          </table:table-cell>
          <table:table-cell table:style-name="ce15" table:formula="of:=ROUND(([.K13]-[.K12])/12;2)" office:value-type="float" office:value="1.1" calcext:value-type="float">
            <text:p>1.1</text:p>
          </table:table-cell>
          <table:table-cell table:number-columns-repeated="1013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6:.E16])" office:value-type="float" office:value="16.2" calcext:value-type="float">
            <text:p>16.20</text:p>
          </table:table-cell>
          <table:table-cell table:style-name="ce12" table:formula="of:=COM.MICROSOFT.STDEV.S([.A16:.E16])" office:value-type="float" office:value="9.20326029187483" calcext:value-type="float">
            <text:p>9.20326029187483</text:p>
          </table:table-cell>
          <table:table-cell table:number-columns-repeated="1016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7:.E17])" office:value-type="float" office:value="16.4" calcext:value-type="float">
            <text:p>16.40</text:p>
          </table:table-cell>
          <table:table-cell table:style-name="ce12" table:formula="of:=COM.MICROSOFT.STDEV.S([.A17:.E17])" office:value-type="float" office:value="8.82043082847998" calcext:value-type="float">
            <text:p>8.82043082847998</text:p>
          </table:table-cell>
          <table:table-cell/>
          <table:table-cell table:style-name="ce12" office:value-type="string" calcext:value-type="string">
            <text:p>LSI</text:p>
          </table:table-cell>
          <table:table-cell table:style-name="ce12" office:value-type="string" calcext:value-type="string">
            <text:p>Freq.</text:p>
          </table:table-cell>
          <table:table-cell table:number-columns-repeated="1013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8:.E18])" office:value-type="float" office:value="17" calcext:value-type="float">
            <text:p>17.00</text:p>
          </table:table-cell>
          <table:table-cell table:style-name="ce12" table:formula="of:=COM.MICROSOFT.STDEV.S([.A18:.E18])" office:value-type="float" office:value="7.51664818918645" calcext:value-type="float">
            <text:p>7.51664818918645</text:p>
          </table:table-cell>
          <table:table-cell/>
          <table:table-cell table:style-name="ce50" table:formula="of:=[.L7]-3*[.L$8]" office:value-type="float" office:value="4.677306169" calcext:value-type="float">
            <text:p>4.68</text:p>
          </table:table-cell>
          <table:table-cell table:style-name="ce15" table:number-matrix-columns-spanned="1" table:number-matrix-rows-spanned="13" table:formula="of:=FREQUENCY([.G7:.G258];[.J18:.J29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9:.E19])" office:value-type="float" office:value="16.6" calcext:value-type="float">
            <text:p>16.60</text:p>
          </table:table-cell>
          <table:table-cell table:style-name="ce12" table:formula="of:=COM.MICROSOFT.STDEV.S([.A19:.E19])" office:value-type="float" office:value="8.20365772079747" calcext:value-type="float">
            <text:p>8.20365772079747</text:p>
          </table:table-cell>
          <table:table-cell/>
          <table:table-cell table:style-name="ce50" table:formula="of:=[.L7]-2.5*[.L8]" office:value-type="float" office:value="5.964421808" calcext:value-type="float">
            <text:p>5.9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0:.E20])" office:value-type="float" office:value="16" calcext:value-type="float">
            <text:p>16.00</text:p>
          </table:table-cell>
          <table:table-cell table:style-name="ce12" table:formula="of:=COM.MICROSOFT.STDEV.S([.A20:.E20])" office:value-type="float" office:value="9.30053761886914" calcext:value-type="float">
            <text:p>9.30053761886914</text:p>
          </table:table-cell>
          <table:table-cell/>
          <table:table-cell table:style-name="ce50" table:formula="of:=[.L7]-2*[.L8]" office:value-type="float" office:value="7.251537446" calcext:value-type="float">
            <text:p>7.2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:.E21])" office:value-type="float" office:value="16.2" calcext:value-type="float">
            <text:p>16.20</text:p>
          </table:table-cell>
          <table:table-cell table:style-name="ce12" table:formula="of:=COM.MICROSOFT.STDEV.S([.A21:.E21])" office:value-type="float" office:value="8.92748564826626" calcext:value-type="float">
            <text:p>8.92748564826626</text:p>
          </table:table-cell>
          <table:table-cell/>
          <table:table-cell table:style-name="ce50" table:formula="of:=[.L7]-1.5*[.L8]" office:value-type="float" office:value="8.538653085" calcext:value-type="float">
            <text:p>8.54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2:.E22])" office:value-type="float" office:value="15.6" calcext:value-type="float">
            <text:p>15.60</text:p>
          </table:table-cell>
          <table:table-cell table:style-name="ce12" table:formula="of:=COM.MICROSOFT.STDEV.S([.A22:.E22])" office:value-type="float" office:value="9.15423399307665" calcext:value-type="float">
            <text:p>9.15423399307665</text:p>
          </table:table-cell>
          <table:table-cell/>
          <table:table-cell table:style-name="ce50" table:formula="of:=[.L7]-[.L8]" office:value-type="float" office:value="9.825768723" calcext:value-type="float">
            <text:p>9.83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3:.E23])" office:value-type="float" office:value="15" calcext:value-type="float">
            <text:p>15.00</text:p>
          </table:table-cell>
          <table:table-cell table:style-name="ce12" table:formula="of:=COM.MICROSOFT.STDEV.S([.A23:.E23])" office:value-type="float" office:value="10.0747208398049" calcext:value-type="float">
            <text:p>10.0747208398049</text:p>
          </table:table-cell>
          <table:table-cell/>
          <table:table-cell table:style-name="ce50" table:formula="of:=[.L7]-0.5" office:value-type="float" office:value="11.9" calcext:value-type="float">
            <text:p>11.90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:.E24])" office:value-type="float" office:value="15.2" calcext:value-type="float">
            <text:p>15.20</text:p>
          </table:table-cell>
          <table:table-cell table:style-name="ce12" table:formula="of:=COM.MICROSOFT.STDEV.S([.A24:.E24])" office:value-type="float" office:value="9.75704873412037" calcext:value-type="float">
            <text:p>9.75704873412037</text:p>
          </table:table-cell>
          <table:table-cell/>
          <table:table-cell table:style-name="ce50" table:formula="of:=[.L7]+0.5*[.L8]" office:value-type="float" office:value="13.68711564" calcext:value-type="float">
            <text:p>13.69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5:.E25])" office:value-type="float" office:value="14.6" calcext:value-type="float">
            <text:p>14.60</text:p>
          </table:table-cell>
          <table:table-cell table:style-name="ce12" table:formula="of:=COM.MICROSOFT.STDEV.S([.A25:.E25])" office:value-type="float" office:value="10.5023806824929" calcext:value-type="float">
            <text:p>10.5023806824929</text:p>
          </table:table-cell>
          <table:table-cell/>
          <table:table-cell table:style-name="ce50" table:formula="of:=[.L7]+[.L8]" office:value-type="float" office:value="14.97423128" calcext:value-type="float">
            <text:p>14.97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6:.E26])" office:value-type="float" office:value="14.8" calcext:value-type="float">
            <text:p>14.80</text:p>
          </table:table-cell>
          <table:table-cell table:style-name="ce12" table:formula="of:=COM.MICROSOFT.STDEV.S([.A26:.E26])" office:value-type="float" office:value="10.2078401241399" calcext:value-type="float">
            <text:p>10.2078401241399</text:p>
          </table:table-cell>
          <table:table-cell/>
          <table:table-cell table:style-name="ce50" table:formula="of:=[.L7]+1.5*[.L8]" office:value-type="float" office:value="16.26134692" calcext:value-type="float">
            <text:p>16.26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7:.E27])" office:value-type="float" office:value="14.2" calcext:value-type="float">
            <text:p>14.20</text:p>
          </table:table-cell>
          <table:table-cell table:style-name="ce12" table:formula="of:=COM.MICROSOFT.STDEV.S([.A27:.E27])" office:value-type="float" office:value="10.9863551735778" calcext:value-type="float">
            <text:p>10.9863551735778</text:p>
          </table:table-cell>
          <table:table-cell/>
          <table:table-cell table:style-name="ce50" table:formula="of:=[.L7]+2*[.L8]" office:value-type="float" office:value="17.54846255" calcext:value-type="float">
            <text:p>17.55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3]" office:value-type="float" office:value="12" calcext:value-type="float">
            <text:p>12</text:p>
          </table:table-cell>
          <table:table-cell table:style-name="ce40"/>
          <table:table-cell table:style-name="ce50" table:formula="of:=AVERAGE([.A28:.E28])" office:value-type="float" office:value="17.8" calcext:value-type="float">
            <text:p>17.80</text:p>
          </table:table-cell>
          <table:table-cell table:style-name="ce12" table:formula="of:=COM.MICROSOFT.STDEV.S([.A28:.E28])" office:value-type="float" office:value="5.89067059000926" calcext:value-type="float">
            <text:p>5.89067059000926</text:p>
          </table:table-cell>
          <table:table-cell/>
          <table:table-cell table:style-name="ce50" table:formula="of:=[.L7]+2.5*[.L8]" office:value-type="float" office:value="18.83557819" calcext:value-type="float">
            <text:p>18.8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29:.E29])" office:value-type="float" office:value="16.8" calcext:value-type="float">
            <text:p>16.80</text:p>
          </table:table-cell>
          <table:table-cell table:style-name="ce12" table:formula="of:=COM.MICROSOFT.STDEV.S([.A29:.E29])" office:value-type="float" office:value="7.36206492772238" calcext:value-type="float">
            <text:p>7.36206492772238</text:p>
          </table:table-cell>
          <table:table-cell/>
          <table:table-cell table:style-name="ce50" table:formula="of:=[.L7]+3*[.L8]" office:value-type="float" office:value="20.12269383" calcext:value-type="float">
            <text:p>20.1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30:.E30])" office:value-type="float" office:value="16.4" calcext:value-type="float">
            <text:p>16.40</text:p>
          </table:table-cell>
          <table:table-cell table:style-name="ce12" table:formula="of:=COM.MICROSOFT.STDEV.S([.A30:.E30])" office:value-type="float" office:value="8.04984471899924" calcext:value-type="float">
            <text:p>8.04984471899924</text:p>
          </table:table-cell>
          <table:table-cell/>
          <table:table-cell table:style-name="ce50" table:formula="of:=[.L7]+3.5*[.L8]" office:value-type="float" office:value="21.40980947" calcext:value-type="float">
            <text:p>21.4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31:.E31])" office:value-type="float" office:value="15.8" calcext:value-type="float">
            <text:p>15.80</text:p>
          </table:table-cell>
          <table:table-cell table:style-name="ce12" table:formula="of:=COM.MICROSOFT.STDEV.S([.A31:.E31])" office:value-type="float" office:value="9.14877040918614" calcext:value-type="float">
            <text:p>9.1487704091861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32:.E32])" office:value-type="float" office:value="16" calcext:value-type="float">
            <text:p>16.00</text:p>
          </table:table-cell>
          <table:table-cell table:style-name="ce12" table:formula="of:=COM.MICROSOFT.STDEV.S([.A32:.E32])" office:value-type="float" office:value="8.77496438739212" calcext:value-type="float">
            <text:p>8.7749643873921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33:.E33])" office:value-type="float" office:value="16.6" calcext:value-type="float">
            <text:p>16.60</text:p>
          </table:table-cell>
          <table:table-cell table:style-name="ce12" table:formula="of:=COM.MICROSOFT.STDEV.S([.A33:.E33])" office:value-type="float" office:value="7.50333259292163" calcext:value-type="float">
            <text:p>7.5033325929216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34:.E34])" office:value-type="float" office:value="16.2" calcext:value-type="float">
            <text:p>16.20</text:p>
          </table:table-cell>
          <table:table-cell table:style-name="ce12" table:formula="of:=COM.MICROSOFT.STDEV.S([.A34:.E34])" office:value-type="float" office:value="8.16700679563817" calcext:value-type="float">
            <text:p>8.1670067956381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35:.E35])" office:value-type="float" office:value="15.6" calcext:value-type="float">
            <text:p>15.60</text:p>
          </table:table-cell>
          <table:table-cell table:style-name="ce12" table:formula="of:=COM.MICROSOFT.STDEV.S([.A35:.E35])" office:value-type="float" office:value="9.23579991121505" calcext:value-type="float">
            <text:p>9.2357999112150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36:.E36])" office:value-type="float" office:value="15.8" calcext:value-type="float">
            <text:p>15.80</text:p>
          </table:table-cell>
          <table:table-cell table:style-name="ce12" table:formula="of:=COM.MICROSOFT.STDEV.S([.A36:.E36])" office:value-type="float" office:value="8.87130204648675" calcext:value-type="float">
            <text:p>8.8713020464867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37:.E37])" office:value-type="float" office:value="15.2" calcext:value-type="float">
            <text:p>15.20</text:p>
          </table:table-cell>
          <table:table-cell table:style-name="ce12" table:formula="of:=COM.MICROSOFT.STDEV.S([.A37:.E37])" office:value-type="float" office:value="9.06642156531451" calcext:value-type="float">
            <text:p>9.0664215653145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38:.E38])" office:value-type="float" office:value="14.6" calcext:value-type="float">
            <text:p>14.60</text:p>
          </table:table-cell>
          <table:table-cell table:style-name="ce12" table:formula="of:=COM.MICROSOFT.STDEV.S([.A38:.E38])" office:value-type="float" office:value="9.96493853468249" calcext:value-type="float">
            <text:p>9.9649385346824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39:.E39])" office:value-type="float" office:value="14.8" calcext:value-type="float">
            <text:p>14.80</text:p>
          </table:table-cell>
          <table:table-cell table:style-name="ce12" table:formula="of:=COM.MICROSOFT.STDEV.S([.A39:.E39])" office:value-type="float" office:value="9.65401470891774" calcext:value-type="float">
            <text:p>9.6540147089177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40:.E40])" office:value-type="float" office:value="14.2" calcext:value-type="float">
            <text:p>14.20</text:p>
          </table:table-cell>
          <table:table-cell table:style-name="ce12" table:formula="of:=COM.MICROSOFT.STDEV.S([.A40:.E40])" office:value-type="float" office:value="10.3778610512957" calcext:value-type="float">
            <text:p>10.377861051295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41:.E41])" office:value-type="float" office:value="14.4" calcext:value-type="float">
            <text:p>14.40</text:p>
          </table:table-cell>
          <table:table-cell table:style-name="ce12" table:formula="of:=COM.MICROSOFT.STDEV.S([.A41:.E41])" office:value-type="float" office:value="10.0895986045036" calcext:value-type="float">
            <text:p>10.089598604503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42:.E42])" office:value-type="float" office:value="13.8" calcext:value-type="float">
            <text:p>13.80</text:p>
          </table:table-cell>
          <table:table-cell table:style-name="ce12" table:formula="of:=COM.MICROSOFT.STDEV.S([.A42:.E42])" office:value-type="float" office:value="10.8489630840924" calcext:value-type="float">
            <text:p>10.848963084092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43:.E43])" office:value-type="float" office:value="16" calcext:value-type="float">
            <text:p>16.00</text:p>
          </table:table-cell>
          <table:table-cell table:style-name="ce12" table:formula="of:=COM.MICROSOFT.STDEV.S([.A43:.E43])" office:value-type="float" office:value="7.68114574786861" calcext:value-type="float">
            <text:p>7.6811457478686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44:.E44])" office:value-type="float" office:value="15.6" calcext:value-type="float">
            <text:p>15.60</text:p>
          </table:table-cell>
          <table:table-cell table:style-name="ce12" table:formula="of:=COM.MICROSOFT.STDEV.S([.A44:.E44])" office:value-type="float" office:value="8.29457654133109" calcext:value-type="float">
            <text:p>8.2945765413310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45:.E45])" office:value-type="float" office:value="15" calcext:value-type="float">
            <text:p>15.00</text:p>
          </table:table-cell>
          <table:table-cell table:style-name="ce12" table:formula="of:=COM.MICROSOFT.STDEV.S([.A45:.E45])" office:value-type="float" office:value="9.30053761886914" calcext:value-type="float">
            <text:p>9.3005376188691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46:.E46])" office:value-type="float" office:value="15.2" calcext:value-type="float">
            <text:p>15.20</text:p>
          </table:table-cell>
          <table:table-cell table:style-name="ce12" table:formula="of:=COM.MICROSOFT.STDEV.S([.A46:.E46])" office:value-type="float" office:value="8.95544527089525" calcext:value-type="float">
            <text:p>8.9554452708952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47:.E47])" office:value-type="float" office:value="14.6" calcext:value-type="float">
            <text:p>14.60</text:p>
          </table:table-cell>
          <table:table-cell table:style-name="ce12" table:formula="of:=COM.MICROSOFT.STDEV.S([.A47:.E47])" office:value-type="float" office:value="9.09945053286186" calcext:value-type="float">
            <text:p>9.0994505328618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48:.E48])" office:value-type="float" office:value="14" calcext:value-type="float">
            <text:p>14.00</text:p>
          </table:table-cell>
          <table:table-cell table:style-name="ce12" table:formula="of:=COM.MICROSOFT.STDEV.S([.A48:.E48])" office:value-type="float" office:value="9.9498743710662" calcext:value-type="float">
            <text:p>9.949874371066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49:.E49])" office:value-type="float" office:value="14.2" calcext:value-type="float">
            <text:p>14.20</text:p>
          </table:table-cell>
          <table:table-cell table:style-name="ce12" table:formula="of:=COM.MICROSOFT.STDEV.S([.A49:.E49])" office:value-type="float" office:value="9.65401470891774" calcext:value-type="float">
            <text:p>9.6540147089177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50:.E50])" office:value-type="float" office:value="13.6" calcext:value-type="float">
            <text:p>13.60</text:p>
          </table:table-cell>
          <table:table-cell table:style-name="ce12" table:formula="of:=COM.MICROSOFT.STDEV.S([.A50:.E50])" office:value-type="float" office:value="10.3344085462111" calcext:value-type="float">
            <text:p>10.334408546211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51:.E51])" office:value-type="float" office:value="13.8" calcext:value-type="float">
            <text:p>13.80</text:p>
          </table:table-cell>
          <table:table-cell table:style-name="ce12" table:formula="of:=COM.MICROSOFT.STDEV.S([.A51:.E51])" office:value-type="float" office:value="10.0598210719674" calcext:value-type="float">
            <text:p>10.059821071967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52:.E52])" office:value-type="float" office:value="13.2" calcext:value-type="float">
            <text:p>13.20</text:p>
          </table:table-cell>
          <table:table-cell table:style-name="ce12" table:formula="of:=COM.MICROSOFT.STDEV.S([.A52:.E52])" office:value-type="float" office:value="10.7796103825695" calcext:value-type="float">
            <text:p>10.779610382569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53:.E53])" office:value-type="float" office:value="14.4" calcext:value-type="float">
            <text:p>14.40</text:p>
          </table:table-cell>
          <table:table-cell table:style-name="ce12" table:formula="of:=COM.MICROSOFT.STDEV.S([.A53:.E53])" office:value-type="float" office:value="9.15423399307665" calcext:value-type="float">
            <text:p>9.1542339930766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54:.E54])" office:value-type="float" office:value="13.8" calcext:value-type="float">
            <text:p>13.80</text:p>
          </table:table-cell>
          <table:table-cell table:style-name="ce12" table:formula="of:=COM.MICROSOFT.STDEV.S([.A54:.E54])" office:value-type="float" office:value="9.98498873309329" calcext:value-type="float">
            <text:p>9.9849887330932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55:.E55])" office:value-type="float" office:value="14" calcext:value-type="float">
            <text:p>14.00</text:p>
          </table:table-cell>
          <table:table-cell table:style-name="ce12" table:formula="of:=COM.MICROSOFT.STDEV.S([.A55:.E55])" office:value-type="float" office:value="9.69535971483266" calcext:value-type="float">
            <text:p>9.6953597148326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56:.E56])" office:value-type="float" office:value="13.4" calcext:value-type="float">
            <text:p>13.40</text:p>
          </table:table-cell>
          <table:table-cell table:style-name="ce12" table:formula="of:=COM.MICROSOFT.STDEV.S([.A56:.E56])" office:value-type="float" office:value="10.3585713300628" calcext:value-type="float">
            <text:p>10.358571330062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57:.E57])" office:value-type="float" office:value="13.6" calcext:value-type="float">
            <text:p>13.60</text:p>
          </table:table-cell>
          <table:table-cell table:style-name="ce12" table:formula="of:=COM.MICROSOFT.STDEV.S([.A57:.E57])" office:value-type="float" office:value="10.0895986045036" calcext:value-type="float">
            <text:p>10.089598604503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58:.E58])" office:value-type="float" office:value="13" calcext:value-type="float">
            <text:p>13.00</text:p>
          </table:table-cell>
          <table:table-cell table:style-name="ce12" table:formula="of:=COM.MICROSOFT.STDEV.S([.A58:.E58])" office:value-type="float" office:value="10.7935165724615" calcext:value-type="float">
            <text:p>10.793516572461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59:.E59])" office:value-type="float" office:value="12.4" calcext:value-type="float">
            <text:p>12.40</text:p>
          </table:table-cell>
          <table:table-cell table:style-name="ce12" table:formula="of:=COM.MICROSOFT.STDEV.S([.A59:.E59])" office:value-type="float" office:value="10.7610408418517" calcext:value-type="float">
            <text:p>10.761040841851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60:.E60])" office:value-type="float" office:value="12.6" calcext:value-type="float">
            <text:p>12.60</text:p>
          </table:table-cell>
          <table:table-cell table:style-name="ce12" table:formula="of:=COM.MICROSOFT.STDEV.S([.A60:.E60])" office:value-type="float" office:value="10.5261578935526" calcext:value-type="float">
            <text:p>10.526157893552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61:.E61])" office:value-type="float" office:value="12" calcext:value-type="float">
            <text:p>12.00</text:p>
          </table:table-cell>
          <table:table-cell table:style-name="ce12" table:formula="of:=COM.MICROSOFT.STDEV.S([.A61:.E61])" office:value-type="float" office:value="11.13552872566" calcext:value-type="float">
            <text:p>11.1355287256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62:.E62])" office:value-type="float" office:value="11.6" calcext:value-type="float">
            <text:p>11.60</text:p>
          </table:table-cell>
          <table:table-cell table:style-name="ce12" table:formula="of:=COM.MICROSOFT.STDEV.S([.A62:.E62])" office:value-type="float" office:value="11.3929802949009" calcext:value-type="float">
            <text:p>11.392980294900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3]" office:value-type="float" office:value="12" calcext:value-type="float">
            <text:p>12</text:p>
          </table:table-cell>
          <table:table-cell/>
          <table:table-cell table:style-name="ce50" table:formula="of:=AVERAGE([.A63:.E63])" office:value-type="float" office:value="16.8" calcext:value-type="float">
            <text:p>16.80</text:p>
          </table:table-cell>
          <table:table-cell table:style-name="ce12" table:formula="of:=COM.MICROSOFT.STDEV.S([.A63:.E63])" office:value-type="float" office:value="5.16720427310553" calcext:value-type="float">
            <text:p>5.1672042731055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64:.E64])" office:value-type="float" office:value="15.8" calcext:value-type="float">
            <text:p>15.80</text:p>
          </table:table-cell>
          <table:table-cell table:style-name="ce12" table:formula="of:=COM.MICROSOFT.STDEV.S([.A64:.E64])" office:value-type="float" office:value="6.61059755241536" calcext:value-type="float">
            <text:p>6.6105975524153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65:.E65])" office:value-type="float" office:value="15.4" calcext:value-type="float">
            <text:p>15.40</text:p>
          </table:table-cell>
          <table:table-cell table:style-name="ce12" table:formula="of:=COM.MICROSOFT.STDEV.S([.A65:.E65])" office:value-type="float" office:value="7.30068489937759" calcext:value-type="float">
            <text:p>7.3006848993775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66:.E66])" office:value-type="float" office:value="14.8" calcext:value-type="float">
            <text:p>14.80</text:p>
          </table:table-cell>
          <table:table-cell table:style-name="ce12" table:formula="of:=COM.MICROSOFT.STDEV.S([.A66:.E66])" office:value-type="float" office:value="8.40832920383116" calcext:value-type="float">
            <text:p>8.4083292038311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67:.E67])" office:value-type="float" office:value="15" calcext:value-type="float">
            <text:p>15.00</text:p>
          </table:table-cell>
          <table:table-cell table:style-name="ce12" table:formula="of:=COM.MICROSOFT.STDEV.S([.A67:.E67])" office:value-type="float" office:value="8.03118920210451" calcext:value-type="float">
            <text:p>8.0311892021045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68:.E68])" office:value-type="float" office:value="15.6" calcext:value-type="float">
            <text:p>15.60</text:p>
          </table:table-cell>
          <table:table-cell table:style-name="ce12" table:formula="of:=COM.MICROSOFT.STDEV.S([.A68:.E68])" office:value-type="float" office:value="6.73052746818554" calcext:value-type="float">
            <text:p>6.7305274681855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69:.E69])" office:value-type="float" office:value="15.2" calcext:value-type="float">
            <text:p>15.20</text:p>
          </table:table-cell>
          <table:table-cell table:style-name="ce12" table:formula="of:=COM.MICROSOFT.STDEV.S([.A69:.E69])" office:value-type="float" office:value="7.39594483484024" calcext:value-type="float">
            <text:p>7.3959448348402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70:.E70])" office:value-type="float" office:value="14.6" calcext:value-type="float">
            <text:p>14.60</text:p>
          </table:table-cell>
          <table:table-cell table:style-name="ce12" table:formula="of:=COM.MICROSOFT.STDEV.S([.A70:.E70])" office:value-type="float" office:value="8.47348806572595" calcext:value-type="float">
            <text:p>8.4734880657259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71:.E71])" office:value-type="float" office:value="14.8" calcext:value-type="float">
            <text:p>14.80</text:p>
          </table:table-cell>
          <table:table-cell table:style-name="ce12" table:formula="of:=COM.MICROSOFT.STDEV.S([.A71:.E71])" office:value-type="float" office:value="8.10555365166378" calcext:value-type="float">
            <text:p>8.1055536516637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72:.E72])" office:value-type="float" office:value="14.2" calcext:value-type="float">
            <text:p>14.20</text:p>
          </table:table-cell>
          <table:table-cell table:style-name="ce12" table:formula="of:=COM.MICROSOFT.STDEV.S([.A72:.E72])" office:value-type="float" office:value="8.22800097228969" calcext:value-type="float">
            <text:p>8.2280009722896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73:.E73])" office:value-type="float" office:value="13.6" calcext:value-type="float">
            <text:p>13.60</text:p>
          </table:table-cell>
          <table:table-cell table:style-name="ce12" table:formula="of:=COM.MICROSOFT.STDEV.S([.A73:.E73])" office:value-type="float" office:value="9.12688336728371" calcext:value-type="float">
            <text:p>9.1268833672837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74:.E74])" office:value-type="float" office:value="13.8" calcext:value-type="float">
            <text:p>13.80</text:p>
          </table:table-cell>
          <table:table-cell table:style-name="ce12" table:formula="of:=COM.MICROSOFT.STDEV.S([.A74:.E74])" office:value-type="float" office:value="8.81476034841561" calcext:value-type="float">
            <text:p>8.8147603484156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75:.E75])" office:value-type="float" office:value="13.2" calcext:value-type="float">
            <text:p>13.20</text:p>
          </table:table-cell>
          <table:table-cell table:style-name="ce12" table:formula="of:=COM.MICROSOFT.STDEV.S([.A75:.E75])" office:value-type="float" office:value="9.5236547606473" calcext:value-type="float">
            <text:p>9.523654760647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76:.E76])" office:value-type="float" office:value="13.4" calcext:value-type="float">
            <text:p>13.40</text:p>
          </table:table-cell>
          <table:table-cell table:style-name="ce12" table:formula="of:=COM.MICROSOFT.STDEV.S([.A76:.E76])" office:value-type="float" office:value="9.23579991121505" calcext:value-type="float">
            <text:p>9.2357999112150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77:.E77])" office:value-type="float" office:value="12.8" calcext:value-type="float">
            <text:p>12.80</text:p>
          </table:table-cell>
          <table:table-cell table:style-name="ce12" table:formula="of:=COM.MICROSOFT.STDEV.S([.A77:.E77])" office:value-type="float" office:value="9.98498873309329" calcext:value-type="float">
            <text:p>9.9849887330932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78:.E78])" office:value-type="float" office:value="15" calcext:value-type="float">
            <text:p>15.00</text:p>
          </table:table-cell>
          <table:table-cell table:style-name="ce12" table:formula="of:=COM.MICROSOFT.STDEV.S([.A78:.E78])" office:value-type="float" office:value="6.81909084849293" calcext:value-type="float">
            <text:p>6.8190908484929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79:.E79])" office:value-type="float" office:value="14.6" calcext:value-type="float">
            <text:p>14.60</text:p>
          </table:table-cell>
          <table:table-cell table:style-name="ce12" table:formula="of:=COM.MICROSOFT.STDEV.S([.A79:.E79])" office:value-type="float" office:value="7.43639697703128" calcext:value-type="float">
            <text:p>7.4363969770312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80:.E80])" office:value-type="float" office:value="14" calcext:value-type="float">
            <text:p>14.00</text:p>
          </table:table-cell>
          <table:table-cell table:style-name="ce12" table:formula="of:=COM.MICROSOFT.STDEV.S([.A80:.E80])" office:value-type="float" office:value="8.45576726264388" calcext:value-type="float">
            <text:p>8.4557672626438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81:.E81])" office:value-type="float" office:value="14.2" calcext:value-type="float">
            <text:p>14.20</text:p>
          </table:table-cell>
          <table:table-cell table:style-name="ce12" table:formula="of:=COM.MICROSOFT.STDEV.S([.A81:.E81])" office:value-type="float" office:value="8.10555365166378" calcext:value-type="float">
            <text:p>8.1055536516637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82:.E82])" office:value-type="float" office:value="13.6" calcext:value-type="float">
            <text:p>13.60</text:p>
          </table:table-cell>
          <table:table-cell table:style-name="ce12" table:formula="of:=COM.MICROSOFT.STDEV.S([.A82:.E82])" office:value-type="float" office:value="8.17312669668102" calcext:value-type="float">
            <text:p>8.1731266966810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83:.E83])" office:value-type="float" office:value="13" calcext:value-type="float">
            <text:p>13.00</text:p>
          </table:table-cell>
          <table:table-cell table:style-name="ce12" table:formula="of:=COM.MICROSOFT.STDEV.S([.A83:.E83])" office:value-type="float" office:value="9.02773504263389" calcext:value-type="float">
            <text:p>9.0277350426338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84:.E84])" office:value-type="float" office:value="13.2" calcext:value-type="float">
            <text:p>13.20</text:p>
          </table:table-cell>
          <table:table-cell table:style-name="ce12" table:formula="of:=COM.MICROSOFT.STDEV.S([.A84:.E84])" office:value-type="float" office:value="8.72926113711808" calcext:value-type="float">
            <text:p>8.7292611371180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85:.E85])" office:value-type="float" office:value="12.6" calcext:value-type="float">
            <text:p>12.60</text:p>
          </table:table-cell>
          <table:table-cell table:style-name="ce12" table:formula="of:=COM.MICROSOFT.STDEV.S([.A85:.E85])" office:value-type="float" office:value="9.39680796866681" calcext:value-type="float">
            <text:p>9.3968079686668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86:.E86])" office:value-type="float" office:value="12.8" calcext:value-type="float">
            <text:p>12.80</text:p>
          </table:table-cell>
          <table:table-cell table:style-name="ce12" table:formula="of:=COM.MICROSOFT.STDEV.S([.A86:.E86])" office:value-type="float" office:value="9.1214034007931" calcext:value-type="float">
            <text:p>9.121403400793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87:.E87])" office:value-type="float" office:value="12.2" calcext:value-type="float">
            <text:p>12.20</text:p>
          </table:table-cell>
          <table:table-cell table:style-name="ce12" table:formula="of:=COM.MICROSOFT.STDEV.S([.A87:.E87])" office:value-type="float" office:value="9.83361581515162" calcext:value-type="float">
            <text:p>9.8336158151516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88:.E88])" office:value-type="float" office:value="13.4" calcext:value-type="float">
            <text:p>13.40</text:p>
          </table:table-cell>
          <table:table-cell table:style-name="ce12" table:formula="of:=COM.MICROSOFT.STDEV.S([.A88:.E88])" office:value-type="float" office:value="8.20365772079748" calcext:value-type="float">
            <text:p>8.2036577207974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89:.E89])" office:value-type="float" office:value="12.8" calcext:value-type="float">
            <text:p>12.80</text:p>
          </table:table-cell>
          <table:table-cell table:style-name="ce12" table:formula="of:=COM.MICROSOFT.STDEV.S([.A89:.E89])" office:value-type="float" office:value="9.03880523078133" calcext:value-type="float">
            <text:p>9.0388052307813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0:.E90])" office:value-type="float" office:value="13" calcext:value-type="float">
            <text:p>13.00</text:p>
          </table:table-cell>
          <table:table-cell table:style-name="ce12" table:formula="of:=COM.MICROSOFT.STDEV.S([.A90:.E90])" office:value-type="float" office:value="8.74642784226795" calcext:value-type="float">
            <text:p>8.7464278422679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91:.E91])" office:value-type="float" office:value="12.4" calcext:value-type="float">
            <text:p>12.40</text:p>
          </table:table-cell>
          <table:table-cell table:style-name="ce12" table:formula="of:=COM.MICROSOFT.STDEV.S([.A91:.E91])" office:value-type="float" office:value="9.39680796866681" calcext:value-type="float">
            <text:p>9.3968079686668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2:.E92])" office:value-type="float" office:value="12.6" calcext:value-type="float">
            <text:p>12.60</text:p>
          </table:table-cell>
          <table:table-cell table:style-name="ce12" table:formula="of:=COM.MICROSOFT.STDEV.S([.A92:.E92])" office:value-type="float" office:value="9.12688336728371" calcext:value-type="float">
            <text:p>9.1268833672837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3:.E93])" office:value-type="float" office:value="12" calcext:value-type="float">
            <text:p>12.00</text:p>
          </table:table-cell>
          <table:table-cell table:style-name="ce12" table:formula="of:=COM.MICROSOFT.STDEV.S([.A93:.E93])" office:value-type="float" office:value="9.82344135219425" calcext:value-type="float">
            <text:p>9.8234413521942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94:.E94])" office:value-type="float" office:value="11.4" calcext:value-type="float">
            <text:p>11.40</text:p>
          </table:table-cell>
          <table:table-cell table:style-name="ce12" table:formula="of:=COM.MICROSOFT.STDEV.S([.A94:.E94])" office:value-type="float" office:value="9.71081870904817" calcext:value-type="float">
            <text:p>9.7108187090481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5:.E95])" office:value-type="float" office:value="11.6" calcext:value-type="float">
            <text:p>11.60</text:p>
          </table:table-cell>
          <table:table-cell table:style-name="ce12" table:formula="of:=COM.MICROSOFT.STDEV.S([.A95:.E95])" office:value-type="float" office:value="9.47628619238571" calcext:value-type="float">
            <text:p>9.4762861923857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6:.E96])" office:value-type="float" office:value="11" calcext:value-type="float">
            <text:p>11.00</text:p>
          </table:table-cell>
          <table:table-cell table:style-name="ce12" table:formula="of:=COM.MICROSOFT.STDEV.S([.A96:.E96])" office:value-type="float" office:value="10.0747208398049" calcext:value-type="float">
            <text:p>10.074720839804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97:.E97])" office:value-type="float" office:value="10.6" calcext:value-type="float">
            <text:p>10.60</text:p>
          </table:table-cell>
          <table:table-cell table:style-name="ce12" table:formula="of:=COM.MICROSOFT.STDEV.S([.A97:.E97])" office:value-type="float" office:value="10.3101891350256" calcext:value-type="float">
            <text:p>10.310189135025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98:.E98])" office:value-type="float" office:value="14.6" calcext:value-type="float">
            <text:p>14.60</text:p>
          </table:table-cell>
          <table:table-cell table:style-name="ce12" table:formula="of:=COM.MICROSOFT.STDEV.S([.A98:.E98])" office:value-type="float" office:value="6.65582451691749" calcext:value-type="float">
            <text:p>6.6558245169174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99:.E99])" office:value-type="float" office:value="14.2" calcext:value-type="float">
            <text:p>14.20</text:p>
          </table:table-cell>
          <table:table-cell table:style-name="ce12" table:formula="of:=COM.MICROSOFT.STDEV.S([.A99:.E99])" office:value-type="float" office:value="7.25947656515262" calcext:value-type="float">
            <text:p>7.2594765651526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00:.E100])" office:value-type="float" office:value="13.6" calcext:value-type="float">
            <text:p>13.60</text:p>
          </table:table-cell>
          <table:table-cell table:style-name="ce12" table:formula="of:=COM.MICROSOFT.STDEV.S([.A100:.E100])" office:value-type="float" office:value="8.26438140455775" calcext:value-type="float">
            <text:p>8.2643814045577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01:.E101])" office:value-type="float" office:value="13.8" calcext:value-type="float">
            <text:p>13.80</text:p>
          </table:table-cell>
          <table:table-cell table:style-name="ce12" table:formula="of:=COM.MICROSOFT.STDEV.S([.A101:.E101])" office:value-type="float" office:value="7.91833315793166" calcext:value-type="float">
            <text:p>7.9183331579316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02:.E102])" office:value-type="float" office:value="13.2" calcext:value-type="float">
            <text:p>13.20</text:p>
          </table:table-cell>
          <table:table-cell table:style-name="ce12" table:formula="of:=COM.MICROSOFT.STDEV.S([.A102:.E102])" office:value-type="float" office:value="7.94984276574072" calcext:value-type="float">
            <text:p>7.9498427657407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03:.E103])" office:value-type="float" office:value="12.6" calcext:value-type="float">
            <text:p>12.60</text:p>
          </table:table-cell>
          <table:table-cell table:style-name="ce12" table:formula="of:=COM.MICROSOFT.STDEV.S([.A103:.E103])" office:value-type="float" office:value="8.79204185613331" calcext:value-type="float">
            <text:p>8.7920418561333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04:.E104])" office:value-type="float" office:value="12.8" calcext:value-type="float">
            <text:p>12.80</text:p>
          </table:table-cell>
          <table:table-cell table:style-name="ce12" table:formula="of:=COM.MICROSOFT.STDEV.S([.A104:.E104])" office:value-type="float" office:value="8.4970583144992" calcext:value-type="float">
            <text:p>8.497058314499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05:.E105])" office:value-type="float" office:value="12.2" calcext:value-type="float">
            <text:p>12.20</text:p>
          </table:table-cell>
          <table:table-cell table:style-name="ce12" table:formula="of:=COM.MICROSOFT.STDEV.S([.A105:.E105])" office:value-type="float" office:value="9.14877040918615" calcext:value-type="float">
            <text:p>9.1487704091861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06:.E106])" office:value-type="float" office:value="12.4" calcext:value-type="float">
            <text:p>12.40</text:p>
          </table:table-cell>
          <table:table-cell table:style-name="ce12" table:formula="of:=COM.MICROSOFT.STDEV.S([.A106:.E106])" office:value-type="float" office:value="8.87693640846886" calcext:value-type="float">
            <text:p>8.8769364084688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07:.E107])" office:value-type="float" office:value="11.8" calcext:value-type="float">
            <text:p>11.80</text:p>
          </table:table-cell>
          <table:table-cell table:style-name="ce12" table:formula="of:=COM.MICROSOFT.STDEV.S([.A107:.E107])" office:value-type="float" office:value="9.57601169589929" calcext:value-type="float">
            <text:p>9.5760116958992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08:.E108])" office:value-type="float" office:value="13" calcext:value-type="float">
            <text:p>13.00</text:p>
          </table:table-cell>
          <table:table-cell table:style-name="ce12" table:formula="of:=COM.MICROSOFT.STDEV.S([.A108:.E108])" office:value-type="float" office:value="7.96868872525461" calcext:value-type="float">
            <text:p>7.9686887252546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09:.E109])" office:value-type="float" office:value="12.4" calcext:value-type="float">
            <text:p>12.40</text:p>
          </table:table-cell>
          <table:table-cell table:style-name="ce12" table:formula="of:=COM.MICROSOFT.STDEV.S([.A109:.E109])" office:value-type="float" office:value="8.79204185613331" calcext:value-type="float">
            <text:p>8.79204185613331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0:.E110])" office:value-type="float" office:value="12.6" calcext:value-type="float">
            <text:p>12.60</text:p>
          </table:table-cell>
          <table:table-cell table:style-name="ce12" table:formula="of:=COM.MICROSOFT.STDEV.S([.A110:.E110])" office:value-type="float" office:value="8.50294066779253" calcext:value-type="float">
            <text:p>8.5029406677925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11:.E111])" office:value-type="float" office:value="12" calcext:value-type="float">
            <text:p>12.00</text:p>
          </table:table-cell>
          <table:table-cell table:style-name="ce12" table:formula="of:=COM.MICROSOFT.STDEV.S([.A111:.E111])" office:value-type="float" office:value="9.13783344124853" calcext:value-type="float">
            <text:p>9.1378334412485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2:.E112])" office:value-type="float" office:value="12.2" calcext:value-type="float">
            <text:p>12.20</text:p>
          </table:table-cell>
          <table:table-cell table:style-name="ce12" table:formula="of:=COM.MICROSOFT.STDEV.S([.A112:.E112])" office:value-type="float" office:value="8.87130204648675" calcext:value-type="float">
            <text:p>8.87130204648675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3:.E113])" office:value-type="float" office:value="11.6" calcext:value-type="float">
            <text:p>11.60</text:p>
          </table:table-cell>
          <table:table-cell table:style-name="ce12" table:formula="of:=COM.MICROSOFT.STDEV.S([.A113:.E113])" office:value-type="float" office:value="9.555103348473" calcext:value-type="float">
            <text:p>9.55510334847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14:.E114])" office:value-type="float" office:value="11" calcext:value-type="float">
            <text:p>11.00</text:p>
          </table:table-cell>
          <table:table-cell table:style-name="ce12" table:formula="of:=COM.MICROSOFT.STDEV.S([.A114:.E114])" office:value-type="float" office:value="9.40744386111339" calcext:value-type="float">
            <text:p>9.4074438611133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5:.E115])" office:value-type="float" office:value="11.2" calcext:value-type="float">
            <text:p>11.20</text:p>
          </table:table-cell>
          <table:table-cell table:style-name="ce12" table:formula="of:=COM.MICROSOFT.STDEV.S([.A115:.E115])" office:value-type="float" office:value="9.17605579756357" calcext:value-type="float">
            <text:p>9.1760557975635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6:.E116])" office:value-type="float" office:value="10.6" calcext:value-type="float">
            <text:p>10.60</text:p>
          </table:table-cell>
          <table:table-cell table:style-name="ce12" table:formula="of:=COM.MICROSOFT.STDEV.S([.A116:.E116])" office:value-type="float" office:value="9.76217188949262" calcext:value-type="float">
            <text:p>9.76217188949262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17:.E117])" office:value-type="float" office:value="10.2" calcext:value-type="float">
            <text:p>10.20</text:p>
          </table:table-cell>
          <table:table-cell table:style-name="ce12" table:formula="of:=COM.MICROSOFT.STDEV.S([.A117:.E117])" office:value-type="float" office:value="9.98498873309329" calcext:value-type="float">
            <text:p>9.9849887330932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18:.E118])" office:value-type="float" office:value="12.4" calcext:value-type="float">
            <text:p>12.40</text:p>
          </table:table-cell>
          <table:table-cell table:style-name="ce12" table:formula="of:=COM.MICROSOFT.STDEV.S([.A118:.E118])" office:value-type="float" office:value="7.79743547584717" calcext:value-type="float">
            <text:p>7.7974354758471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19:.E119])" office:value-type="float" office:value="11.8" calcext:value-type="float">
            <text:p>11.80</text:p>
          </table:table-cell>
          <table:table-cell table:style-name="ce12" table:formula="of:=COM.MICROSOFT.STDEV.S([.A119:.E119])" office:value-type="float" office:value="8.5848704125339" calcext:value-type="float">
            <text:p>8.5848704125339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0:.E120])" office:value-type="float" office:value="12" calcext:value-type="float">
            <text:p>12.00</text:p>
          </table:table-cell>
          <table:table-cell table:style-name="ce12" table:formula="of:=COM.MICROSOFT.STDEV.S([.A120:.E120])" office:value-type="float" office:value="8.30662386291808" calcext:value-type="float">
            <text:p>8.3066238629180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21:.E121])" office:value-type="float" office:value="11.4" calcext:value-type="float">
            <text:p>11.40</text:p>
          </table:table-cell>
          <table:table-cell table:style-name="ce12" table:formula="of:=COM.MICROSOFT.STDEV.S([.A121:.E121])" office:value-type="float" office:value="8.90505474435727" calcext:value-type="float">
            <text:p>8.90505474435727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2:.E122])" office:value-type="float" office:value="11.6" calcext:value-type="float">
            <text:p>11.60</text:p>
          </table:table-cell>
          <table:table-cell table:style-name="ce12" table:formula="of:=COM.MICROSOFT.STDEV.S([.A122:.E122])" office:value-type="float" office:value="8.64869932417586" calcext:value-type="float">
            <text:p>8.6486993241758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3:.E123])" office:value-type="float" office:value="11" calcext:value-type="float">
            <text:p>11.00</text:p>
          </table:table-cell>
          <table:table-cell table:style-name="ce12" table:formula="of:=COM.MICROSOFT.STDEV.S([.A123:.E123])" office:value-type="float" office:value="9.30053761886914" calcext:value-type="float">
            <text:p>9.3005376188691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24:.E124])" office:value-type="float" office:value="10.4" calcext:value-type="float">
            <text:p>10.40</text:p>
          </table:table-cell>
          <table:table-cell table:style-name="ce12" table:formula="of:=COM.MICROSOFT.STDEV.S([.A124:.E124])" office:value-type="float" office:value="9.09945053286186" calcext:value-type="float">
            <text:p>9.0994505328618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5:.E125])" office:value-type="float" office:value="10.6" calcext:value-type="float">
            <text:p>10.60</text:p>
          </table:table-cell>
          <table:table-cell table:style-name="ce12" table:formula="of:=COM.MICROSOFT.STDEV.S([.A125:.E125])" office:value-type="float" office:value="8.87693640846886" calcext:value-type="float">
            <text:p>8.8769364084688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6:.E126])" office:value-type="float" office:value="10" calcext:value-type="float">
            <text:p>10.00</text:p>
          </table:table-cell>
          <table:table-cell table:style-name="ce12" table:formula="of:=COM.MICROSOFT.STDEV.S([.A126:.E126])" office:value-type="float" office:value="9.4339811320566" calcext:value-type="float">
            <text:p>9.4339811320566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7:.E127])" office:value-type="float" office:value="9.6" calcext:value-type="float">
            <text:p>9.60</text:p>
          </table:table-cell>
          <table:table-cell table:style-name="ce12" table:formula="of:=COM.MICROSOFT.STDEV.S([.A127:.E127])" office:value-type="float" office:value="9.63327566303384" calcext:value-type="float">
            <text:p>9.6332756630338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28:.E128])" office:value-type="float" office:value="10.2" calcext:value-type="float">
            <text:p>10.20</text:p>
          </table:table-cell>
          <table:table-cell table:style-name="ce12" table:formula="of:=COM.MICROSOFT.STDEV.S([.A128:.E128])" office:value-type="float" office:value="9.03880523078134" calcext:value-type="float">
            <text:p>9.03880523078134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29:.E129])" office:value-type="float" office:value="10.4" calcext:value-type="float">
            <text:p>10.40</text:p>
          </table:table-cell>
          <table:table-cell table:style-name="ce12" table:formula="of:=COM.MICROSOFT.STDEV.S([.A129:.E129])" office:value-type="float" office:value="8.82043082847998" calcext:value-type="float">
            <text:p>8.82043082847998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30:.E130])" office:value-type="float" office:value="9.8" calcext:value-type="float">
            <text:p>9.80</text:p>
          </table:table-cell>
          <table:table-cell table:style-name="ce12" table:formula="of:=COM.MICROSOFT.STDEV.S([.A130:.E130])" office:value-type="float" office:value="9.36482781475453" calcext:value-type="float">
            <text:p>9.3648278147545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31:.E131])" office:value-type="float" office:value="9.4" calcext:value-type="float">
            <text:p>9.40</text:p>
          </table:table-cell>
          <table:table-cell table:style-name="ce12" table:formula="of:=COM.MICROSOFT.STDEV.S([.A131:.E131])" office:value-type="float" office:value="9.555103348473" calcext:value-type="float">
            <text:p>9.555103348473</text:p>
          </table:table-cell>
          <table:table-cell table:number-columns-repeated="1016"/>
        </table:table-row>
        <table:table-row table:style-name="ro3">
          <table:table-cell table:style-name="ce49" table:formula="of:=[.A$3]" office:value-type="float" office:value="25" calcext:value-type="float">
            <text:p>25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$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32:.E132])" office:value-type="float" office:value="8.4" calcext:value-type="float">
            <text:p>8.40</text:p>
          </table:table-cell>
          <table:table-cell table:style-name="ce12" table:formula="of:=COM.MICROSOFT.STDEV.S([.A132:.E132])" office:value-type="float" office:value="9.47628619238571" calcext:value-type="float">
            <text:p>9.47628619238571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3]" office:value-type="float" office:value="12" calcext:value-type="float">
            <text:p>12</text:p>
          </table:table-cell>
          <table:table-cell/>
          <table:table-cell table:style-name="ce50" table:formula="of:=AVERAGE([.A133:.E133])" office:value-type="float" office:value="16.4" calcext:value-type="float">
            <text:p>16.40</text:p>
          </table:table-cell>
          <table:table-cell table:style-name="ce12" table:formula="of:=COM.MICROSOFT.STDEV.S([.A133:.E133])" office:value-type="float" office:value="4.39317652729776" calcext:value-type="float">
            <text:p>4.3931765272977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34:.E134])" office:value-type="float" office:value="15.4" calcext:value-type="float">
            <text:p>15.40</text:p>
          </table:table-cell>
          <table:table-cell table:style-name="ce12" table:formula="of:=COM.MICROSOFT.STDEV.S([.A134:.E134])" office:value-type="float" office:value="5.94138031100518" calcext:value-type="float">
            <text:p>5.9413803110051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35:.E135])" office:value-type="float" office:value="15" calcext:value-type="float">
            <text:p>15.00</text:p>
          </table:table-cell>
          <table:table-cell table:style-name="ce12" table:formula="of:=COM.MICROSOFT.STDEV.S([.A135:.E135])" office:value-type="float" office:value="6.67083203206317" calcext:value-type="float">
            <text:p>6.6708320320631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36:.E136])" office:value-type="float" office:value="14.4" calcext:value-type="float">
            <text:p>14.40</text:p>
          </table:table-cell>
          <table:table-cell table:style-name="ce12" table:formula="of:=COM.MICROSOFT.STDEV.S([.A136:.E136])" office:value-type="float" office:value="7.82943165242535" calcext:value-type="float">
            <text:p>7.8294316524253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37:.E137])" office:value-type="float" office:value="14.6" calcext:value-type="float">
            <text:p>14.60</text:p>
          </table:table-cell>
          <table:table-cell table:style-name="ce12" table:formula="of:=COM.MICROSOFT.STDEV.S([.A137:.E137])" office:value-type="float" office:value="7.43639697703128" calcext:value-type="float">
            <text:p>7.4363969770312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38:.E138])" office:value-type="float" office:value="15.2" calcext:value-type="float">
            <text:p>15.20</text:p>
          </table:table-cell>
          <table:table-cell table:style-name="ce12" table:formula="of:=COM.MICROSOFT.STDEV.S([.A138:.E138])" office:value-type="float" office:value="6.05805249234438" calcext:value-type="float">
            <text:p>6.0580524923443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39:.E139])" office:value-type="float" office:value="14.8" calcext:value-type="float">
            <text:p>14.80</text:p>
          </table:table-cell>
          <table:table-cell table:style-name="ce12" table:formula="of:=COM.MICROSOFT.STDEV.S([.A139:.E139])" office:value-type="float" office:value="6.76017751246223" calcext:value-type="float">
            <text:p>6.7601775124622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40:.E140])" office:value-type="float" office:value="14.2" calcext:value-type="float">
            <text:p>14.20</text:p>
          </table:table-cell>
          <table:table-cell table:style-name="ce12" table:formula="of:=COM.MICROSOFT.STDEV.S([.A140:.E140])" office:value-type="float" office:value="7.88669766125214" calcext:value-type="float">
            <text:p>7.88669766125214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41:.E141])" office:value-type="float" office:value="14.4" calcext:value-type="float">
            <text:p>14.40</text:p>
          </table:table-cell>
          <table:table-cell table:style-name="ce12" table:formula="of:=COM.MICROSOFT.STDEV.S([.A141:.E141])" office:value-type="float" office:value="7.50333259292163" calcext:value-type="float">
            <text:p>7.5033325929216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42:.E142])" office:value-type="float" office:value="13.8" calcext:value-type="float">
            <text:p>13.80</text:p>
          </table:table-cell>
          <table:table-cell table:style-name="ce12" table:formula="of:=COM.MICROSOFT.STDEV.S([.A142:.E142])" office:value-type="float" office:value="7.59605160593318" calcext:value-type="float">
            <text:p>7.5960516059331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43:.E143])" office:value-type="float" office:value="13.2" calcext:value-type="float">
            <text:p>13.20</text:p>
          </table:table-cell>
          <table:table-cell table:style-name="ce12" table:formula="of:=COM.MICROSOFT.STDEV.S([.A143:.E143])" office:value-type="float" office:value="8.52642949891688" calcext:value-type="float">
            <text:p>8.5264294989168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44:.E144])" office:value-type="float" office:value="13.4" calcext:value-type="float">
            <text:p>13.40</text:p>
          </table:table-cell>
          <table:table-cell table:style-name="ce12" table:formula="of:=COM.MICROSOFT.STDEV.S([.A144:.E144])" office:value-type="float" office:value="8.20365772079747" calcext:value-type="float">
            <text:p>8.2036577207974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45:.E145])" office:value-type="float" office:value="12.8" calcext:value-type="float">
            <text:p>12.80</text:p>
          </table:table-cell>
          <table:table-cell table:style-name="ce12" table:formula="of:=COM.MICROSOFT.STDEV.S([.A145:.E145])" office:value-type="float" office:value="8.92748564826626" calcext:value-type="float">
            <text:p>8.9274856482662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46:.E146])" office:value-type="float" office:value="13" calcext:value-type="float">
            <text:p>13.00</text:p>
          </table:table-cell>
          <table:table-cell table:style-name="ce12" table:formula="of:=COM.MICROSOFT.STDEV.S([.A146:.E146])" office:value-type="float" office:value="8.63133825081603" calcext:value-type="float">
            <text:p>8.6313382508160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47:.E147])" office:value-type="float" office:value="12.4" calcext:value-type="float">
            <text:p>12.40</text:p>
          </table:table-cell>
          <table:table-cell table:style-name="ce12" table:formula="of:=COM.MICROSOFT.STDEV.S([.A147:.E147])" office:value-type="float" office:value="9.39680796866681" calcext:value-type="float">
            <text:p>9.39680796866681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48:.E148])" office:value-type="float" office:value="14.6" calcext:value-type="float">
            <text:p>14.60</text:p>
          </table:table-cell>
          <table:table-cell table:style-name="ce12" table:formula="of:=COM.MICROSOFT.STDEV.S([.A148:.E148])" office:value-type="float" office:value="6.10737259384099" calcext:value-type="float">
            <text:p>6.10737259384099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49:.E149])" office:value-type="float" office:value="14.2" calcext:value-type="float">
            <text:p>14.20</text:p>
          </table:table-cell>
          <table:table-cell table:style-name="ce12" table:formula="of:=COM.MICROSOFT.STDEV.S([.A149:.E149])" office:value-type="float" office:value="6.76017751246223" calcext:value-type="float">
            <text:p>6.7601775124622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50:.E150])" office:value-type="float" office:value="13.6" calcext:value-type="float">
            <text:p>13.60</text:p>
          </table:table-cell>
          <table:table-cell table:style-name="ce12" table:formula="of:=COM.MICROSOFT.STDEV.S([.A150:.E150])" office:value-type="float" office:value="7.82943165242535" calcext:value-type="float">
            <text:p>7.8294316524253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51:.E151])" office:value-type="float" office:value="13.8" calcext:value-type="float">
            <text:p>13.80</text:p>
          </table:table-cell>
          <table:table-cell table:style-name="ce12" table:formula="of:=COM.MICROSOFT.STDEV.S([.A151:.E151])" office:value-type="float" office:value="7.46324326281812" calcext:value-type="float">
            <text:p>7.4632432628181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52:.E152])" office:value-type="float" office:value="13.2" calcext:value-type="float">
            <text:p>13.20</text:p>
          </table:table-cell>
          <table:table-cell table:style-name="ce12" table:formula="of:=COM.MICROSOFT.STDEV.S([.A152:.E152])" office:value-type="float" office:value="7.49666592559653" calcext:value-type="float">
            <text:p>7.4966659255965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53:.E153])" office:value-type="float" office:value="12.6" calcext:value-type="float">
            <text:p>12.60</text:p>
          </table:table-cell>
          <table:table-cell table:style-name="ce12" table:formula="of:=COM.MICROSOFT.STDEV.S([.A153:.E153])" office:value-type="float" office:value="8.38450952650183" calcext:value-type="float">
            <text:p>8.3845095265018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54:.E154])" office:value-type="float" office:value="12.8" calcext:value-type="float">
            <text:p>12.80</text:p>
          </table:table-cell>
          <table:table-cell table:style-name="ce12" table:formula="of:=COM.MICROSOFT.STDEV.S([.A154:.E154])" office:value-type="float" office:value="8.07465169527454" calcext:value-type="float">
            <text:p>8.07465169527454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55:.E155])" office:value-type="float" office:value="12.2" calcext:value-type="float">
            <text:p>12.20</text:p>
          </table:table-cell>
          <table:table-cell table:style-name="ce12" table:formula="of:=COM.MICROSOFT.STDEV.S([.A155:.E155])" office:value-type="float" office:value="8.75785361832453" calcext:value-type="float">
            <text:p>8.7578536183245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56:.E156])" office:value-type="float" office:value="12.4" calcext:value-type="float">
            <text:p>12.40</text:p>
          </table:table-cell>
          <table:table-cell table:style-name="ce12" table:formula="of:=COM.MICROSOFT.STDEV.S([.A156:.E156])" office:value-type="float" office:value="8.47348806572595" calcext:value-type="float">
            <text:p>8.4734880657259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57:.E157])" office:value-type="float" office:value="11.8" calcext:value-type="float">
            <text:p>11.80</text:p>
          </table:table-cell>
          <table:table-cell table:style-name="ce12" table:formula="of:=COM.MICROSOFT.STDEV.S([.A157:.E157])" office:value-type="float" office:value="9.20326029187483" calcext:value-type="float">
            <text:p>9.2032602918748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58:.E158])" office:value-type="float" office:value="13" calcext:value-type="float">
            <text:p>13.00</text:p>
          </table:table-cell>
          <table:table-cell table:style-name="ce12" table:formula="of:=COM.MICROSOFT.STDEV.S([.A158:.E158])" office:value-type="float" office:value="7.51664818918645" calcext:value-type="float">
            <text:p>7.5166481891864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59:.E159])" office:value-type="float" office:value="12.4" calcext:value-type="float">
            <text:p>12.40</text:p>
          </table:table-cell>
          <table:table-cell table:style-name="ce12" table:formula="of:=COM.MICROSOFT.STDEV.S([.A159:.E159])" office:value-type="float" office:value="8.38450952650183" calcext:value-type="float">
            <text:p>8.3845095265018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0:.E160])" office:value-type="float" office:value="12.6" calcext:value-type="float">
            <text:p>12.60</text:p>
          </table:table-cell>
          <table:table-cell table:style-name="ce12" table:formula="of:=COM.MICROSOFT.STDEV.S([.A160:.E160])" office:value-type="float" office:value="8.08084154033477" calcext:value-type="float">
            <text:p>8.0808415403347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61:.E161])" office:value-type="float" office:value="12" calcext:value-type="float">
            <text:p>12.00</text:p>
          </table:table-cell>
          <table:table-cell table:style-name="ce12" table:formula="of:=COM.MICROSOFT.STDEV.S([.A161:.E161])" office:value-type="float" office:value="8.74642784226795" calcext:value-type="float">
            <text:p>8.7464278422679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2:.E162])" office:value-type="float" office:value="12.2" calcext:value-type="float">
            <text:p>12.20</text:p>
          </table:table-cell>
          <table:table-cell table:style-name="ce12" table:formula="of:=COM.MICROSOFT.STDEV.S([.A162:.E162])" office:value-type="float" office:value="8.46758525200662" calcext:value-type="float">
            <text:p>8.4675852520066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3:.E163])" office:value-type="float" office:value="11.6" calcext:value-type="float">
            <text:p>11.60</text:p>
          </table:table-cell>
          <table:table-cell table:style-name="ce12" table:formula="of:=COM.MICROSOFT.STDEV.S([.A163:.E163])" office:value-type="float" office:value="9.18150314491042" calcext:value-type="float">
            <text:p>9.1815031449104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64:.E164])" office:value-type="float" office:value="11" calcext:value-type="float">
            <text:p>11.00</text:p>
          </table:table-cell>
          <table:table-cell table:style-name="ce12" table:formula="of:=COM.MICROSOFT.STDEV.S([.A164:.E164])" office:value-type="float" office:value="9.02773504263389" calcext:value-type="float">
            <text:p>9.02773504263389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5:.E165])" office:value-type="float" office:value="11.2" calcext:value-type="float">
            <text:p>11.20</text:p>
          </table:table-cell>
          <table:table-cell table:style-name="ce12" table:formula="of:=COM.MICROSOFT.STDEV.S([.A165:.E165])" office:value-type="float" office:value="8.78635305459552" calcext:value-type="float">
            <text:p>8.7863530545955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6:.E166])" office:value-type="float" office:value="10.6" calcext:value-type="float">
            <text:p>10.60</text:p>
          </table:table-cell>
          <table:table-cell table:style-name="ce12" table:formula="of:=COM.MICROSOFT.STDEV.S([.A166:.E166])" office:value-type="float" office:value="9.39680796866681" calcext:value-type="float">
            <text:p>9.39680796866681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67:.E167])" office:value-type="float" office:value="10.2" calcext:value-type="float">
            <text:p>10.20</text:p>
          </table:table-cell>
          <table:table-cell table:style-name="ce12" table:formula="of:=COM.MICROSOFT.STDEV.S([.A167:.E167])" office:value-type="float" office:value="9.62808392152873" calcext:value-type="float">
            <text:p>9.6280839215287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168:.E168])" office:value-type="float" office:value="14.2" calcext:value-type="float">
            <text:p>14.20</text:p>
          </table:table-cell>
          <table:table-cell table:style-name="ce12" table:formula="of:=COM.MICROSOFT.STDEV.S([.A168:.E168])" office:value-type="float" office:value="5.89067059000926" calcext:value-type="float">
            <text:p>5.8906705900092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69:.E169])" office:value-type="float" office:value="13.8" calcext:value-type="float">
            <text:p>13.80</text:p>
          </table:table-cell>
          <table:table-cell table:style-name="ce12" table:formula="of:=COM.MICROSOFT.STDEV.S([.A169:.E169])" office:value-type="float" office:value="6.53452370108182" calcext:value-type="float">
            <text:p>6.5345237010818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70:.E170])" office:value-type="float" office:value="13.2" calcext:value-type="float">
            <text:p>13.20</text:p>
          </table:table-cell>
          <table:table-cell table:style-name="ce12" table:formula="of:=COM.MICROSOFT.STDEV.S([.A170:.E170])" office:value-type="float" office:value="7.59605160593318" calcext:value-type="float">
            <text:p>7.5960516059331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71:.E171])" office:value-type="float" office:value="13.4" calcext:value-type="float">
            <text:p>13.40</text:p>
          </table:table-cell>
          <table:table-cell table:style-name="ce12" table:formula="of:=COM.MICROSOFT.STDEV.S([.A171:.E171])" office:value-type="float" office:value="7.23187389270582" calcext:value-type="float">
            <text:p>7.2318738927058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72:.E172])" office:value-type="float" office:value="12.8" calcext:value-type="float">
            <text:p>12.80</text:p>
          </table:table-cell>
          <table:table-cell table:style-name="ce12" table:formula="of:=COM.MICROSOFT.STDEV.S([.A172:.E172])" office:value-type="float" office:value="7.22495674727538" calcext:value-type="float">
            <text:p>7.2249567472753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73:.E173])" office:value-type="float" office:value="12.2" calcext:value-type="float">
            <text:p>12.20</text:p>
          </table:table-cell>
          <table:table-cell table:style-name="ce12" table:formula="of:=COM.MICROSOFT.STDEV.S([.A173:.E173])" office:value-type="float" office:value="8.10555365166378" calcext:value-type="float">
            <text:p>8.1055536516637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74:.E174])" office:value-type="float" office:value="12.4" calcext:value-type="float">
            <text:p>12.40</text:p>
          </table:table-cell>
          <table:table-cell table:style-name="ce12" table:formula="of:=COM.MICROSOFT.STDEV.S([.A174:.E174])" office:value-type="float" office:value="7.79743547584717" calcext:value-type="float">
            <text:p>7.7974354758471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75:.E175])" office:value-type="float" office:value="11.8" calcext:value-type="float">
            <text:p>11.80</text:p>
          </table:table-cell>
          <table:table-cell table:style-name="ce12" table:formula="of:=COM.MICROSOFT.STDEV.S([.A175:.E175])" office:value-type="float" office:value="8.46758525200662" calcext:value-type="float">
            <text:p>8.4675852520066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76:.E176])" office:value-type="float" office:value="12" calcext:value-type="float">
            <text:p>12.00</text:p>
          </table:table-cell>
          <table:table-cell table:style-name="ce12" table:formula="of:=COM.MICROSOFT.STDEV.S([.A176:.E176])" office:value-type="float" office:value="8.18535277187245" calcext:value-type="float">
            <text:p>8.1853527718724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77:.E177])" office:value-type="float" office:value="11.4" calcext:value-type="float">
            <text:p>11.40</text:p>
          </table:table-cell>
          <table:table-cell table:style-name="ce12" table:formula="of:=COM.MICROSOFT.STDEV.S([.A177:.E177])" office:value-type="float" office:value="8.90505474435727" calcext:value-type="float">
            <text:p>8.9050547443572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78:.E178])" office:value-type="float" office:value="12.6" calcext:value-type="float">
            <text:p>12.60</text:p>
          </table:table-cell>
          <table:table-cell table:style-name="ce12" table:formula="of:=COM.MICROSOFT.STDEV.S([.A178:.E178])" office:value-type="float" office:value="7.23187389270582" calcext:value-type="float">
            <text:p>7.2318738927058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79:.E179])" office:value-type="float" office:value="12" calcext:value-type="float">
            <text:p>12.00</text:p>
          </table:table-cell>
          <table:table-cell table:style-name="ce12" table:formula="of:=COM.MICROSOFT.STDEV.S([.A179:.E179])" office:value-type="float" office:value="8.09320702811932" calcext:value-type="float">
            <text:p>8.0932070281193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0:.E180])" office:value-type="float" office:value="12.2" calcext:value-type="float">
            <text:p>12.20</text:p>
          </table:table-cell>
          <table:table-cell table:style-name="ce12" table:formula="of:=COM.MICROSOFT.STDEV.S([.A180:.E180])" office:value-type="float" office:value="7.79102047231298" calcext:value-type="float">
            <text:p>7.7910204723129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81:.E181])" office:value-type="float" office:value="11.6" calcext:value-type="float">
            <text:p>11.60</text:p>
          </table:table-cell>
          <table:table-cell table:style-name="ce12" table:formula="of:=COM.MICROSOFT.STDEV.S([.A181:.E181])" office:value-type="float" office:value="8.44393273303382" calcext:value-type="float">
            <text:p>8.44393273303382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2:.E182])" office:value-type="float" office:value="11.8" calcext:value-type="float">
            <text:p>11.80</text:p>
          </table:table-cell>
          <table:table-cell table:style-name="ce12" table:formula="of:=COM.MICROSOFT.STDEV.S([.A182:.E182])" office:value-type="float" office:value="8.16700679563817" calcext:value-type="float">
            <text:p>8.1670067956381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3:.E183])" office:value-type="float" office:value="11.2" calcext:value-type="float">
            <text:p>11.20</text:p>
          </table:table-cell>
          <table:table-cell table:style-name="ce12" table:formula="of:=COM.MICROSOFT.STDEV.S([.A183:.E183])" office:value-type="float" office:value="8.87130204648675" calcext:value-type="float">
            <text:p>8.8713020464867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84:.E184])" office:value-type="float" office:value="10.6" calcext:value-type="float">
            <text:p>10.60</text:p>
          </table:table-cell>
          <table:table-cell table:style-name="ce12" table:formula="of:=COM.MICROSOFT.STDEV.S([.A184:.E184])" office:value-type="float" office:value="8.67755725996665" calcext:value-type="float">
            <text:p>8.6775572599666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5:.E185])" office:value-type="float" office:value="10.8" calcext:value-type="float">
            <text:p>10.80</text:p>
          </table:table-cell>
          <table:table-cell table:style-name="ce12" table:formula="of:=COM.MICROSOFT.STDEV.S([.A185:.E185])" office:value-type="float" office:value="8.43800924389159" calcext:value-type="float">
            <text:p>8.43800924389159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6:.E186])" office:value-type="float" office:value="10.2" calcext:value-type="float">
            <text:p>10.20</text:p>
          </table:table-cell>
          <table:table-cell table:style-name="ce12" table:formula="of:=COM.MICROSOFT.STDEV.S([.A186:.E186])" office:value-type="float" office:value="9.03880523078133" calcext:value-type="float">
            <text:p>9.03880523078133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87:.E187])" office:value-type="float" office:value="9.8" calcext:value-type="float">
            <text:p>9.80</text:p>
          </table:table-cell>
          <table:table-cell table:style-name="ce12" table:formula="of:=COM.MICROSOFT.STDEV.S([.A187:.E187])" office:value-type="float" office:value="9.25742944882649" calcext:value-type="float">
            <text:p>9.25742944882649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188:.E188])" office:value-type="float" office:value="12" calcext:value-type="float">
            <text:p>12.00</text:p>
          </table:table-cell>
          <table:table-cell table:style-name="ce12" table:formula="of:=COM.MICROSOFT.STDEV.S([.A188:.E188])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89:.E189])" office:value-type="float" office:value="11.4" calcext:value-type="float">
            <text:p>11.40</text:p>
          </table:table-cell>
          <table:table-cell table:style-name="ce12" table:formula="of:=COM.MICROSOFT.STDEV.S([.A189:.E189])" office:value-type="float" office:value="7.82943165242535" calcext:value-type="float">
            <text:p>7.8294316524253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0:.E190])" office:value-type="float" office:value="11.6" calcext:value-type="float">
            <text:p>11.60</text:p>
          </table:table-cell>
          <table:table-cell table:style-name="ce12" table:formula="of:=COM.MICROSOFT.STDEV.S([.A190:.E190])" office:value-type="float" office:value="7.53657747256671" calcext:value-type="float">
            <text:p>7.53657747256671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91:.E191])" office:value-type="float" office:value="11" calcext:value-type="float">
            <text:p>11.00</text:p>
          </table:table-cell>
          <table:table-cell table:style-name="ce12" table:formula="of:=COM.MICROSOFT.STDEV.S([.A191:.E191])" office:value-type="float" office:value="8.15475321515005" calcext:value-type="float">
            <text:p>8.1547532151500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2:.E192])" office:value-type="float" office:value="11.2" calcext:value-type="float">
            <text:p>11.20</text:p>
          </table:table-cell>
          <table:table-cell table:style-name="ce12" table:formula="of:=COM.MICROSOFT.STDEV.S([.A192:.E192])" office:value-type="float" office:value="7.88669766125214" calcext:value-type="float">
            <text:p>7.88669766125214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3:.E193])" office:value-type="float" office:value="10.6" calcext:value-type="float">
            <text:p>10.60</text:p>
          </table:table-cell>
          <table:table-cell table:style-name="ce12" table:formula="of:=COM.MICROSOFT.STDEV.S([.A193:.E193])" office:value-type="float" office:value="8.5615419172016" calcext:value-type="float">
            <text:p>8.561541917201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94:.E194])" office:value-type="float" office:value="10" calcext:value-type="float">
            <text:p>10.00</text:p>
          </table:table-cell>
          <table:table-cell table:style-name="ce12" table:formula="of:=COM.MICROSOFT.STDEV.S([.A194:.E194])" office:value-type="float" office:value="8.30662386291808" calcext:value-type="float">
            <text:p>8.3066238629180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5:.E195])" office:value-type="float" office:value="10.2" calcext:value-type="float">
            <text:p>10.20</text:p>
          </table:table-cell>
          <table:table-cell table:style-name="ce12" table:formula="of:=COM.MICROSOFT.STDEV.S([.A195:.E195])" office:value-type="float" office:value="8.07465169527454" calcext:value-type="float">
            <text:p>8.07465169527454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6:.E196])" office:value-type="float" office:value="9.6" calcext:value-type="float">
            <text:p>9.60</text:p>
          </table:table-cell>
          <table:table-cell table:style-name="ce12" table:formula="of:=COM.MICROSOFT.STDEV.S([.A196:.E196])" office:value-type="float" office:value="8.64869932417586" calcext:value-type="float">
            <text:p>8.6486993241758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7:.E197])" office:value-type="float" office:value="9.2" calcext:value-type="float">
            <text:p>9.20</text:p>
          </table:table-cell>
          <table:table-cell table:style-name="ce12" table:formula="of:=COM.MICROSOFT.STDEV.S([.A197:.E197])" office:value-type="float" office:value="8.84307638777366" calcext:value-type="float">
            <text:p>8.8430763877736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198:.E198])" office:value-type="float" office:value="9.8" calcext:value-type="float">
            <text:p>9.80</text:p>
          </table:table-cell>
          <table:table-cell table:style-name="ce12" table:formula="of:=COM.MICROSOFT.STDEV.S([.A198:.E198])" office:value-type="float" office:value="8.22800097228969" calcext:value-type="float">
            <text:p>8.22800097228969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199:.E199])" office:value-type="float" office:value="10" calcext:value-type="float">
            <text:p>10.00</text:p>
          </table:table-cell>
          <table:table-cell table:style-name="ce12" table:formula="of:=COM.MICROSOFT.STDEV.S([.A199:.E199])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00:.E200])" office:value-type="float" office:value="9.4" calcext:value-type="float">
            <text:p>9.40</text:p>
          </table:table-cell>
          <table:table-cell table:style-name="ce12" table:formula="of:=COM.MICROSOFT.STDEV.S([.A200:.E200])" office:value-type="float" office:value="8.5615419172016" calcext:value-type="float">
            <text:p>8.5615419172016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01:.E201])" office:value-type="float" office:value="9" calcext:value-type="float">
            <text:p>9.00</text:p>
          </table:table-cell>
          <table:table-cell table:style-name="ce12" table:formula="of:=COM.MICROSOFT.STDEV.S([.A201:.E201])" office:value-type="float" office:value="8.74642784226795" calcext:value-type="float">
            <text:p>8.74642784226795</text:p>
          </table:table-cell>
          <table:table-cell table:number-columns-repeated="1016"/>
        </table:table-row>
        <table:table-row table:style-name="ro3">
          <table:table-cell table:style-name="ce49" table:formula="of:=[.B$3]" office:value-type="float" office:value="23" calcext:value-type="float">
            <text:p>2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02:.E202])" office:value-type="float" office:value="8" calcext:value-type="float">
            <text:p>8.00</text:p>
          </table:table-cell>
          <table:table-cell table:style-name="ce12" table:formula="of:=COM.MICROSOFT.STDEV.S([.A202:.E202])" office:value-type="float" office:value="8.60232526704263" calcext:value-type="float">
            <text:p>8.60232526704263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/>
          <table:table-cell table:style-name="ce50" table:formula="of:=AVERAGE([.A203:.E203])" office:value-type="float" office:value="13.2" calcext:value-type="float">
            <text:p>13.20</text:p>
          </table:table-cell>
          <table:table-cell table:style-name="ce12" table:formula="of:=COM.MICROSOFT.STDEV.S([.A203:.E203])" office:value-type="float" office:value="4.20713679359253" calcext:value-type="float">
            <text:p>4.20713679359253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04:.E204])" office:value-type="float" office:value="12.8" calcext:value-type="float">
            <text:p>12.80</text:p>
          </table:table-cell>
          <table:table-cell table:style-name="ce12" table:formula="of:=COM.MICROSOFT.STDEV.S([.A204:.E204])" office:value-type="float" office:value="4.96990945591567" calcext:value-type="float">
            <text:p>4.96990945591567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05:.E205])" office:value-type="float" office:value="12.2" calcext:value-type="float">
            <text:p>12.20</text:p>
          </table:table-cell>
          <table:table-cell table:style-name="ce12" table:formula="of:=COM.MICROSOFT.STDEV.S([.A205:.E205])" office:value-type="float" office:value="6.18061485614498" calcext:value-type="float">
            <text:p>6.1806148561449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06:.E206])" office:value-type="float" office:value="12.4" calcext:value-type="float">
            <text:p>12.40</text:p>
          </table:table-cell>
          <table:table-cell table:style-name="ce12" table:formula="of:=COM.MICROSOFT.STDEV.S([.A206:.E206])" office:value-type="float" office:value="5.7706152185014" calcext:value-type="float">
            <text:p>5.7706152185014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07:.E207])" office:value-type="float" office:value="11.8" calcext:value-type="float">
            <text:p>11.80</text:p>
          </table:table-cell>
          <table:table-cell table:style-name="ce12" table:formula="of:=COM.MICROSOFT.STDEV.S([.A207:.E207])" office:value-type="float" office:value="5.6302753041037" calcext:value-type="float">
            <text:p>5.6302753041037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08:.E208])" office:value-type="float" office:value="11.2" calcext:value-type="float">
            <text:p>11.20</text:p>
          </table:table-cell>
          <table:table-cell table:style-name="ce12" table:formula="of:=COM.MICROSOFT.STDEV.S([.A208:.E208])" office:value-type="float" office:value="6.61059755241536" calcext:value-type="float">
            <text:p>6.6105975524153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09:.E209])" office:value-type="float" office:value="11.4" calcext:value-type="float">
            <text:p>11.40</text:p>
          </table:table-cell>
          <table:table-cell table:style-name="ce12" table:formula="of:=COM.MICROSOFT.STDEV.S([.A209:.E209])" office:value-type="float" office:value="6.26897120746299" calcext:value-type="float">
            <text:p>6.26897120746299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10:.E210])" office:value-type="float" office:value="10.8" calcext:value-type="float">
            <text:p>10.80</text:p>
          </table:table-cell>
          <table:table-cell table:style-name="ce12" table:formula="of:=COM.MICROSOFT.STDEV.S([.A210:.E210])" office:value-type="float" office:value="6.97853852894716" calcext:value-type="float">
            <text:p>6.9785385289471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1:.E211])" office:value-type="float" office:value="11" calcext:value-type="float">
            <text:p>11.00</text:p>
          </table:table-cell>
          <table:table-cell table:style-name="ce12" table:formula="of:=COM.MICROSOFT.STDEV.S([.A211:.E211])" office:value-type="float" office:value="6.67083203206317" calcext:value-type="float">
            <text:p>6.67083203206317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2:.E212])" office:value-type="float" office:value="10.4" calcext:value-type="float">
            <text:p>10.40</text:p>
          </table:table-cell>
          <table:table-cell table:style-name="ce12" table:formula="of:=COM.MICROSOFT.STDEV.S([.A212:.E212])" office:value-type="float" office:value="7.43639697703128" calcext:value-type="float">
            <text:p>7.4363969770312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13:.E213])" office:value-type="float" office:value="11.6" calcext:value-type="float">
            <text:p>11.60</text:p>
          </table:table-cell>
          <table:table-cell table:style-name="ce12" table:formula="of:=COM.MICROSOFT.STDEV.S([.A213:.E213])" office:value-type="float" office:value="5.59464029227975" calcext:value-type="float">
            <text:p>5.59464029227975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14:.E214])" office:value-type="float" office:value="11" calcext:value-type="float">
            <text:p>11.00</text:p>
          </table:table-cell>
          <table:table-cell table:style-name="ce12" table:formula="of:=COM.MICROSOFT.STDEV.S([.A214:.E214])" office:value-type="float" office:value="6.557438524302" calcext:value-type="float">
            <text:p>6.557438524302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5:.E215])" office:value-type="float" office:value="11.2" calcext:value-type="float">
            <text:p>11.20</text:p>
          </table:table-cell>
          <table:table-cell table:style-name="ce12" table:formula="of:=COM.MICROSOFT.STDEV.S([.A215:.E215])" office:value-type="float" office:value="6.22093240599832" calcext:value-type="float">
            <text:p>6.22093240599832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16:.E216])" office:value-type="float" office:value="10.6" calcext:value-type="float">
            <text:p>10.60</text:p>
          </table:table-cell>
          <table:table-cell table:style-name="ce12" table:formula="of:=COM.MICROSOFT.STDEV.S([.A216:.E216])" office:value-type="float" office:value="6.91375440697744" calcext:value-type="float">
            <text:p>6.91375440697744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7:.E217])" office:value-type="float" office:value="10.8" calcext:value-type="float">
            <text:p>10.80</text:p>
          </table:table-cell>
          <table:table-cell table:style-name="ce12" table:formula="of:=COM.MICROSOFT.STDEV.S([.A217:.E217])" office:value-type="float" office:value="6.61059755241536" calcext:value-type="float">
            <text:p>6.6105975524153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18:.E218])" office:value-type="float" office:value="10.2" calcext:value-type="float">
            <text:p>10.20</text:p>
          </table:table-cell>
          <table:table-cell table:style-name="ce12" table:formula="of:=COM.MICROSOFT.STDEV.S([.A218:.E218])" office:value-type="float" office:value="7.36206492772238" calcext:value-type="float">
            <text:p>7.3620649277223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19:.E219])" office:value-type="float" office:value="9.6" calcext:value-type="float">
            <text:p>9.60</text:p>
          </table:table-cell>
          <table:table-cell table:style-name="ce12" table:formula="of:=COM.MICROSOFT.STDEV.S([.A219:.E219])" office:value-type="float" office:value="7.02139587261678" calcext:value-type="float">
            <text:p>7.0213958726167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0:.E220])" office:value-type="float" office:value="9.8" calcext:value-type="float">
            <text:p>9.80</text:p>
          </table:table-cell>
          <table:table-cell table:style-name="ce12" table:formula="of:=COM.MICROSOFT.STDEV.S([.A220:.E220])" office:value-type="float" office:value="6.76017751246223" calcext:value-type="float">
            <text:p>6.76017751246223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1:.E221])" office:value-type="float" office:value="9.2" calcext:value-type="float">
            <text:p>9.20</text:p>
          </table:table-cell>
          <table:table-cell table:style-name="ce12" table:formula="of:=COM.MICROSOFT.STDEV.S([.A221:.E221])" office:value-type="float" office:value="7.39594483484024" calcext:value-type="float">
            <text:p>7.39594483484024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2:.E222])" office:value-type="float" office:value="8.8" calcext:value-type="float">
            <text:p>8.80</text:p>
          </table:table-cell>
          <table:table-cell table:style-name="ce12" table:formula="of:=COM.MICROSOFT.STDEV.S([.A222:.E222])" office:value-type="float" office:value="7.59605160593318" calcext:value-type="float">
            <text:p>7.5960516059331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23:.E223])" office:value-type="float" office:value="11" calcext:value-type="float">
            <text:p>11.00</text:p>
          </table:table-cell>
          <table:table-cell table:style-name="ce12" table:formula="of:=COM.MICROSOFT.STDEV.S([.A223:.E223])" office:value-type="float" office:value="5.1478150704935" calcext:value-type="float">
            <text:p>5.1478150704935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24:.E224])" office:value-type="float" office:value="10.4" calcext:value-type="float">
            <text:p>10.40</text:p>
          </table:table-cell>
          <table:table-cell table:style-name="ce12" table:formula="of:=COM.MICROSOFT.STDEV.S([.A224:.E224])" office:value-type="float" office:value="6.10737259384099" calcext:value-type="float">
            <text:p>6.10737259384099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5:.E225])" office:value-type="float" office:value="10.6" calcext:value-type="float">
            <text:p>10.60</text:p>
          </table:table-cell>
          <table:table-cell table:style-name="ce12" table:formula="of:=COM.MICROSOFT.STDEV.S([.A225:.E225])" office:value-type="float" office:value="5.7706152185014" calcext:value-type="float">
            <text:p>5.7706152185014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26:.E226])" office:value-type="float" office:value="10" calcext:value-type="float">
            <text:p>10.00</text:p>
          </table:table-cell>
          <table:table-cell table:style-name="ce12" table:formula="of:=COM.MICROSOFT.STDEV.S([.A226:.E226])" office:value-type="float" office:value="6.44204936336256" calcext:value-type="float">
            <text:p>6.4420493633625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7:.E227])" office:value-type="float" office:value="10.2" calcext:value-type="float">
            <text:p>10.20</text:p>
          </table:table-cell>
          <table:table-cell table:style-name="ce12" table:formula="of:=COM.MICROSOFT.STDEV.S([.A227:.E227])" office:value-type="float" office:value="6.1400325732035" calcext:value-type="float">
            <text:p>6.1400325732035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28:.E228])" office:value-type="float" office:value="9.6" calcext:value-type="float">
            <text:p>9.60</text:p>
          </table:table-cell>
          <table:table-cell table:style-name="ce12" table:formula="of:=COM.MICROSOFT.STDEV.S([.A228:.E228])" office:value-type="float" office:value="6.87749954561976" calcext:value-type="float">
            <text:p>6.8774995456197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29:.E229])" office:value-type="float" office:value="9" calcext:value-type="float">
            <text:p>9.00</text:p>
          </table:table-cell>
          <table:table-cell table:style-name="ce12" table:formula="of:=COM.MICROSOFT.STDEV.S([.A229:.E229])" office:value-type="float" office:value="6.44204936336256" calcext:value-type="float">
            <text:p>6.4420493633625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0:.E230])" office:value-type="float" office:value="9.2" calcext:value-type="float">
            <text:p>9.20</text:p>
          </table:table-cell>
          <table:table-cell table:style-name="ce12" table:formula="of:=COM.MICROSOFT.STDEV.S([.A230:.E230])" office:value-type="float" office:value="6.18061485614498" calcext:value-type="float">
            <text:p>6.18061485614498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1:.E231])" office:value-type="float" office:value="8.6" calcext:value-type="float">
            <text:p>8.60</text:p>
          </table:table-cell>
          <table:table-cell table:style-name="ce12" table:formula="of:=COM.MICROSOFT.STDEV.S([.A231:.E231])" office:value-type="float" office:value="6.8044103344816" calcext:value-type="float">
            <text:p>6.804410334481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2:.E232])" office:value-type="float" office:value="8.2" calcext:value-type="float">
            <text:p>8.20</text:p>
          </table:table-cell>
          <table:table-cell table:style-name="ce12" table:formula="of:=COM.MICROSOFT.STDEV.S([.A232:.E232])" office:value-type="float" office:value="6.97853852894716" calcext:value-type="float">
            <text:p>6.97853852894716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33:.E233])" office:value-type="float" office:value="8.8" calcext:value-type="float">
            <text:p>8.80</text:p>
          </table:table-cell>
          <table:table-cell table:style-name="ce12" table:formula="of:=COM.MICROSOFT.STDEV.S([.A233:.E233])" office:value-type="float" office:value="6.30079360080935" calcext:value-type="float">
            <text:p>6.30079360080935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4:.E234])" office:value-type="float" office:value="9" calcext:value-type="float">
            <text:p>9.00</text:p>
          </table:table-cell>
          <table:table-cell table:style-name="ce12" table:formula="of:=COM.MICROSOFT.STDEV.S([.A234:.E234])" office:value-type="float" office:value="6.04152298679729" calcext:value-type="float">
            <text:p>6.04152298679729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5:.E235])" office:value-type="float" office:value="8.4" calcext:value-type="float">
            <text:p>8.40</text:p>
          </table:table-cell>
          <table:table-cell table:style-name="ce12" table:formula="of:=COM.MICROSOFT.STDEV.S([.A235:.E235])" office:value-type="float" office:value="6.65582451691749" calcext:value-type="float">
            <text:p>6.65582451691749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6:.E236])" office:value-type="float" office:value="8" calcext:value-type="float">
            <text:p>8.00</text:p>
          </table:table-cell>
          <table:table-cell table:style-name="ce12" table:formula="of:=COM.MICROSOFT.STDEV.S([.A236:.E236])" office:value-type="float" office:value="6.81909084849293" calcext:value-type="float">
            <text:p>6.81909084849293</text:p>
          </table:table-cell>
          <table:table-cell table:number-columns-repeated="1016"/>
        </table:table-row>
        <table:table-row table:style-name="ro3">
          <table:table-cell table:style-name="ce49" table:formula="of:=[.C$3]" office:value-type="float" office:value="18" calcext:value-type="float">
            <text:p>18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37:.E237])" office:value-type="float" office:value="7" calcext:value-type="float">
            <text:p>7.00</text:p>
          </table:table-cell>
          <table:table-cell table:style-name="ce12" table:formula="of:=COM.MICROSOFT.STDEV.S([.A237:.E237])" office:value-type="float" office:value="6.44204936336256" calcext:value-type="float">
            <text:p>6.44204936336256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/>
          <table:table-cell table:style-name="ce50" table:formula="of:=AVERAGE([.A238:.E238])" office:value-type="float" office:value="10.6" calcext:value-type="float">
            <text:p>10.60</text:p>
          </table:table-cell>
          <table:table-cell table:style-name="ce12" table:formula="of:=COM.MICROSOFT.STDEV.S([.A238:.E238])" office:value-type="float" office:value="4.50555213042752" calcext:value-type="float">
            <text:p>4.50555213042752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39:.E239])" office:value-type="float" office:value="10" calcext:value-type="float">
            <text:p>10.00</text:p>
          </table:table-cell>
          <table:table-cell table:style-name="ce12" table:formula="of:=COM.MICROSOFT.STDEV.S([.A239:.E239])" office:value-type="float" office:value="5.52268050859363" calcext:value-type="float">
            <text:p>5.52268050859363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0:.E240])" office:value-type="float" office:value="10.2" calcext:value-type="float">
            <text:p>10.20</text:p>
          </table:table-cell>
          <table:table-cell table:style-name="ce12" table:formula="of:=COM.MICROSOFT.STDEV.S([.A240:.E240])" office:value-type="float" office:value="5.16720427310553" calcext:value-type="float">
            <text:p>5.16720427310553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41:.E241])" office:value-type="float" office:value="9.6" calcext:value-type="float">
            <text:p>9.60</text:p>
          </table:table-cell>
          <table:table-cell table:style-name="ce12" table:formula="of:=COM.MICROSOFT.STDEV.S([.A241:.E241])" office:value-type="float" office:value="5.85662018573853" calcext:value-type="float">
            <text:p>5.85662018573853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2:.E242])" office:value-type="float" office:value="9.8" calcext:value-type="float">
            <text:p>9.80</text:p>
          </table:table-cell>
          <table:table-cell table:style-name="ce12" table:formula="of:=COM.MICROSOFT.STDEV.S([.A242:.E242])" office:value-type="float" office:value="5.54075807087803" calcext:value-type="float">
            <text:p>5.54075807087803</text:p>
          </table:table-cell>
          <table:table-cell table:number-columns-repeated="1016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3:.E243])" office:value-type="float" office:value="9.2" calcext:value-type="float">
            <text:p>9.20</text:p>
          </table:table-cell>
          <table:table-cell table:style-name="ce12" table:formula="of:=COM.MICROSOFT.STDEV.S([.A243:.E243])" office:value-type="float" office:value="6.30079360080935" calcext:value-type="float">
            <text:p>6.30079360080935</text:p>
          </table:table-cell>
          <table:table-cell table:number-columns-repeated="4"/>
          <table:table-cell table:style-name="ce64" office:value-type="string" calcext:value-type="string">
            <text:p>19.0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44:.E244])" office:value-type="float" office:value="8.6" calcext:value-type="float">
            <text:p>8.60</text:p>
          </table:table-cell>
          <table:table-cell table:style-name="ce12" table:formula="of:=COM.MICROSOFT.STDEV.S([.A244:.E244])" office:value-type="float" office:value="5.7706152185014" calcext:value-type="float">
            <text:p>5.7706152185014</text:p>
          </table:table-cell>
          <table:table-cell table:number-columns-repeated="4"/>
          <table:table-cell table:style-name="ce64" office:value-type="string" calcext:value-type="string">
            <text:p>18.8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5:.E245])" office:value-type="float" office:value="8.8" calcext:value-type="float">
            <text:p>8.80</text:p>
          </table:table-cell>
          <table:table-cell table:style-name="ce12" table:formula="of:=COM.MICROSOFT.STDEV.S([.A245:.E245])" office:value-type="float" office:value="5.49545266561363" calcext:value-type="float">
            <text:p>5.49545266561363</text:p>
          </table:table-cell>
          <table:table-cell table:number-columns-repeated="2"/>
          <table:table-cell table:style-name="ce15" table:formula="of:=COMBIN(10;5)" office:value-type="float" office:value="252" calcext:value-type="float">
            <text:p>252</text:p>
          </table:table-cell>
          <table:table-cell/>
          <table:table-cell table:style-name="ce64" office:value-type="string" calcext:value-type="string">
            <text:p>17.8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6:.E246])" office:value-type="float" office:value="8.2" calcext:value-type="float">
            <text:p>8.20</text:p>
          </table:table-cell>
          <table:table-cell table:style-name="ce12" table:formula="of:=COM.MICROSOFT.STDEV.S([.A246:.E246])" office:value-type="float" office:value="6.1400325732035" calcext:value-type="float">
            <text:p>6.1400325732035</text:p>
          </table:table-cell>
          <table:table-cell table:number-columns-repeated="4"/>
          <table:table-cell table:style-name="ce64" office:value-type="string" calcext:value-type="string">
            <text:p>17.4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7:.E247])" office:value-type="float" office:value="7.8" calcext:value-type="float">
            <text:p>7.80</text:p>
          </table:table-cell>
          <table:table-cell table:style-name="ce12" table:formula="of:=COM.MICROSOFT.STDEV.S([.A247:.E247])" office:value-type="float" office:value="6.30079360080935" calcext:value-type="float">
            <text:p>6.30079360080935</text:p>
          </table:table-cell>
          <table:table-cell table:number-columns-repeated="4"/>
          <table:table-cell table:style-name="ce64" office:value-type="string" calcext:value-type="string">
            <text:p>16.8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48:.E248])" office:value-type="float" office:value="8.4" calcext:value-type="float">
            <text:p>8.40</text:p>
          </table:table-cell>
          <table:table-cell table:style-name="ce12" table:formula="of:=COM.MICROSOFT.STDEV.S([.A248:.E248])" office:value-type="float" office:value="5.59464029227975" calcext:value-type="float">
            <text:p>5.59464029227975</text:p>
          </table:table-cell>
          <table:table-cell table:number-columns-repeated="4"/>
          <table:table-cell table:style-name="ce64" office:value-type="string" calcext:value-type="string">
            <text:p>17.0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49:.E249])" office:value-type="float" office:value="8.6" calcext:value-type="float">
            <text:p>8.60</text:p>
          </table:table-cell>
          <table:table-cell table:style-name="ce12" table:formula="of:=COM.MICROSOFT.STDEV.S([.A249:.E249])" office:value-type="float" office:value="5.31977443130815" calcext:value-type="float">
            <text:p>5.31977443130815</text:p>
          </table:table-cell>
          <table:table-cell table:number-columns-repeated="4"/>
          <table:table-cell table:style-name="ce64" office:value-type="string" calcext:value-type="string">
            <text:p>18.2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50:.E250])" office:value-type="float" office:value="8" calcext:value-type="float">
            <text:p>8.00</text:p>
          </table:table-cell>
          <table:table-cell table:style-name="ce12" table:formula="of:=COM.MICROSOFT.STDEV.S([.A250:.E250])" office:value-type="float" office:value="5.95818764390649" calcext:value-type="float">
            <text:p>5.95818764390649</text:p>
          </table:table-cell>
          <table:table-cell table:number-columns-repeated="4"/>
          <table:table-cell table:style-name="ce64" office:value-type="string" calcext:value-type="string">
            <text:p>17.2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51:.E251])" office:value-type="float" office:value="7.6" calcext:value-type="float">
            <text:p>7.60</text:p>
          </table:table-cell>
          <table:table-cell table:style-name="ce12" table:formula="of:=COM.MICROSOFT.STDEV.S([.A251:.E251])" office:value-type="float" office:value="6.10737259384099" calcext:value-type="float">
            <text:p>6.10737259384099</text:p>
          </table:table-cell>
          <table:table-cell table:number-columns-repeated="4"/>
          <table:table-cell table:style-name="ce64" office:value-type="string" calcext:value-type="string">
            <text:p>16.80</text:p>
          </table:table-cell>
          <table:table-cell table:number-columns-repeated="1011"/>
        </table:table-row>
        <table:table-row table:style-name="ro3">
          <table:table-cell table:style-name="ce49" table:formula="of:=[.D$3]" office:value-type="float" office:value="16" calcext:value-type="float">
            <text:p>16</text:p>
          </table:table-cell>
          <table:table-cell table:style-name="ce49" table:formula="of:=[.G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52:.E252])" office:value-type="float" office:value="6.6" calcext:value-type="float">
            <text:p>6.60</text:p>
          </table:table-cell>
          <table:table-cell table:style-name="ce12" table:formula="of:=COM.MICROSOFT.STDEV.S([.A252:.E252])" office:value-type="float" office:value="5.59464029227975" calcext:value-type="float">
            <text:p>5.59464029227975</text:p>
          </table:table-cell>
          <table:table-cell table:number-columns-repeated="4"/>
          <table:table-cell table:style-name="ce64" office:value-type="string" calcext:value-type="string">
            <text:p>16.20</text:p>
          </table:table-cell>
          <table:table-cell table:number-columns-repeated="1011"/>
        </table:table-row>
        <table:table-row table:style-name="ro3"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/>
          <table:table-cell table:style-name="ce50" table:formula="of:=AVERAGE([.A253:.E253])" office:value-type="float" office:value="7.8" calcext:value-type="float">
            <text:p>7.80</text:p>
          </table:table-cell>
          <table:table-cell table:style-name="ce12" table:formula="of:=COM.MICROSOFT.STDEV.S([.A253:.E253])" office:value-type="float" office:value="4.65832587954085" calcext:value-type="float">
            <text:p>4.65832587954085</text:p>
          </table:table-cell>
          <table:table-cell table:number-columns-repeated="4"/>
          <table:table-cell table:style-name="ce64" office:value-type="string" calcext:value-type="string">
            <text:p>16.40</text:p>
          </table:table-cell>
          <table:table-cell table:number-columns-repeated="1011"/>
        </table:table-row>
        <table:table-row table:style-name="ro3"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3]" office:value-type="float" office:value="5" calcext:value-type="float">
            <text:p>5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54:.E254])" office:value-type="float" office:value="8" calcext:value-type="float">
            <text:p>8.00</text:p>
          </table:table-cell>
          <table:table-cell table:style-name="ce12" table:formula="of:=COM.MICROSOFT.STDEV.S([.A254:.E254])" office:value-type="float" office:value="4.35889894354067" calcext:value-type="float">
            <text:p>4.35889894354067</text:p>
          </table:table-cell>
          <table:table-cell table:number-columns-repeated="4"/>
          <table:table-cell table:style-name="ce64" office:value-type="string" calcext:value-type="string">
            <text:p>17.00</text:p>
          </table:table-cell>
          <table:table-cell table:number-columns-repeated="1011"/>
        </table:table-row>
        <table:table-row table:style-name="ro3"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3]" office:value-type="float" office:value="3" calcext:value-type="float">
            <text:p>3</text:p>
          </table:table-cell>
          <table:table-cell/>
          <table:table-cell table:style-name="ce50" table:formula="of:=AVERAGE([.A255:.E255])" office:value-type="float" office:value="7.4" calcext:value-type="float">
            <text:p>7.40</text:p>
          </table:table-cell>
          <table:table-cell table:style-name="ce12" table:formula="of:=COM.MICROSOFT.STDEV.S([.A255:.E255])" office:value-type="float" office:value="5.02991053598372" calcext:value-type="float">
            <text:p>5.02991053598372</text:p>
          </table:table-cell>
          <table:table-cell table:number-columns-repeated="4"/>
          <table:table-cell table:style-name="ce64" office:value-type="string" calcext:value-type="string">
            <text:p>16.60</text:p>
          </table:table-cell>
          <table:table-cell table:number-columns-repeated="1011"/>
        </table:table-row>
        <table:table-row table:style-name="ro3"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F$3]" office:value-type="float" office:value="12" calcext:value-type="float">
            <text:p>12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$3]" office:value-type="float" office:value="3" calcext:value-type="float">
            <text:p>3</text:p>
          </table:table-cell>
          <table:table-cell/>
          <table:table-cell table:style-name="ce50" table:formula="of:=AVERAGE([.A256:.E256])" office:value-type="float" office:value="7" calcext:value-type="float">
            <text:p>7.00</text:p>
          </table:table-cell>
          <table:table-cell table:style-name="ce12" table:formula="of:=COM.MICROSOFT.STDEV.S([.A256:.E256])" office:value-type="float" office:value="5.1478150704935" calcext:value-type="float">
            <text:p>5.1478150704935</text:p>
          </table:table-cell>
          <table:table-cell table:number-columns-repeated="4"/>
          <table:table-cell table:style-name="ce64" office:value-type="string" calcext:value-type="string">
            <text:p>16.00</text:p>
          </table:table-cell>
          <table:table-cell table:number-columns-repeated="1011"/>
        </table:table-row>
        <table:table-row table:style-name="ro3">
          <table:table-cell table:style-name="ce49" table:formula="of:=[.E$3]" office:value-type="float" office:value="13" calcext:value-type="float">
            <text:p>13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$3]" office:value-type="float" office:value="3" calcext:value-type="float">
            <text:p>3</text:p>
          </table:table-cell>
          <table:table-cell/>
          <table:table-cell table:style-name="ce50" table:formula="of:=AVERAGE([.A257:.E257])" office:value-type="float" office:value="6" calcext:value-type="float">
            <text:p>6.00</text:p>
          </table:table-cell>
          <table:table-cell table:style-name="ce12" table:formula="of:=COM.MICROSOFT.STDEV.S([.A257:.E257])" office:value-type="float" office:value="4.35889894354067" calcext:value-type="float">
            <text:p>4.35889894354067</text:p>
          </table:table-cell>
          <table:table-cell table:number-columns-repeated="4"/>
          <table:table-cell table:style-name="ce64" office:value-type="string" calcext:value-type="string">
            <text:p>16.20</text:p>
          </table:table-cell>
          <table:table-cell table:number-columns-repeated="1011"/>
        </table:table-row>
        <table:table-row table:style-name="ro3">
          <table:table-cell table:style-name="ce49" table:formula="of:=[.F3]" office:value-type="float" office:value="12" calcext:value-type="float">
            <text:p>12</text:p>
          </table:table-cell>
          <table:table-cell table:style-name="ce49" table:formula="of:=[.G$3]" office:value-type="float" office:value="7" calcext:value-type="float">
            <text:p>7</text:p>
          </table:table-cell>
          <table:table-cell table:style-name="ce49" table:formula="of:=[.H$3]" office:value-type="float" office:value="5" calcext:value-type="float">
            <text:p>5</text:p>
          </table:table-cell>
          <table:table-cell table:style-name="ce49" table:formula="of:=[.I3]" office:value-type="float" office:value="2" calcext:value-type="float">
            <text:p>2</text:p>
          </table:table-cell>
          <table:table-cell table:style-name="ce49" table:formula="of:=[.J$3]" office:value-type="float" office:value="3" calcext:value-type="float">
            <text:p>3</text:p>
          </table:table-cell>
          <table:table-cell/>
          <table:table-cell table:style-name="ce50" table:formula="of:=AVERAGE([.A258:.E258])" office:value-type="float" office:value="5.8" calcext:value-type="float">
            <text:p>5.80</text:p>
          </table:table-cell>
          <table:table-cell table:style-name="ce12" table:formula="of:=COM.MICROSOFT.STDEV.S([.A258:.E258])" office:value-type="float" office:value="3.96232255123179" calcext:value-type="float">
            <text:p>3.96232255123179</text:p>
          </table:table-cell>
          <table:table-cell table:number-columns-repeated="4"/>
          <table:table-cell table:style-name="ce64" office:value-type="string" calcext:value-type="string">
            <text:p>15.6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0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2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4.8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7.8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6.8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6.4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8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6.0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6.6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6.2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6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80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2" table:number-columns-repeated="2"/>
          <table:table-cell table:number-columns-repeated="4"/>
          <table:table-cell table:style-name="ce64" office:value-type="string" calcext:value-type="string">
            <text:p>15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6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6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6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5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4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3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2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1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10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9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2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6.6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8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8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4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7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6.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64" office:value-type="string" calcext:value-type="string">
            <text:p>5.80</text:p>
          </table:table-cell>
          <table:table-cell table:number-columns-repeated="1011"/>
        </table:table-row>
        <table:table-row table:style-name="ro3" table:number-rows-repeated="50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StealthEnd_20_5" draw:display-name="msArrowStealthEnd 5" svg:viewBox="0 0 300 300" svg:d="M150 0l150 300-150-120-150 1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ostragem_20_com_20_repos._20_N_3d_4_2c__20_n_3d_2" style:display-name="PageStyle_Amostragem com repos. N=4, n=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ostragem_20_com_20_repos._20_N_3d_5_2c__20_n_3d_3" style:display-name="PageStyle_Amostragem com repos. N=5, n=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ostragem_20_sem_20_repos._20_N_3d_4_2c__20_n_3d_2" style:display-name="PageStyle_Amostragem sem repos. N=4, n=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ostragem_20_sem_20_repos._20_N_3d_5_2c__20_n_3d_3" style:display-name="PageStyle_Amostragem sem repos. N=5, n=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ostragem_20_sem_20_repos._20_N_3d_10_2c__20_n_3d_5" style:display-name="PageStyle_Amostragem sem repos. N=10, n=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073" meta:object-count="3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52cm" svg:height="8.017cm" xlink:href=".." xlink:type="simple" chart:class="chart:bar" chart:style-name="ch1">
        <chart:plot-area chart:style-name="ch2" table:cell-range-address="'Amostragem com repos. N=4, n=2'.F33:'Amostragem com repos. N=4, n=2'.G39" chart:data-source-has-labels="both" svg:x="0.27cm" svg:y="0.16cm" svg:width="12.98cm" svg:height="7.697cm">
          <chartooo:coordinate-region svg:x="0.917cm" svg:y="0.16cm" svg:width="12.333cm" svg:height="5.584cm"/>
          <chart:axis chart:dimension="x" chart:name="primary-x" chart:style-name="ch3" chartooo:axis-type="text">
            <chart:categories table:cell-range-address="'Amostragem com repos. N=4, n=2'.F33:'Amostragem com repos. N=4, n=2'.F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mostragem com repos. N=4, n=2'.G33:'Amostragem com repos. N=4, n=2'.G39" loext:label-string="&quot;Frequência&quot;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</text:p>
              </table:table-cell>
            </table:table-row>
          </table:table-header-rows>
          <table:table-rows>
            <table:table-row>
              <table:table-cell office:value-type="float" office:value="37.62613646">
                <text:p>37.62613646</text:p>
                <draw:g>
                  <svg:desc>'Amostragem com repos. N=4, n=2'.F33:'Amostragem com repos. N=4, n=2'.F39</svg:desc>
                </draw:g>
              </table:table-cell>
              <table:table-cell office:value-type="float" office:value="0">
                <text:p>0</text:p>
                <draw:g>
                  <svg:desc>'Amostragem com repos. N=4, n=2'.G33:'Amostragem com repos. N=4, n=2'.G39</svg:desc>
                </draw:g>
              </table:table-cell>
            </table:table-row>
            <table:table-row>
              <table:table-cell office:value-type="float" office:value="39.91742431">
                <text:p>39.9174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20871215">
                <text:p>42.2087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.79128785">
                <text:p>46.791287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.08257569">
                <text:p>49.08257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.37386354">
                <text:p>51.373863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3.494cm" svg:height="5.53cm" xlink:href=".." xlink:type="simple" chart:class="chart:bar" chart:style-name="ch1">
        <chart:legend chart:legend-position="end" svg:x="11.998cm" svg:y="0.474cm" style:legend-expansion="high" chart:style-name="ch2"/>
        <chart:plot-area chart:style-name="ch3" table:cell-range-address="'Amostragem com repos. N=5, n=3'.J42:'Amostragem com repos. N=5, n=3'.K50" chart:data-source-has-labels="both" svg:x="1.329cm" svg:y="0.11cm" svg:width="10.4cm" svg:height="4.28cm">
          <chartooo:coordinate-region svg:x="1.95cm" svg:y="0.309cm" svg:width="9.779cm" svg:height="3.434cm"/>
          <chart:axis chart:dimension="x" chart:name="primary-x" chart:style-name="ch4" chartooo:axis-type="text">
            <chart:title svg:x="5.988cm" svg:y="4.501cm" chart:style-name="ch5">
              <text:p>Bloco</text:p>
            </chart:title>
            <chart:categories table:cell-range-address="'Amostragem com repos. N=5, n=3'.J42:'Amostragem com repos. N=5, n=3'.J50"/>
          </chart:axis>
          <chart:axis chart:dimension="y" chart:name="primary-y" chart:style-name="ch6">
            <chart:title svg:x="0.451cm" svg:y="3.227cm" chart:style-name="ch7">
              <text:p>Freqüência</text:p>
            </chart:title>
          </chart:axis>
          <chart:series chart:style-name="ch8" chart:values-cell-range-address="'Amostragem com repos. N=5, n=3'.K42:'Amostragem com repos. N=5, n=3'.K50" loext:label-string="&quot;Freqüência&quot;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üência</text:p>
              </table:table-cell>
            </table:table-row>
          </table:table-header-rows>
          <table:table-rows>
            <table:table-row>
              <table:table-cell office:value-type="float" office:value="1.2">
                <text:p>1.2</text:p>
                <draw:g>
                  <svg:desc>'Amostragem com repos. N=5, n=3'.J42:'Amostragem com repos. N=5, n=3'.J50</svg:desc>
                </draw:g>
              </table:table-cell>
              <table:table-cell office:value-type="float" office:value="1">
                <text:p>1</text:p>
                <draw:g>
                  <svg:desc>'Amostragem com repos. N=5, n=3'.K42:'Amostragem com repos. N=5, n=3'.K50</svg:desc>
                </draw:g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19.05cm" svg:height="12.409cm" xlink:href=".." xlink:type="simple" chart:class="chart:bar" chart:style-name="ch1">
        <chart:legend chart:legend-position="end" svg:x="17.554cm" svg:y="2.917cm" style:legend-expansion="high" chart:style-name="ch2"/>
        <chart:plot-area chart:style-name="ch3" table:cell-range-address="'Amostragem com repos. N=5, n=3'.I56:'Amostragem com repos. N=5, n=3'.J68" chart:data-source-has-labels="both" svg:x="1.441cm" svg:y="0.248cm" svg:width="15.732cm" svg:height="10.883cm">
          <chartooo:coordinate-region svg:x="2.062cm" svg:y="0.447cm" svg:width="15.111cm" svg:height="10.037cm"/>
          <chart:axis chart:dimension="x" chart:name="primary-x" chart:style-name="ch4" chartooo:axis-type="text">
            <chart:title svg:x="8.766cm" svg:y="11.38cm" chart:style-name="ch5">
              <text:p>Bloco</text:p>
            </chart:title>
            <chart:categories table:cell-range-address="'Amostragem com repos. N=5, n=3'.I56:'Amostragem com repos. N=5, n=3'.I68"/>
          </chart:axis>
          <chart:axis chart:dimension="y" chart:name="primary-y" chart:style-name="ch6">
            <chart:title svg:x="0.451cm" svg:y="6.666cm" chart:style-name="ch7">
              <text:p>Freqüência</text:p>
            </chart:title>
          </chart:axis>
          <chart:series chart:style-name="ch8" chart:values-cell-range-address="'Amostragem com repos. N=5, n=3'.J56:'Amostragem com repos. N=5, n=3'.J68" loext:label-string="&quot;Freqüência&quot;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üência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Amostragem com repos. N=5, n=3'.I56:'Amostragem com repos. N=5, n=3'.I68</svg:desc>
                </draw:g>
              </table:table-cell>
              <table:table-cell office:value-type="float" office:value="1">
                <text:p>1</text:p>
                <draw:g>
                  <svg:desc>'Amostragem com repos. N=5, n=3'.J56:'Amostragem com repos. N=5, n=3'.J6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